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0.6445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Creation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5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" table:number-columns-repeated="1009"/>
        </table:table-row>
        <table:table-row table:style-name="ro2">
          <table:table-cell table:style-name="ce2" table:number-columns-repeated="3"/>
          <table:table-cell table:style-name="ce2" office:value-type="string">
            <text:p>Curve Fit the Following Data with and without Noise for these 3 Functions</text:p>
          </table:table-cell>
          <table:table-cell table:style-name="ce2" table:number-columns-repeated="1020"/>
        </table:table-row>
        <table:table-row table:style-name="ro1">
          <table:table-cell table:style-name="ce1"/>
          <table:table-cell table:style-name="ce3" table:number-columns-repeated="14"/>
          <table:table-cell table:style-name="ce1" table:number-columns-repeated="1009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Coefficient</text:p>
          </table:table-cell>
          <table:table-cell table:style-name="ce3" office:value-type="string">
            <text:p>Function Y1</text:p>
          </table:table-cell>
          <table:table-cell table:style-name="ce3" table:number-columns-repeated="2"/>
          <table:table-cell table:style-name="ce3" office:value-type="string">
            <text:p>Coefficient</text:p>
          </table:table-cell>
          <table:table-cell table:style-name="ce3" office:value-type="string">
            <text:p>Function Y2</text:p>
          </table:table-cell>
          <table:table-cell table:style-name="ce3" table:number-columns-repeated="4"/>
          <table:table-cell table:style-name="ce3" office:value-type="string">
            <text:p>Coefficient</text:p>
          </table:table-cell>
          <table:table-cell table:style-name="ce3" office:value-type="string">
            <text:p>Function Y3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14"/>
          <table:table-cell table:style-name="ce1" table:number-columns-repeated="1009"/>
        </table:table-row>
        <table:table-row table:style-name="ro1">
          <table:table-cell table:style-name="ce1"/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X^1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X^2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 office:value-type="string">
            <text:p>X^2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X^0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X^1</text:p>
          </table:table-cell>
          <table:table-cell table:style-name="ce3" table:number-columns-repeated="4"/>
          <table:table-cell table:style-name="ce3" office:value-type="float" office:value="7">
            <text:p>7</text:p>
          </table:table-cell>
          <table:table-cell table:style-name="ce3" office:value-type="string">
            <text:p>X*log2(X)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5"/>
          <table:table-cell table:style-name="ce3" office:value-type="float" office:value="5">
            <text:p>5</text:p>
          </table:table-cell>
          <table:table-cell table:style-name="ce3" office:value-type="string">
            <text:p>X^0</text:p>
          </table:table-cell>
          <table:table-cell table:style-name="ce3" table:number-columns-repeated="4"/>
          <table:table-cell table:style-name="ce3" office:value-type="float" office:value="8">
            <text:p>8</text:p>
          </table:table-cell>
          <table:table-cell table:style-name="ce3" office:value-type="string">
            <text:p>X^1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11"/>
          <table:table-cell table:style-name="ce3" office:value-type="float" office:value="9">
            <text:p>9</text:p>
          </table:table-cell>
          <table:table-cell table:style-name="ce3" office:value-type="string">
            <text:p>X^(1/2)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11"/>
          <table:table-cell table:style-name="ce3" office:value-type="float" office:value="10">
            <text:p>10</text:p>
          </table:table-cell>
          <table:table-cell table:style-name="ce3" office:value-type="string">
            <text:p>log2(x)</text:p>
          </table:table-cell>
          <table:table-cell table:style-name="ce3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11"/>
          <table:table-cell table:style-name="ce3" office:value-type="float" office:value="11">
            <text:p>11</text:p>
          </table:table-cell>
          <table:table-cell table:style-name="ce3" office:value-type="string">
            <text:p>X^0</text:p>
          </table:table-cell>
          <table:table-cell table:style-name="ce3"/>
          <table:table-cell table:style-name="ce1" table:number-columns-repeated="1009"/>
        </table:table-row>
        <table:table-row table:style-name="ro1" table:number-rows-repeated="3">
          <table:table-cell table:style-name="ce1"/>
          <table:table-cell table:style-name="ce3" table:number-columns-repeated="14"/>
          <table:table-cell table:style-name="ce1" table:number-columns-repeated="1009"/>
        </table:table-row>
        <table:table-row table:style-name="ro1">
          <table:table-cell table:style-name="ce1"/>
          <table:table-cell table:style-name="ce3" table:number-columns-repeated="9"/>
          <table:table-cell table:style-name="ce3" office:value-type="string">
            <text:p>Y1</text:p>
          </table:table-cell>
          <table:table-cell table:style-name="ce3"/>
          <table:table-cell table:style-name="ce3" office:value-type="string">
            <text:p>Y2</text:p>
          </table:table-cell>
          <table:table-cell table:style-name="ce3"/>
          <table:table-cell table:style-name="ce3" office:value-type="string">
            <text:p>Y3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3" office:value-type="string">
            <text:p>Data Points</text:p>
          </table:table-cell>
          <table:table-cell table:style-name="ce3" office:value-type="string">
            <text:p>Noise+-1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log2(X)</text:p>
          </table:table-cell>
          <table:table-cell table:style-name="ce3" office:value-type="string">
            <text:p>X^(1/2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log2X</text:p>
          </table:table-cell>
          <table:table-cell table:style-name="ce3" office:value-type="string">
            <text:p>X^2</text:p>
          </table:table-cell>
          <table:table-cell table:style-name="ce3" office:value-type="string">
            <text:p>Y1</text:p>
          </table:table-cell>
          <table:table-cell table:style-name="ce3" office:value-type="string">
            <text:p>with Noise</text:p>
          </table:table-cell>
          <table:table-cell table:style-name="ce3" office:value-type="string">
            <text:p>Y2</text:p>
          </table:table-cell>
          <table:table-cell table:style-name="ce3" office:value-type="string">
            <text:p>with Noise</text:p>
          </table:table-cell>
          <table:table-cell table:style-name="ce3" office:value-type="string">
            <text:p>Y3</text:p>
          </table:table-cell>
          <table:table-cell table:style-name="ce3" office:value-type="string">
            <text:p>with Noise</text:p>
          </table:table-cell>
          <table:table-cell table:style-name="ce1"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table:formula="of:=RAND()*50-25" office:value-type="float" office:value="4.65124782640487">
            <text:p>4.65</text:p>
          </table:table-cell>
          <table:table-cell table:style-name="ce6" office:value-type="float" office:value="1">
            <text:p>1.00</text:p>
          </table:table-cell>
          <table:table-cell table:style-name="ce5" table:formula="of:=LOG([.G17])/LOG(2)" office:value-type="float" office:value="3.32192809488736">
            <text:p>3.32</text:p>
          </table:table-cell>
          <table:table-cell table:style-name="ce5" table:formula="of:=[.G17]^(0.5)" office:value-type="float" office:value="3.16227766016838">
            <text:p>3.16</text:p>
          </table:table-cell>
          <table:table-cell table:style-name="ce5" office:value-type="float" office:value="10">
            <text:p>10.00</text:p>
          </table:table-cell>
          <table:table-cell table:style-name="ce5" table:formula="of:=[.G17]*[.E17]" office:value-type="float" office:value="33.2192809488736">
            <text:p>33.22</text:p>
          </table:table-cell>
          <table:table-cell table:style-name="ce5" table:formula="of:=[.G17]*[.G17]" office:value-type="float" office:value="100">
            <text:p>100.00</text:p>
          </table:table-cell>
          <table:table-cell table:style-name="ce5" table:formula="of:=[.$C$6]*[.G17]+[.$C$7]" office:value-type="float" office:value="12">
            <text:p>12.00</text:p>
          </table:table-cell>
          <table:table-cell table:style-name="ce5" table:formula="of:=[.$C$6]*[.G17]+[.$C$7]*[.D17]+[.C17]" office:value-type="float" office:value="16.6512478264049">
            <text:p>16.65</text:p>
          </table:table-cell>
          <table:table-cell table:style-name="ce5" table:formula="of:=[.$G$6]*[.I17]+[.$G$7]*[.G17]+[.$G$8]" office:value-type="float" office:value="345">
            <text:p>345.00</text:p>
          </table:table-cell>
          <table:table-cell table:style-name="ce5" table:formula="of:=[.$G$6]*[.I17]+[.$G$7]*[.G17]+[.$G$8]*[.D17]+2000*[.C17]" office:value-type="float" office:value="9647.49565280974">
            <text:p>9647.50</text:p>
          </table:table-cell>
          <table:table-cell table:style-name="ce5" table:formula="of:=[.$M$6]*[.I17]+[.$M$7]*[.H17]+[.$M$8]*[.G17]+[.$M$9]*[.F17]+[.$M$10]*[.E17]+[.$M$11]" office:value-type="float" office:value="985.214746532505">
            <text:p>985.21</text:p>
          </table:table-cell>
          <table:table-cell table:style-name="ce5" table:formula="of:=[.N17]+[.C17]" office:value-type="float" office:value="989.865994358909">
            <text:p>989.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table:formula="of:=RAND()*50-25" office:value-type="float" office:value="-20.0506131979637">
            <text:p>-20.05</text:p>
          </table:table-cell>
          <table:table-cell table:style-name="ce6" office:value-type="float" office:value="1">
            <text:p>1.00</text:p>
          </table:table-cell>
          <table:table-cell table:style-name="ce5" table:formula="of:=LOG([.G18])/LOG(2)" office:value-type="float" office:value="4.32192809488736">
            <text:p>4.32</text:p>
          </table:table-cell>
          <table:table-cell table:style-name="ce5" table:formula="of:=[.G18]^(0.5)" office:value-type="float" office:value="4.47213595499958">
            <text:p>4.47</text:p>
          </table:table-cell>
          <table:table-cell table:style-name="ce5" office:value-type="float" office:value="20">
            <text:p>20.00</text:p>
          </table:table-cell>
          <table:table-cell table:style-name="ce5" table:formula="of:=[.G18]*[.E18]" office:value-type="float" office:value="86.4385618977473">
            <text:p>86.44</text:p>
          </table:table-cell>
          <table:table-cell table:style-name="ce5" table:formula="of:=[.G18]*[.G18]" office:value-type="float" office:value="400">
            <text:p>400.00</text:p>
          </table:table-cell>
          <table:table-cell table:style-name="ce5" table:formula="of:=[.$C$6]*[.G18]+[.$C$7]" office:value-type="float" office:value="22">
            <text:p>22.00</text:p>
          </table:table-cell>
          <table:table-cell table:style-name="ce5" table:formula="of:=[.$C$6]*[.G18]+[.$C$7]*[.D18]+[.C18]" office:value-type="float" office:value="1.94938680203632">
            <text:p>1.95</text:p>
          </table:table-cell>
          <table:table-cell table:style-name="ce5" table:formula="of:=[.$G$6]*[.I18]+[.$G$7]*[.G18]+[.$G$8]" office:value-type="float" office:value="1285">
            <text:p>1285.00</text:p>
          </table:table-cell>
          <table:table-cell table:style-name="ce5" table:formula="of:=[.$G$6]*[.I18]+[.$G$7]*[.G18]+[.$G$8]*[.D18]+2000*[.C18]" office:value-type="float" office:value="-38816.2263959274">
            <text:p>-38816.23</text:p>
          </table:table-cell>
          <table:table-cell table:style-name="ce5" table:formula="of:=[.$M$6]*[.I18]+[.$M$7]*[.H18]+[.$M$8]*[.G18]+[.$M$9]*[.F18]+[.$M$10]*[.E18]+[.$M$11]" office:value-type="float" office:value="3259.5384378281">
            <text:p>3259.54</text:p>
          </table:table-cell>
          <table:table-cell table:style-name="ce5" table:formula="of:=[.N18]+[.C18]" office:value-type="float" office:value="3239.48782463014">
            <text:p>3239.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table:formula="of:=RAND()*50-25" office:value-type="float" office:value="-1.73137993551791">
            <text:p>-1.73</text:p>
          </table:table-cell>
          <table:table-cell table:style-name="ce6" office:value-type="float" office:value="1">
            <text:p>1.00</text:p>
          </table:table-cell>
          <table:table-cell table:style-name="ce5" table:formula="of:=LOG([.G19])/LOG(2)" office:value-type="float" office:value="4.90689059560852">
            <text:p>4.91</text:p>
          </table:table-cell>
          <table:table-cell table:style-name="ce5" table:formula="of:=[.G19]^(0.5)" office:value-type="float" office:value="5.47722557505166">
            <text:p>5.48</text:p>
          </table:table-cell>
          <table:table-cell table:style-name="ce5" office:value-type="float" office:value="30">
            <text:p>30.00</text:p>
          </table:table-cell>
          <table:table-cell table:style-name="ce5" table:formula="of:=[.G19]*[.E19]" office:value-type="float" office:value="147.206717868256">
            <text:p>147.21</text:p>
          </table:table-cell>
          <table:table-cell table:style-name="ce5" table:formula="of:=[.G19]*[.G19]" office:value-type="float" office:value="900">
            <text:p>900.00</text:p>
          </table:table-cell>
          <table:table-cell table:style-name="ce5" table:formula="of:=[.$C$6]*[.G19]+[.$C$7]" office:value-type="float" office:value="32">
            <text:p>32.00</text:p>
          </table:table-cell>
          <table:table-cell table:style-name="ce5" table:formula="of:=[.$C$6]*[.G19]+[.$C$7]*[.D19]+[.C19]" office:value-type="float" office:value="30.2686200644821">
            <text:p>30.27</text:p>
          </table:table-cell>
          <table:table-cell table:style-name="ce5" table:formula="of:=[.$G$6]*[.I19]+[.$G$7]*[.G19]+[.$G$8]" office:value-type="float" office:value="2825">
            <text:p>2825.00</text:p>
          </table:table-cell>
          <table:table-cell table:style-name="ce5" table:formula="of:=[.$G$6]*[.I19]+[.$G$7]*[.G19]+[.$G$8]*[.D19]+2000*[.C19]" office:value-type="float" office:value="-637.759871035814">
            <text:p>-637.76</text:p>
          </table:table-cell>
          <table:table-cell table:style-name="ce5" table:formula="of:=[.$M$6]*[.I19]+[.$M$7]*[.H19]+[.$M$8]*[.G19]+[.$M$9]*[.F19]+[.$M$10]*[.E19]+[.$M$11]" office:value-type="float" office:value="6779.81096120934">
            <text:p>6779.81</text:p>
          </table:table-cell>
          <table:table-cell table:style-name="ce5" table:formula="of:=[.N19]+[.C19]" office:value-type="float" office:value="6778.07958127382">
            <text:p>6778.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5" table:formula="of:=RAND()*50-25" office:value-type="float" office:value="22.1807345747948">
            <text:p>22.18</text:p>
          </table:table-cell>
          <table:table-cell table:style-name="ce6" office:value-type="float" office:value="1">
            <text:p>1.00</text:p>
          </table:table-cell>
          <table:table-cell table:style-name="ce5" table:formula="of:=LOG([.G20])/LOG(2)" office:value-type="float" office:value="5.32192809488736">
            <text:p>5.32</text:p>
          </table:table-cell>
          <table:table-cell table:style-name="ce5" table:formula="of:=[.G20]^(0.5)" office:value-type="float" office:value="6.32455532033676">
            <text:p>6.32</text:p>
          </table:table-cell>
          <table:table-cell table:style-name="ce5" office:value-type="float" office:value="40">
            <text:p>40.00</text:p>
          </table:table-cell>
          <table:table-cell table:style-name="ce5" table:formula="of:=[.G20]*[.E20]" office:value-type="float" office:value="212.877123795494">
            <text:p>212.88</text:p>
          </table:table-cell>
          <table:table-cell table:style-name="ce5" table:formula="of:=[.G20]*[.G20]" office:value-type="float" office:value="1600">
            <text:p>1600.00</text:p>
          </table:table-cell>
          <table:table-cell table:style-name="ce5" table:formula="of:=[.$C$6]*[.G20]+[.$C$7]" office:value-type="float" office:value="42">
            <text:p>42.00</text:p>
          </table:table-cell>
          <table:table-cell table:style-name="ce5" table:formula="of:=[.$C$6]*[.G20]+[.$C$7]*[.D20]+[.C20]" office:value-type="float" office:value="64.1807345747948">
            <text:p>64.18</text:p>
          </table:table-cell>
          <table:table-cell table:style-name="ce5" table:formula="of:=[.$G$6]*[.I20]+[.$G$7]*[.G20]+[.$G$8]" office:value-type="float" office:value="4965">
            <text:p>4965.00</text:p>
          </table:table-cell>
          <table:table-cell table:style-name="ce5" table:formula="of:=[.$G$6]*[.I20]+[.$G$7]*[.G20]+[.$G$8]*[.D20]+2000*[.C20]" office:value-type="float" office:value="49326.4691495895">
            <text:p>49326.47</text:p>
          </table:table-cell>
          <table:table-cell table:style-name="ce5" table:formula="of:=[.$M$6]*[.I20]+[.$M$7]*[.H20]+[.$M$8]*[.G20]+[.$M$9]*[.F20]+[.$M$10]*[.E20]+[.$M$11]" office:value-type="float" office:value="11531.2801454004">
            <text:p>11531.28</text:p>
          </table:table-cell>
          <table:table-cell table:style-name="ce5" table:formula="of:=[.N20]+[.C20]" office:value-type="float" office:value="11553.4608799752">
            <text:p>11553.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5" table:formula="of:=RAND()*50-25" office:value-type="float" office:value="-7.29286266723648">
            <text:p>-7.29</text:p>
          </table:table-cell>
          <table:table-cell table:style-name="ce6" office:value-type="float" office:value="1">
            <text:p>1.00</text:p>
          </table:table-cell>
          <table:table-cell table:style-name="ce5" table:formula="of:=LOG([.G21])/LOG(2)" office:value-type="float" office:value="5.64385618977472">
            <text:p>5.64</text:p>
          </table:table-cell>
          <table:table-cell table:style-name="ce5" table:formula="of:=[.G21]^(0.5)" office:value-type="float" office:value="7.07106781186548">
            <text:p>7.07</text:p>
          </table:table-cell>
          <table:table-cell table:style-name="ce5" office:value-type="float" office:value="50">
            <text:p>50.00</text:p>
          </table:table-cell>
          <table:table-cell table:style-name="ce5" table:formula="of:=[.G21]*[.E21]" office:value-type="float" office:value="282.192809488736">
            <text:p>282.19</text:p>
          </table:table-cell>
          <table:table-cell table:style-name="ce5" table:formula="of:=[.G21]*[.G21]" office:value-type="float" office:value="2500">
            <text:p>2500.00</text:p>
          </table:table-cell>
          <table:table-cell table:style-name="ce5" table:formula="of:=[.$C$6]*[.G21]+[.$C$7]" office:value-type="float" office:value="52">
            <text:p>52.00</text:p>
          </table:table-cell>
          <table:table-cell table:style-name="ce5" table:formula="of:=[.$C$6]*[.G21]+[.$C$7]*[.D21]+[.C21]" office:value-type="float" office:value="44.7071373327635">
            <text:p>44.71</text:p>
          </table:table-cell>
          <table:table-cell table:style-name="ce5" table:formula="of:=[.$G$6]*[.I21]+[.$G$7]*[.G21]+[.$G$8]" office:value-type="float" office:value="7705">
            <text:p>7705.00</text:p>
          </table:table-cell>
          <table:table-cell table:style-name="ce5" table:formula="of:=[.$G$6]*[.I21]+[.$G$7]*[.G21]+[.$G$8]*[.D21]+2000*[.C21]" office:value-type="float" office:value="-6880.72533447295">
            <text:p>-6880.73</text:p>
          </table:table-cell>
          <table:table-cell table:style-name="ce5" table:formula="of:=[.$M$6]*[.I21]+[.$M$7]*[.H21]+[.$M$8]*[.G21]+[.$M$9]*[.F21]+[.$M$10]*[.E21]+[.$M$11]" office:value-type="float" office:value="17506.4278386257">
            <text:p>17506.43</text:p>
          </table:table-cell>
          <table:table-cell table:style-name="ce5" table:formula="of:=[.N21]+[.C21]" office:value-type="float" office:value="17499.1349759585">
            <text:p>17499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table:formula="of:=RAND()*50-25" office:value-type="float" office:value="6.47782246815041">
            <text:p>6.48</text:p>
          </table:table-cell>
          <table:table-cell table:style-name="ce6" office:value-type="float" office:value="1">
            <text:p>1.00</text:p>
          </table:table-cell>
          <table:table-cell table:style-name="ce5" table:formula="of:=LOG([.G22])/LOG(2)" office:value-type="float" office:value="5.90689059560852">
            <text:p>5.91</text:p>
          </table:table-cell>
          <table:table-cell table:style-name="ce5" table:formula="of:=[.G22]^(0.5)" office:value-type="float" office:value="7.74596669241483">
            <text:p>7.75</text:p>
          </table:table-cell>
          <table:table-cell table:style-name="ce5" office:value-type="float" office:value="60">
            <text:p>60.00</text:p>
          </table:table-cell>
          <table:table-cell table:style-name="ce5" table:formula="of:=[.G22]*[.E22]" office:value-type="float" office:value="354.413435736511">
            <text:p>354.41</text:p>
          </table:table-cell>
          <table:table-cell table:style-name="ce5" table:formula="of:=[.G22]*[.G22]" office:value-type="float" office:value="3600">
            <text:p>3600.00</text:p>
          </table:table-cell>
          <table:table-cell table:style-name="ce5" table:formula="of:=[.$C$6]*[.G22]+[.$C$7]" office:value-type="float" office:value="62">
            <text:p>62.00</text:p>
          </table:table-cell>
          <table:table-cell table:style-name="ce5" table:formula="of:=[.$C$6]*[.G22]+[.$C$7]*[.D22]+[.C22]" office:value-type="float" office:value="68.4778224681504">
            <text:p>68.48</text:p>
          </table:table-cell>
          <table:table-cell table:style-name="ce5" table:formula="of:=[.$G$6]*[.I22]+[.$G$7]*[.G22]+[.$G$8]" office:value-type="float" office:value="11045">
            <text:p>11045.00</text:p>
          </table:table-cell>
          <table:table-cell table:style-name="ce5" table:formula="of:=[.$G$6]*[.I22]+[.$G$7]*[.G22]+[.$G$8]*[.D22]+2000*[.C22]" office:value-type="float" office:value="24000.6449363008">
            <text:p>24000.64</text:p>
          </table:table-cell>
          <table:table-cell table:style-name="ce5" table:formula="of:=[.$M$6]*[.I22]+[.$M$7]*[.H22]+[.$M$8]*[.G22]+[.$M$9]*[.F22]+[.$M$10]*[.E22]+[.$M$11]" office:value-type="float" office:value="24700.6766563434">
            <text:p>24700.68</text:p>
          </table:table-cell>
          <table:table-cell table:style-name="ce5" table:formula="of:=[.N22]+[.C22]" office:value-type="float" office:value="24707.1544788115">
            <text:p>24707.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5" table:formula="of:=RAND()*50-25" office:value-type="float" office:value="-3.65162866655737">
            <text:p>-3.65</text:p>
          </table:table-cell>
          <table:table-cell table:style-name="ce6" office:value-type="float" office:value="1">
            <text:p>1.00</text:p>
          </table:table-cell>
          <table:table-cell table:style-name="ce5" table:formula="of:=LOG([.G23])/LOG(2)" office:value-type="float" office:value="6.12928301694497">
            <text:p>6.13</text:p>
          </table:table-cell>
          <table:table-cell table:style-name="ce5" table:formula="of:=[.G23]^(0.5)" office:value-type="float" office:value="8.36660026534076">
            <text:p>8.37</text:p>
          </table:table-cell>
          <table:table-cell table:style-name="ce5" office:value-type="float" office:value="70">
            <text:p>70.00</text:p>
          </table:table-cell>
          <table:table-cell table:style-name="ce5" table:formula="of:=[.G23]*[.E23]" office:value-type="float" office:value="429.049811186148">
            <text:p>429.05</text:p>
          </table:table-cell>
          <table:table-cell table:style-name="ce5" table:formula="of:=[.G23]*[.G23]" office:value-type="float" office:value="4900">
            <text:p>4900.00</text:p>
          </table:table-cell>
          <table:table-cell table:style-name="ce5" table:formula="of:=[.$C$6]*[.G23]+[.$C$7]" office:value-type="float" office:value="72">
            <text:p>72.00</text:p>
          </table:table-cell>
          <table:table-cell table:style-name="ce5" table:formula="of:=[.$C$6]*[.G23]+[.$C$7]*[.D23]+[.C23]" office:value-type="float" office:value="68.3483713334426">
            <text:p>68.35</text:p>
          </table:table-cell>
          <table:table-cell table:style-name="ce5" table:formula="of:=[.$G$6]*[.I23]+[.$G$7]*[.G23]+[.$G$8]" office:value-type="float" office:value="14985">
            <text:p>14985.00</text:p>
          </table:table-cell>
          <table:table-cell table:style-name="ce5" table:formula="of:=[.$G$6]*[.I23]+[.$G$7]*[.G23]+[.$G$8]*[.D23]+2000*[.C23]" office:value-type="float" office:value="7681.74266688526">
            <text:p>7681.74</text:p>
          </table:table-cell>
          <table:table-cell table:style-name="ce5" table:formula="of:=[.$M$6]*[.I23]+[.$M$7]*[.H23]+[.$M$8]*[.G23]+[.$M$9]*[.F23]+[.$M$10]*[.E23]+[.$M$11]" office:value-type="float" office:value="33110.9409108606">
            <text:p>33110.94</text:p>
          </table:table-cell>
          <table:table-cell table:style-name="ce5" table:formula="of:=[.N23]+[.C23]" office:value-type="float" office:value="33107.289282194">
            <text:p>33107.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5" table:formula="of:=RAND()*50-25" office:value-type="float" office:value="-4.28570464719087">
            <text:p>-4.29</text:p>
          </table:table-cell>
          <table:table-cell table:style-name="ce6" office:value-type="float" office:value="1">
            <text:p>1.00</text:p>
          </table:table-cell>
          <table:table-cell table:style-name="ce5" table:formula="of:=LOG([.G24])/LOG(2)" office:value-type="float" office:value="6.32192809488736">
            <text:p>6.32</text:p>
          </table:table-cell>
          <table:table-cell table:style-name="ce5" table:formula="of:=[.G24]^(0.5)" office:value-type="float" office:value="8.94427190999916">
            <text:p>8.94</text:p>
          </table:table-cell>
          <table:table-cell table:style-name="ce5" office:value-type="float" office:value="80">
            <text:p>80.00</text:p>
          </table:table-cell>
          <table:table-cell table:style-name="ce5" table:formula="of:=[.G24]*[.E24]" office:value-type="float" office:value="505.754247590989">
            <text:p>505.75</text:p>
          </table:table-cell>
          <table:table-cell table:style-name="ce5" table:formula="of:=[.G24]*[.G24]" office:value-type="float" office:value="6400">
            <text:p>6400.00</text:p>
          </table:table-cell>
          <table:table-cell table:style-name="ce5" table:formula="of:=[.$C$6]*[.G24]+[.$C$7]" office:value-type="float" office:value="82">
            <text:p>82.00</text:p>
          </table:table-cell>
          <table:table-cell table:style-name="ce5" table:formula="of:=[.$C$6]*[.G24]+[.$C$7]*[.D24]+[.C24]" office:value-type="float" office:value="77.7142953528091">
            <text:p>77.71</text:p>
          </table:table-cell>
          <table:table-cell table:style-name="ce5" table:formula="of:=[.$G$6]*[.I24]+[.$G$7]*[.G24]+[.$G$8]" office:value-type="float" office:value="19525">
            <text:p>19525.00</text:p>
          </table:table-cell>
          <table:table-cell table:style-name="ce5" table:formula="of:=[.$G$6]*[.I24]+[.$G$7]*[.G24]+[.$G$8]*[.D24]+2000*[.C24]" office:value-type="float" office:value="10953.5907056183">
            <text:p>10953.59</text:p>
          </table:table-cell>
          <table:table-cell table:style-name="ce5" table:formula="of:=[.$M$6]*[.I24]+[.$M$7]*[.H24]+[.$M$8]*[.G24]+[.$M$9]*[.F24]+[.$M$10]*[.E24]+[.$M$11]" office:value-type="float" office:value="42734.9974612758">
            <text:p>42735.00</text:p>
          </table:table-cell>
          <table:table-cell table:style-name="ce5" table:formula="of:=[.N24]+[.C24]" office:value-type="float" office:value="42730.7117566286">
            <text:p>42730.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5" table:formula="of:=RAND()*50-25" office:value-type="float" office:value="-4.32604788802564">
            <text:p>-4.33</text:p>
          </table:table-cell>
          <table:table-cell table:style-name="ce6" office:value-type="float" office:value="1">
            <text:p>1.00</text:p>
          </table:table-cell>
          <table:table-cell table:style-name="ce5" table:formula="of:=LOG([.G25])/LOG(2)" office:value-type="float" office:value="6.49185309632968">
            <text:p>6.49</text:p>
          </table:table-cell>
          <table:table-cell table:style-name="ce5" table:formula="of:=[.G25]^(0.5)" office:value-type="float" office:value="9.48683298050514">
            <text:p>9.49</text:p>
          </table:table-cell>
          <table:table-cell table:style-name="ce5" office:value-type="float" office:value="90">
            <text:p>90.00</text:p>
          </table:table-cell>
          <table:table-cell table:style-name="ce5" table:formula="of:=[.G25]*[.E25]" office:value-type="float" office:value="584.266778669671">
            <text:p>584.27</text:p>
          </table:table-cell>
          <table:table-cell table:style-name="ce5" table:formula="of:=[.G25]*[.G25]" office:value-type="float" office:value="8100">
            <text:p>8100.00</text:p>
          </table:table-cell>
          <table:table-cell table:style-name="ce5" table:formula="of:=[.$C$6]*[.G25]+[.$C$7]" office:value-type="float" office:value="92">
            <text:p>92.00</text:p>
          </table:table-cell>
          <table:table-cell table:style-name="ce5" table:formula="of:=[.$C$6]*[.G25]+[.$C$7]*[.D25]+[.C25]" office:value-type="float" office:value="87.6739521119744">
            <text:p>87.67</text:p>
          </table:table-cell>
          <table:table-cell table:style-name="ce5" table:formula="of:=[.$G$6]*[.I25]+[.$G$7]*[.G25]+[.$G$8]" office:value-type="float" office:value="24665">
            <text:p>24665.00</text:p>
          </table:table-cell>
          <table:table-cell table:style-name="ce5" table:formula="of:=[.$G$6]*[.I25]+[.$G$7]*[.G25]+[.$G$8]*[.D25]+2000*[.C25]" office:value-type="float" office:value="16012.9042239487">
            <text:p>16012.90</text:p>
          </table:table-cell>
          <table:table-cell table:style-name="ce5" table:formula="of:=[.$M$6]*[.I25]+[.$M$7]*[.H25]+[.$M$8]*[.G25]+[.$M$9]*[.F25]+[.$M$10]*[.E25]+[.$M$11]" office:value-type="float" office:value="53571.1674784755">
            <text:p>53571.17</text:p>
          </table:table-cell>
          <table:table-cell table:style-name="ce5" table:formula="of:=[.N25]+[.C25]" office:value-type="float" office:value="53566.8414305875">
            <text:p>53566.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5" table:formula="of:=RAND()*50-25" office:value-type="float" office:value="-17.5048234406859">
            <text:p>-17.50</text:p>
          </table:table-cell>
          <table:table-cell table:style-name="ce6" office:value-type="float" office:value="1">
            <text:p>1.00</text:p>
          </table:table-cell>
          <table:table-cell table:style-name="ce5" table:formula="of:=LOG([.G26])/LOG(2)" office:value-type="float" office:value="6.64385618977473">
            <text:p>6.64</text:p>
          </table:table-cell>
          <table:table-cell table:style-name="ce5" table:formula="of:=[.G26]^(0.5)" office:value-type="float" office:value="10">
            <text:p>10.00</text:p>
          </table:table-cell>
          <table:table-cell table:style-name="ce5" office:value-type="float" office:value="100">
            <text:p>100.00</text:p>
          </table:table-cell>
          <table:table-cell table:style-name="ce5" table:formula="of:=[.G26]*[.E26]" office:value-type="float" office:value="664.385618977473">
            <text:p>664.39</text:p>
          </table:table-cell>
          <table:table-cell table:style-name="ce5" table:formula="of:=[.G26]*[.G26]" office:value-type="float" office:value="10000">
            <text:p>10000.00</text:p>
          </table:table-cell>
          <table:table-cell table:style-name="ce5" table:formula="of:=[.$C$6]*[.G26]+[.$C$7]" office:value-type="float" office:value="102">
            <text:p>102.00</text:p>
          </table:table-cell>
          <table:table-cell table:style-name="ce5" table:formula="of:=[.$C$6]*[.G26]+[.$C$7]*[.D26]+[.C26]" office:value-type="float" office:value="84.4951765593141">
            <text:p>84.50</text:p>
          </table:table-cell>
          <table:table-cell table:style-name="ce5" table:formula="of:=[.$G$6]*[.I26]+[.$G$7]*[.G26]+[.$G$8]" office:value-type="float" office:value="30405">
            <text:p>30405.00</text:p>
          </table:table-cell>
          <table:table-cell table:style-name="ce5" table:formula="of:=[.$G$6]*[.I26]+[.$G$7]*[.G26]+[.$G$8]*[.D26]+2000*[.C26]" office:value-type="float" office:value="-4604.64688137174">
            <text:p>-4604.65</text:p>
          </table:table-cell>
          <table:table-cell table:style-name="ce5" table:formula="of:=[.$M$6]*[.I26]+[.$M$7]*[.H26]+[.$M$8]*[.G26]+[.$M$9]*[.F26]+[.$M$10]*[.E26]+[.$M$11]" office:value-type="float" office:value="65618.1378947401">
            <text:p>65618.14</text:p>
          </table:table-cell>
          <table:table-cell table:style-name="ce5" table:formula="of:=[.N26]+[.C26]" office:value-type="float" office:value="65600.6330712994">
            <text:p>65600.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5" table:formula="of:=RAND()*50-25" office:value-type="float" office:value="3.28109168913215">
            <text:p>3.28</text:p>
          </table:table-cell>
          <table:table-cell table:style-name="ce6" office:value-type="float" office:value="1">
            <text:p>1.00</text:p>
          </table:table-cell>
          <table:table-cell table:style-name="ce5" table:formula="of:=LOG([.G27])/LOG(2)" office:value-type="float" office:value="6.78135971352466">
            <text:p>6.78</text:p>
          </table:table-cell>
          <table:table-cell table:style-name="ce5" table:formula="of:=[.G27]^(0.5)" office:value-type="float" office:value="10.4880884817015">
            <text:p>10.49</text:p>
          </table:table-cell>
          <table:table-cell table:style-name="ce5" office:value-type="float" office:value="110">
            <text:p>110.00</text:p>
          </table:table-cell>
          <table:table-cell table:style-name="ce5" table:formula="of:=[.G27]*[.E27]" office:value-type="float" office:value="745.949568487713">
            <text:p>745.95</text:p>
          </table:table-cell>
          <table:table-cell table:style-name="ce5" table:formula="of:=[.G27]*[.G27]" office:value-type="float" office:value="12100">
            <text:p>12100.00</text:p>
          </table:table-cell>
          <table:table-cell table:style-name="ce5" table:formula="of:=[.$C$6]*[.G27]+[.$C$7]" office:value-type="float" office:value="112">
            <text:p>112.00</text:p>
          </table:table-cell>
          <table:table-cell table:style-name="ce5" table:formula="of:=[.$C$6]*[.G27]+[.$C$7]*[.D27]+[.C27]" office:value-type="float" office:value="115.281091689132">
            <text:p>115.28</text:p>
          </table:table-cell>
          <table:table-cell table:style-name="ce5" table:formula="of:=[.$G$6]*[.I27]+[.$G$7]*[.G27]+[.$G$8]" office:value-type="float" office:value="36745">
            <text:p>36745.00</text:p>
          </table:table-cell>
          <table:table-cell table:style-name="ce5" table:formula="of:=[.$G$6]*[.I27]+[.$G$7]*[.G27]+[.$G$8]*[.D27]+2000*[.C27]" office:value-type="float" office:value="43307.1833782643">
            <text:p>43307.18</text:p>
          </table:table-cell>
          <table:table-cell table:style-name="ce5" table:formula="of:=[.$M$6]*[.I27]+[.$M$7]*[.H27]+[.$M$8]*[.G27]+[.$M$9]*[.F27]+[.$M$10]*[.E27]+[.$M$11]" office:value-type="float" office:value="78874.8533728846">
            <text:p>78874.85</text:p>
          </table:table-cell>
          <table:table-cell table:style-name="ce5" table:formula="of:=[.N27]+[.C27]" office:value-type="float" office:value="78878.1344645737">
            <text:p>78878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5" table:formula="of:=RAND()*50-25" office:value-type="float" office:value="-17.1425681328401">
            <text:p>-17.14</text:p>
          </table:table-cell>
          <table:table-cell table:style-name="ce6" office:value-type="float" office:value="1">
            <text:p>1.00</text:p>
          </table:table-cell>
          <table:table-cell table:style-name="ce5" table:formula="of:=LOG([.G28])/LOG(2)" office:value-type="float" office:value="6.90689059560852">
            <text:p>6.91</text:p>
          </table:table-cell>
          <table:table-cell table:style-name="ce5" table:formula="of:=[.G28]^(0.5)" office:value-type="float" office:value="10.9544511501033">
            <text:p>10.95</text:p>
          </table:table-cell>
          <table:table-cell table:style-name="ce5" office:value-type="float" office:value="120">
            <text:p>120.00</text:p>
          </table:table-cell>
          <table:table-cell table:style-name="ce5" table:formula="of:=[.G28]*[.E28]" office:value-type="float" office:value="828.826871473022">
            <text:p>828.83</text:p>
          </table:table-cell>
          <table:table-cell table:style-name="ce5" table:formula="of:=[.G28]*[.G28]" office:value-type="float" office:value="14400">
            <text:p>14400.00</text:p>
          </table:table-cell>
          <table:table-cell table:style-name="ce5" table:formula="of:=[.$C$6]*[.G28]+[.$C$7]" office:value-type="float" office:value="122">
            <text:p>122.00</text:p>
          </table:table-cell>
          <table:table-cell table:style-name="ce5" table:formula="of:=[.$C$6]*[.G28]+[.$C$7]*[.D28]+[.C28]" office:value-type="float" office:value="104.85743186716">
            <text:p>104.86</text:p>
          </table:table-cell>
          <table:table-cell table:style-name="ce5" table:formula="of:=[.$G$6]*[.I28]+[.$G$7]*[.G28]+[.$G$8]" office:value-type="float" office:value="43685">
            <text:p>43685.00</text:p>
          </table:table-cell>
          <table:table-cell table:style-name="ce5" table:formula="of:=[.$G$6]*[.I28]+[.$G$7]*[.G28]+[.$G$8]*[.D28]+2000*[.C28]" office:value-type="float" office:value="9399.86373431981">
            <text:p>9399.86</text:p>
          </table:table-cell>
          <table:table-cell table:style-name="ce5" table:formula="of:=[.$M$6]*[.I28]+[.$M$7]*[.H28]+[.$M$8]*[.G28]+[.$M$9]*[.F28]+[.$M$10]*[.E28]+[.$M$11]" office:value-type="float" office:value="93340.4470666182">
            <text:p>93340.45</text:p>
          </table:table-cell>
          <table:table-cell table:style-name="ce5" table:formula="of:=[.N28]+[.C28]" office:value-type="float" office:value="93323.3044984853">
            <text:p>93323.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5" table:formula="of:=RAND()*50-25" office:value-type="float" office:value="15.6641217530705">
            <text:p>15.66</text:p>
          </table:table-cell>
          <table:table-cell table:style-name="ce6" office:value-type="float" office:value="1">
            <text:p>1.00</text:p>
          </table:table-cell>
          <table:table-cell table:style-name="ce5" table:formula="of:=LOG([.G29])/LOG(2)" office:value-type="float" office:value="7.02236781302846">
            <text:p>7.02</text:p>
          </table:table-cell>
          <table:table-cell table:style-name="ce5" table:formula="of:=[.G29]^(0.5)" office:value-type="float" office:value="11.4017542509914">
            <text:p>11.40</text:p>
          </table:table-cell>
          <table:table-cell table:style-name="ce5" office:value-type="float" office:value="130">
            <text:p>130.00</text:p>
          </table:table-cell>
          <table:table-cell table:style-name="ce5" table:formula="of:=[.G29]*[.E29]" office:value-type="float" office:value="912.907815693699">
            <text:p>912.91</text:p>
          </table:table-cell>
          <table:table-cell table:style-name="ce5" table:formula="of:=[.G29]*[.G29]" office:value-type="float" office:value="16900">
            <text:p>16900.00</text:p>
          </table:table-cell>
          <table:table-cell table:style-name="ce5" table:formula="of:=[.$C$6]*[.G29]+[.$C$7]" office:value-type="float" office:value="132">
            <text:p>132.00</text:p>
          </table:table-cell>
          <table:table-cell table:style-name="ce5" table:formula="of:=[.$C$6]*[.G29]+[.$C$7]*[.D29]+[.C29]" office:value-type="float" office:value="147.664121753071">
            <text:p>147.66</text:p>
          </table:table-cell>
          <table:table-cell table:style-name="ce5" table:formula="of:=[.$G$6]*[.I29]+[.$G$7]*[.G29]+[.$G$8]" office:value-type="float" office:value="51225">
            <text:p>51225.00</text:p>
          </table:table-cell>
          <table:table-cell table:style-name="ce5" table:formula="of:=[.$G$6]*[.I29]+[.$G$7]*[.G29]+[.$G$8]*[.D29]+2000*[.C29]" office:value-type="float" office:value="82553.243506141">
            <text:p>82553.24</text:p>
          </table:table-cell>
          <table:table-cell table:style-name="ce5" table:formula="of:=[.$M$6]*[.I29]+[.$M$7]*[.H29]+[.$M$8]*[.G29]+[.$M$9]*[.F29]+[.$M$10]*[.E29]+[.$M$11]" office:value-type="float" office:value="109014.194176245">
            <text:p>109014.19</text:p>
          </table:table-cell>
          <table:table-cell table:style-name="ce5" table:formula="of:=[.N29]+[.C29]" office:value-type="float" office:value="109029.858297998">
            <text:p>109029.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5" table:formula="of:=RAND()*50-25" office:value-type="float" office:value="-5.4057692643255">
            <text:p>-5.41</text:p>
          </table:table-cell>
          <table:table-cell table:style-name="ce6" office:value-type="float" office:value="1">
            <text:p>1.00</text:p>
          </table:table-cell>
          <table:table-cell table:style-name="ce5" table:formula="of:=LOG([.G30])/LOG(2)" office:value-type="float" office:value="7.12928301694497">
            <text:p>7.13</text:p>
          </table:table-cell>
          <table:table-cell table:style-name="ce5" table:formula="of:=[.G30]^(0.5)" office:value-type="float" office:value="11.8321595661992">
            <text:p>11.83</text:p>
          </table:table-cell>
          <table:table-cell table:style-name="ce5" office:value-type="float" office:value="140">
            <text:p>140.00</text:p>
          </table:table-cell>
          <table:table-cell table:style-name="ce5" table:formula="of:=[.G30]*[.E30]" office:value-type="float" office:value="998.099622372295">
            <text:p>998.10</text:p>
          </table:table-cell>
          <table:table-cell table:style-name="ce5" table:formula="of:=[.G30]*[.G30]" office:value-type="float" office:value="19600">
            <text:p>19600.00</text:p>
          </table:table-cell>
          <table:table-cell table:style-name="ce5" table:formula="of:=[.$C$6]*[.G30]+[.$C$7]" office:value-type="float" office:value="142">
            <text:p>142.00</text:p>
          </table:table-cell>
          <table:table-cell table:style-name="ce5" table:formula="of:=[.$C$6]*[.G30]+[.$C$7]*[.D30]+[.C30]" office:value-type="float" office:value="136.594230735675">
            <text:p>136.59</text:p>
          </table:table-cell>
          <table:table-cell table:style-name="ce5" table:formula="of:=[.$G$6]*[.I30]+[.$G$7]*[.G30]+[.$G$8]" office:value-type="float" office:value="59365">
            <text:p>59365.00</text:p>
          </table:table-cell>
          <table:table-cell table:style-name="ce5" table:formula="of:=[.$G$6]*[.I30]+[.$G$7]*[.G30]+[.$G$8]*[.D30]+2000*[.C30]" office:value-type="float" office:value="48553.461471349">
            <text:p>48553.46</text:p>
          </table:table-cell>
          <table:table-cell table:style-name="ce5" table:formula="of:=[.$M$6]*[.I30]+[.$M$7]*[.H30]+[.$M$8]*[.G30]+[.$M$9]*[.F30]+[.$M$10]*[.E30]+[.$M$11]" office:value-type="float" office:value="125895.479622871">
            <text:p>125895.48</text:p>
          </table:table-cell>
          <table:table-cell table:style-name="ce5" table:formula="of:=[.N30]+[.C30]" office:value-type="float" office:value="125890.073853607">
            <text:p>125890.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table:formula="of:=RAND()*50-25" office:value-type="float" office:value="15.694618364796">
            <text:p>15.69</text:p>
          </table:table-cell>
          <table:table-cell table:style-name="ce6" office:value-type="float" office:value="1">
            <text:p>1.00</text:p>
          </table:table-cell>
          <table:table-cell table:style-name="ce5" table:formula="of:=LOG([.G31])/LOG(2)" office:value-type="float" office:value="7.22881869049588">
            <text:p>7.23</text:p>
          </table:table-cell>
          <table:table-cell table:style-name="ce5" table:formula="of:=[.G31]^(0.5)" office:value-type="float" office:value="12.2474487139159">
            <text:p>12.25</text:p>
          </table:table-cell>
          <table:table-cell table:style-name="ce5" office:value-type="float" office:value="150">
            <text:p>150.00</text:p>
          </table:table-cell>
          <table:table-cell table:style-name="ce5" table:formula="of:=[.G31]*[.E31]" office:value-type="float" office:value="1084.32280357438">
            <text:p>1084.32</text:p>
          </table:table-cell>
          <table:table-cell table:style-name="ce5" table:formula="of:=[.G31]*[.G31]" office:value-type="float" office:value="22500">
            <text:p>22500.00</text:p>
          </table:table-cell>
          <table:table-cell table:style-name="ce5" table:formula="of:=[.$C$6]*[.G31]+[.$C$7]" office:value-type="float" office:value="152">
            <text:p>152.00</text:p>
          </table:table-cell>
          <table:table-cell table:style-name="ce5" table:formula="of:=[.$C$6]*[.G31]+[.$C$7]*[.D31]+[.C31]" office:value-type="float" office:value="167.694618364796">
            <text:p>167.69</text:p>
          </table:table-cell>
          <table:table-cell table:style-name="ce5" table:formula="of:=[.$G$6]*[.I31]+[.$G$7]*[.G31]+[.$G$8]" office:value-type="float" office:value="68105">
            <text:p>68105.00</text:p>
          </table:table-cell>
          <table:table-cell table:style-name="ce5" table:formula="of:=[.$G$6]*[.I31]+[.$G$7]*[.G31]+[.$G$8]*[.D31]+2000*[.C31]" office:value-type="float" office:value="99494.2367295921">
            <text:p>99494.24</text:p>
          </table:table-cell>
          <table:table-cell table:style-name="ce5" table:formula="of:=[.$M$6]*[.I31]+[.$M$7]*[.H31]+[.$M$8]*[.G31]+[.$M$9]*[.F31]+[.$M$10]*[.E31]+[.$M$11]" office:value-type="float" office:value="143983.774850351">
            <text:p>143983.77</text:p>
          </table:table-cell>
          <table:table-cell table:style-name="ce5" table:formula="of:=[.N31]+[.C31]" office:value-type="float" office:value="143999.469468716">
            <text:p>143999.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5" table:formula="of:=RAND()*50-25" office:value-type="float" office:value="-18.9119582413696">
            <text:p>-18.91</text:p>
          </table:table-cell>
          <table:table-cell table:style-name="ce6" office:value-type="float" office:value="1">
            <text:p>1.00</text:p>
          </table:table-cell>
          <table:table-cell table:style-name="ce5" table:formula="of:=LOG([.G32])/LOG(2)" office:value-type="float" office:value="7.32192809488736">
            <text:p>7.32</text:p>
          </table:table-cell>
          <table:table-cell table:style-name="ce5" table:formula="of:=[.G32]^(0.5)" office:value-type="float" office:value="12.6491106406735">
            <text:p>12.65</text:p>
          </table:table-cell>
          <table:table-cell table:style-name="ce5" office:value-type="float" office:value="160">
            <text:p>160.00</text:p>
          </table:table-cell>
          <table:table-cell table:style-name="ce5" table:formula="of:=[.G32]*[.E32]" office:value-type="float" office:value="1171.50849518198">
            <text:p>1171.51</text:p>
          </table:table-cell>
          <table:table-cell table:style-name="ce5" table:formula="of:=[.G32]*[.G32]" office:value-type="float" office:value="25600">
            <text:p>25600.00</text:p>
          </table:table-cell>
          <table:table-cell table:style-name="ce5" table:formula="of:=[.$C$6]*[.G32]+[.$C$7]" office:value-type="float" office:value="162">
            <text:p>162.00</text:p>
          </table:table-cell>
          <table:table-cell table:style-name="ce5" table:formula="of:=[.$C$6]*[.G32]+[.$C$7]*[.D32]+[.C32]" office:value-type="float" office:value="143.08804175863">
            <text:p>143.09</text:p>
          </table:table-cell>
          <table:table-cell table:style-name="ce5" table:formula="of:=[.$G$6]*[.I32]+[.$G$7]*[.G32]+[.$G$8]" office:value-type="float" office:value="77445">
            <text:p>77445.00</text:p>
          </table:table-cell>
          <table:table-cell table:style-name="ce5" table:formula="of:=[.$G$6]*[.I32]+[.$G$7]*[.G32]+[.$G$8]*[.D32]+2000*[.C32]" office:value-type="float" office:value="39621.0835172608">
            <text:p>39621.08</text:p>
          </table:table-cell>
          <table:table-cell table:style-name="ce5" table:formula="of:=[.$M$6]*[.I32]+[.$M$7]*[.H32]+[.$M$8]*[.G32]+[.$M$9]*[.F32]+[.$M$10]*[.E32]+[.$M$11]" office:value-type="float" office:value="163278.620742989">
            <text:p>163278.62</text:p>
          </table:table-cell>
          <table:table-cell table:style-name="ce5" table:formula="of:=[.N32]+[.C32]" office:value-type="float" office:value="163259.708784747">
            <text:p>163259.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5" table:formula="of:=RAND()*50-25" office:value-type="float" office:value="20.0581076671369">
            <text:p>20.06</text:p>
          </table:table-cell>
          <table:table-cell table:style-name="ce6" office:value-type="float" office:value="1">
            <text:p>1.00</text:p>
          </table:table-cell>
          <table:table-cell table:style-name="ce5" table:formula="of:=LOG([.G33])/LOG(2)" office:value-type="float" office:value="7.4093909361377">
            <text:p>7.41</text:p>
          </table:table-cell>
          <table:table-cell table:style-name="ce5" table:formula="of:=[.G33]^(0.5)" office:value-type="float" office:value="13.0384048104053">
            <text:p>13.04</text:p>
          </table:table-cell>
          <table:table-cell table:style-name="ce5" office:value-type="float" office:value="170">
            <text:p>170.00</text:p>
          </table:table-cell>
          <table:table-cell table:style-name="ce5" table:formula="of:=[.G33]*[.E33]" office:value-type="float" office:value="1259.59645914341">
            <text:p>1259.60</text:p>
          </table:table-cell>
          <table:table-cell table:style-name="ce5" table:formula="of:=[.G33]*[.G33]" office:value-type="float" office:value="28900">
            <text:p>28900.00</text:p>
          </table:table-cell>
          <table:table-cell table:style-name="ce5" table:formula="of:=[.$C$6]*[.G33]+[.$C$7]" office:value-type="float" office:value="172">
            <text:p>172.00</text:p>
          </table:table-cell>
          <table:table-cell table:style-name="ce5" table:formula="of:=[.$C$6]*[.G33]+[.$C$7]*[.D33]+[.C33]" office:value-type="float" office:value="192.058107667137">
            <text:p>192.06</text:p>
          </table:table-cell>
          <table:table-cell table:style-name="ce5" table:formula="of:=[.$G$6]*[.I33]+[.$G$7]*[.G33]+[.$G$8]" office:value-type="float" office:value="87385">
            <text:p>87385.00</text:p>
          </table:table-cell>
          <table:table-cell table:style-name="ce5" table:formula="of:=[.$G$6]*[.I33]+[.$G$7]*[.G33]+[.$G$8]*[.D33]+2000*[.C33]" office:value-type="float" office:value="127501.215334274">
            <text:p>127501.22</text:p>
          </table:table-cell>
          <table:table-cell table:style-name="ce5" table:formula="of:=[.$M$6]*[.I33]+[.$M$7]*[.H33]+[.$M$8]*[.G33]+[.$M$9]*[.F33]+[.$M$10]*[.E33]+[.$M$11]" office:value-type="float" office:value="183779.614766659">
            <text:p>183779.61</text:p>
          </table:table-cell>
          <table:table-cell table:style-name="ce5" table:formula="of:=[.N33]+[.C33]" office:value-type="float" office:value="183799.672874326">
            <text:p>183799.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5" table:formula="of:=RAND()*50-25" office:value-type="float" office:value="23.0289840372279">
            <text:p>23.03</text:p>
          </table:table-cell>
          <table:table-cell table:style-name="ce6" office:value-type="float" office:value="1">
            <text:p>1.00</text:p>
          </table:table-cell>
          <table:table-cell table:style-name="ce5" table:formula="of:=LOG([.G34])/LOG(2)" office:value-type="float" office:value="7.49185309632968">
            <text:p>7.49</text:p>
          </table:table-cell>
          <table:table-cell table:style-name="ce5" table:formula="of:=[.G34]^(0.5)" office:value-type="float" office:value="13.4164078649987">
            <text:p>13.42</text:p>
          </table:table-cell>
          <table:table-cell table:style-name="ce5" office:value-type="float" office:value="180">
            <text:p>180.00</text:p>
          </table:table-cell>
          <table:table-cell table:style-name="ce5" table:formula="of:=[.G34]*[.E34]" office:value-type="float" office:value="1348.53355733934">
            <text:p>1348.53</text:p>
          </table:table-cell>
          <table:table-cell table:style-name="ce5" table:formula="of:=[.G34]*[.G34]" office:value-type="float" office:value="32400">
            <text:p>32400.00</text:p>
          </table:table-cell>
          <table:table-cell table:style-name="ce5" table:formula="of:=[.$C$6]*[.G34]+[.$C$7]" office:value-type="float" office:value="182">
            <text:p>182.00</text:p>
          </table:table-cell>
          <table:table-cell table:style-name="ce5" table:formula="of:=[.$C$6]*[.G34]+[.$C$7]*[.D34]+[.C34]" office:value-type="float" office:value="205.028984037228">
            <text:p>205.03</text:p>
          </table:table-cell>
          <table:table-cell table:style-name="ce5" table:formula="of:=[.$G$6]*[.I34]+[.$G$7]*[.G34]+[.$G$8]" office:value-type="float" office:value="97925">
            <text:p>97925.00</text:p>
          </table:table-cell>
          <table:table-cell table:style-name="ce5" table:formula="of:=[.$G$6]*[.I34]+[.$G$7]*[.G34]+[.$G$8]*[.D34]+2000*[.C34]" office:value-type="float" office:value="143982.968074456">
            <text:p>143982.97</text:p>
          </table:table-cell>
          <table:table-cell table:style-name="ce5" table:formula="of:=[.$M$6]*[.I34]+[.$M$7]*[.H34]+[.$M$8]*[.G34]+[.$M$9]*[.F34]+[.$M$10]*[.E34]+[.$M$11]" office:value-type="float" office:value="205486.401103124">
            <text:p>205486.40</text:p>
          </table:table-cell>
          <table:table-cell table:style-name="ce5" table:formula="of:=[.N34]+[.C34]" office:value-type="float" office:value="205509.430087161">
            <text:p>205509.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5" table:formula="of:=RAND()*50-25" office:value-type="float" office:value="-19.7815502877347">
            <text:p>-19.78</text:p>
          </table:table-cell>
          <table:table-cell table:style-name="ce6" office:value-type="float" office:value="1">
            <text:p>1.00</text:p>
          </table:table-cell>
          <table:table-cell table:style-name="ce5" table:formula="of:=LOG([.G35])/LOG(2)" office:value-type="float" office:value="7.56985560833095">
            <text:p>7.57</text:p>
          </table:table-cell>
          <table:table-cell table:style-name="ce5" table:formula="of:=[.G35]^(0.5)" office:value-type="float" office:value="13.7840487520902">
            <text:p>13.78</text:p>
          </table:table-cell>
          <table:table-cell table:style-name="ce5" office:value-type="float" office:value="190">
            <text:p>190.00</text:p>
          </table:table-cell>
          <table:table-cell table:style-name="ce5" table:formula="of:=[.G35]*[.E35]" office:value-type="float" office:value="1438.27256558288">
            <text:p>1438.27</text:p>
          </table:table-cell>
          <table:table-cell table:style-name="ce5" table:formula="of:=[.G35]*[.G35]" office:value-type="float" office:value="36100">
            <text:p>36100.00</text:p>
          </table:table-cell>
          <table:table-cell table:style-name="ce5" table:formula="of:=[.$C$6]*[.G35]+[.$C$7]" office:value-type="float" office:value="192">
            <text:p>192.00</text:p>
          </table:table-cell>
          <table:table-cell table:style-name="ce5" table:formula="of:=[.$C$6]*[.G35]+[.$C$7]*[.D35]+[.C35]" office:value-type="float" office:value="172.218449712265">
            <text:p>172.22</text:p>
          </table:table-cell>
          <table:table-cell table:style-name="ce5" table:formula="of:=[.$G$6]*[.I35]+[.$G$7]*[.G35]+[.$G$8]" office:value-type="float" office:value="109065">
            <text:p>109065.00</text:p>
          </table:table-cell>
          <table:table-cell table:style-name="ce5" table:formula="of:=[.$G$6]*[.I35]+[.$G$7]*[.G35]+[.$G$8]*[.D35]+2000*[.C35]" office:value-type="float" office:value="69501.8994245306">
            <text:p>69501.90</text:p>
          </table:table-cell>
          <table:table-cell table:style-name="ce5" table:formula="of:=[.$M$6]*[.I35]+[.$M$7]*[.H35]+[.$M$8]*[.G35]+[.$M$9]*[.F35]+[.$M$10]*[.E35]+[.$M$11]" office:value-type="float" office:value="228398.662953932">
            <text:p>228398.66</text:p>
          </table:table-cell>
          <table:table-cell table:style-name="ce5" table:formula="of:=[.N35]+[.C35]" office:value-type="float" office:value="228378.881403645">
            <text:p>228378.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5" table:formula="of:=RAND()*50-25" office:value-type="float" office:value="23.4177538543008">
            <text:p>23.42</text:p>
          </table:table-cell>
          <table:table-cell table:style-name="ce6" office:value-type="float" office:value="1">
            <text:p>1.00</text:p>
          </table:table-cell>
          <table:table-cell table:style-name="ce5" table:formula="of:=LOG([.G36])/LOG(2)" office:value-type="float" office:value="7.64385618977472">
            <text:p>7.64</text:p>
          </table:table-cell>
          <table:table-cell table:style-name="ce5" table:formula="of:=[.G36]^(0.5)" office:value-type="float" office:value="14.142135623731">
            <text:p>14.14</text:p>
          </table:table-cell>
          <table:table-cell table:style-name="ce5" office:value-type="float" office:value="200">
            <text:p>200.00</text:p>
          </table:table-cell>
          <table:table-cell table:style-name="ce5" table:formula="of:=[.G36]*[.E36]" office:value-type="float" office:value="1528.77123795494">
            <text:p>1528.77</text:p>
          </table:table-cell>
          <table:table-cell table:style-name="ce5" table:formula="of:=[.G36]*[.G36]" office:value-type="float" office:value="40000">
            <text:p>40000.00</text:p>
          </table:table-cell>
          <table:table-cell table:style-name="ce5" table:formula="of:=[.$C$6]*[.G36]+[.$C$7]" office:value-type="float" office:value="202">
            <text:p>202.00</text:p>
          </table:table-cell>
          <table:table-cell table:style-name="ce5" table:formula="of:=[.$C$6]*[.G36]+[.$C$7]*[.D36]+[.C36]" office:value-type="float" office:value="225.417753854301">
            <text:p>225.42</text:p>
          </table:table-cell>
          <table:table-cell table:style-name="ce5" table:formula="of:=[.$G$6]*[.I36]+[.$G$7]*[.G36]+[.$G$8]" office:value-type="float" office:value="120805">
            <text:p>120805.00</text:p>
          </table:table-cell>
          <table:table-cell table:style-name="ce5" table:formula="of:=[.$G$6]*[.I36]+[.$G$7]*[.G36]+[.$G$8]*[.D36]+2000*[.C36]" office:value-type="float" office:value="167640.507708602">
            <text:p>167640.51</text:p>
          </table:table-cell>
          <table:table-cell table:style-name="ce5" table:formula="of:=[.$M$6]*[.I36]+[.$M$7]*[.H36]+[.$M$8]*[.G36]+[.$M$9]*[.F36]+[.$M$10]*[.E36]+[.$M$11]" office:value-type="float" office:value="252516.116448196">
            <text:p>252516.12</text:p>
          </table:table-cell>
          <table:table-cell table:style-name="ce5" table:formula="of:=[.N36]+[.C36]" office:value-type="float" office:value="252539.53420205">
            <text:p>252539.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5" table:formula="of:=RAND()*50-25" office:value-type="float" office:value="-10.5204816558398">
            <text:p>-10.52</text:p>
          </table:table-cell>
          <table:table-cell table:style-name="ce6" office:value-type="float" office:value="1">
            <text:p>1.00</text:p>
          </table:table-cell>
          <table:table-cell table:style-name="ce5" table:formula="of:=LOG([.G37])/LOG(2)" office:value-type="float" office:value="7.71424551766612">
            <text:p>7.71</text:p>
          </table:table-cell>
          <table:table-cell table:style-name="ce5" table:formula="of:=[.G37]^(0.5)" office:value-type="float" office:value="14.4913767461894">
            <text:p>14.49</text:p>
          </table:table-cell>
          <table:table-cell table:style-name="ce5" office:value-type="float" office:value="210">
            <text:p>210.00</text:p>
          </table:table-cell>
          <table:table-cell table:style-name="ce5" table:formula="of:=[.G37]*[.E37]" office:value-type="float" office:value="1619.99155870989">
            <text:p>1619.99</text:p>
          </table:table-cell>
          <table:table-cell table:style-name="ce5" table:formula="of:=[.G37]*[.G37]" office:value-type="float" office:value="44100">
            <text:p>44100.00</text:p>
          </table:table-cell>
          <table:table-cell table:style-name="ce5" table:formula="of:=[.$C$6]*[.G37]+[.$C$7]" office:value-type="float" office:value="212">
            <text:p>212.00</text:p>
          </table:table-cell>
          <table:table-cell table:style-name="ce5" table:formula="of:=[.$C$6]*[.G37]+[.$C$7]*[.D37]+[.C37]" office:value-type="float" office:value="201.47951834416">
            <text:p>201.48</text:p>
          </table:table-cell>
          <table:table-cell table:style-name="ce5" table:formula="of:=[.$G$6]*[.I37]+[.$G$7]*[.G37]+[.$G$8]" office:value-type="float" office:value="133145">
            <text:p>133145.00</text:p>
          </table:table-cell>
          <table:table-cell table:style-name="ce5" table:formula="of:=[.$G$6]*[.I37]+[.$G$7]*[.G37]+[.$G$8]*[.D37]+2000*[.C37]" office:value-type="float" office:value="112104.03668832">
            <text:p>112104.04</text:p>
          </table:table-cell>
          <table:table-cell table:style-name="ce5" table:formula="of:=[.$M$6]*[.I37]+[.$M$7]*[.H37]+[.$M$8]*[.G37]+[.$M$9]*[.F37]+[.$M$10]*[.E37]+[.$M$11]" office:value-type="float" office:value="277838.505756862">
            <text:p>277838.51</text:p>
          </table:table-cell>
          <table:table-cell table:style-name="ce5" table:formula="of:=[.N37]+[.C37]" office:value-type="float" office:value="277827.985275206">
            <text:p>277827.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table:formula="of:=RAND()*50-25" office:value-type="float" office:value="20.5562453716993">
            <text:p>20.56</text:p>
          </table:table-cell>
          <table:table-cell table:style-name="ce6" office:value-type="float" office:value="1">
            <text:p>1.00</text:p>
          </table:table-cell>
          <table:table-cell table:style-name="ce5" table:formula="of:=LOG([.G38])/LOG(2)" office:value-type="float" office:value="7.78135971352466">
            <text:p>7.78</text:p>
          </table:table-cell>
          <table:table-cell table:style-name="ce5" table:formula="of:=[.G38]^(0.5)" office:value-type="float" office:value="14.8323969741913">
            <text:p>14.83</text:p>
          </table:table-cell>
          <table:table-cell table:style-name="ce5" office:value-type="float" office:value="220">
            <text:p>220.00</text:p>
          </table:table-cell>
          <table:table-cell table:style-name="ce5" table:formula="of:=[.G38]*[.E38]" office:value-type="float" office:value="1711.89913697543">
            <text:p>1711.90</text:p>
          </table:table-cell>
          <table:table-cell table:style-name="ce5" table:formula="of:=[.G38]*[.G38]" office:value-type="float" office:value="48400">
            <text:p>48400.00</text:p>
          </table:table-cell>
          <table:table-cell table:style-name="ce5" table:formula="of:=[.$C$6]*[.G38]+[.$C$7]" office:value-type="float" office:value="222">
            <text:p>222.00</text:p>
          </table:table-cell>
          <table:table-cell table:style-name="ce5" table:formula="of:=[.$C$6]*[.G38]+[.$C$7]*[.D38]+[.C38]" office:value-type="float" office:value="242.556245371699">
            <text:p>242.56</text:p>
          </table:table-cell>
          <table:table-cell table:style-name="ce5" table:formula="of:=[.$G$6]*[.I38]+[.$G$7]*[.G38]+[.$G$8]" office:value-type="float" office:value="146085">
            <text:p>146085.00</text:p>
          </table:table-cell>
          <table:table-cell table:style-name="ce5" table:formula="of:=[.$G$6]*[.I38]+[.$G$7]*[.G38]+[.$G$8]*[.D38]+2000*[.C38]" office:value-type="float" office:value="187197.490743399">
            <text:p>187197.49</text:p>
          </table:table-cell>
          <table:table-cell table:style-name="ce5" table:formula="of:=[.$M$6]*[.I38]+[.$M$7]*[.H38]+[.$M$8]*[.G38]+[.$M$9]*[.F38]+[.$M$10]*[.E38]+[.$M$11]" office:value-type="float" office:value="304365.599128731">
            <text:p>304365.60</text:p>
          </table:table-cell>
          <table:table-cell table:style-name="ce5" table:formula="of:=[.N38]+[.C38]" office:value-type="float" office:value="304386.155374103">
            <text:p>304386.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5" table:formula="of:=RAND()*50-25" office:value-type="float" office:value="21.6950176400132">
            <text:p>21.70</text:p>
          </table:table-cell>
          <table:table-cell table:style-name="ce6" office:value-type="float" office:value="1">
            <text:p>1.00</text:p>
          </table:table-cell>
          <table:table-cell table:style-name="ce5" table:formula="of:=LOG([.G39])/LOG(2)" office:value-type="float" office:value="7.84549005094438">
            <text:p>7.85</text:p>
          </table:table-cell>
          <table:table-cell table:style-name="ce5" table:formula="of:=[.G39]^(0.5)" office:value-type="float" office:value="15.1657508881031">
            <text:p>15.17</text:p>
          </table:table-cell>
          <table:table-cell table:style-name="ce5" office:value-type="float" office:value="230">
            <text:p>230.00</text:p>
          </table:table-cell>
          <table:table-cell table:style-name="ce5" table:formula="of:=[.G39]*[.E39]" office:value-type="float" office:value="1804.46271171721">
            <text:p>1804.46</text:p>
          </table:table-cell>
          <table:table-cell table:style-name="ce5" table:formula="of:=[.G39]*[.G39]" office:value-type="float" office:value="52900">
            <text:p>52900.00</text:p>
          </table:table-cell>
          <table:table-cell table:style-name="ce5" table:formula="of:=[.$C$6]*[.G39]+[.$C$7]" office:value-type="float" office:value="232">
            <text:p>232.00</text:p>
          </table:table-cell>
          <table:table-cell table:style-name="ce5" table:formula="of:=[.$C$6]*[.G39]+[.$C$7]*[.D39]+[.C39]" office:value-type="float" office:value="253.695017640013">
            <text:p>253.70</text:p>
          </table:table-cell>
          <table:table-cell table:style-name="ce5" table:formula="of:=[.$G$6]*[.I39]+[.$G$7]*[.G39]+[.$G$8]" office:value-type="float" office:value="159625">
            <text:p>159625.00</text:p>
          </table:table-cell>
          <table:table-cell table:style-name="ce5" table:formula="of:=[.$G$6]*[.I39]+[.$G$7]*[.G39]+[.$G$8]*[.D39]+2000*[.C39]" office:value-type="float" office:value="203015.035280026">
            <text:p>203015.04</text:p>
          </table:table-cell>
          <table:table-cell table:style-name="ce5" table:formula="of:=[.$M$6]*[.I39]+[.$M$7]*[.H39]+[.$M$8]*[.G39]+[.$M$9]*[.F39]+[.$M$10]*[.E39]+[.$M$11]" office:value-type="float" office:value="332097.185640523">
            <text:p>332097.19</text:p>
          </table:table-cell>
          <table:table-cell table:style-name="ce5" table:formula="of:=[.N39]+[.C39]" office:value-type="float" office:value="332118.880658163">
            <text:p>332118.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5" table:formula="of:=RAND()*50-25" office:value-type="float" office:value="-4.00029574520886">
            <text:p>-4.00</text:p>
          </table:table-cell>
          <table:table-cell table:style-name="ce6" office:value-type="float" office:value="1">
            <text:p>1.00</text:p>
          </table:table-cell>
          <table:table-cell table:style-name="ce5" table:formula="of:=LOG([.G40])/LOG(2)" office:value-type="float" office:value="7.90689059560852">
            <text:p>7.91</text:p>
          </table:table-cell>
          <table:table-cell table:style-name="ce5" table:formula="of:=[.G40]^(0.5)" office:value-type="float" office:value="15.4919333848297">
            <text:p>15.49</text:p>
          </table:table-cell>
          <table:table-cell table:style-name="ce5" office:value-type="float" office:value="240">
            <text:p>240.00</text:p>
          </table:table-cell>
          <table:table-cell table:style-name="ce5" table:formula="of:=[.G40]*[.E40]" office:value-type="float" office:value="1897.65374294604">
            <text:p>1897.65</text:p>
          </table:table-cell>
          <table:table-cell table:style-name="ce5" table:formula="of:=[.G40]*[.G40]" office:value-type="float" office:value="57600">
            <text:p>57600.00</text:p>
          </table:table-cell>
          <table:table-cell table:style-name="ce5" table:formula="of:=[.$C$6]*[.G40]+[.$C$7]" office:value-type="float" office:value="242">
            <text:p>242.00</text:p>
          </table:table-cell>
          <table:table-cell table:style-name="ce5" table:formula="of:=[.$C$6]*[.G40]+[.$C$7]*[.D40]+[.C40]" office:value-type="float" office:value="237.999704254791">
            <text:p>238.00</text:p>
          </table:table-cell>
          <table:table-cell table:style-name="ce5" table:formula="of:=[.$G$6]*[.I40]+[.$G$7]*[.G40]+[.$G$8]" office:value-type="float" office:value="173765">
            <text:p>173765.00</text:p>
          </table:table-cell>
          <table:table-cell table:style-name="ce5" table:formula="of:=[.$G$6]*[.I40]+[.$G$7]*[.G40]+[.$G$8]*[.D40]+2000*[.C40]" office:value-type="float" office:value="165764.408509582">
            <text:p>165764.41</text:p>
          </table:table-cell>
          <table:table-cell table:style-name="ce5" table:formula="of:=[.$M$6]*[.I40]+[.$M$7]*[.H40]+[.$M$8]*[.G40]+[.$M$9]*[.F40]+[.$M$10]*[.E40]+[.$M$11]" office:value-type="float" office:value="361033.072507042">
            <text:p>361033.07</text:p>
          </table:table-cell>
          <table:table-cell table:style-name="ce5" table:formula="of:=[.N40]+[.C40]" office:value-type="float" office:value="361029.072211297">
            <text:p>361029.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5" table:formula="of:=RAND()*50-25" office:value-type="float" office:value="21.540746523533">
            <text:p>21.54</text:p>
          </table:table-cell>
          <table:table-cell table:style-name="ce6" office:value-type="float" office:value="1">
            <text:p>1.00</text:p>
          </table:table-cell>
          <table:table-cell table:style-name="ce5" table:formula="of:=LOG([.G41])/LOG(2)" office:value-type="float" office:value="7.96578428466209">
            <text:p>7.97</text:p>
          </table:table-cell>
          <table:table-cell table:style-name="ce5" table:formula="of:=[.G41]^(0.5)" office:value-type="float" office:value="15.8113883008419">
            <text:p>15.81</text:p>
          </table:table-cell>
          <table:table-cell table:style-name="ce5" office:value-type="float" office:value="250">
            <text:p>250.00</text:p>
          </table:table-cell>
          <table:table-cell table:style-name="ce5" table:formula="of:=[.G41]*[.E41]" office:value-type="float" office:value="1991.44607116552">
            <text:p>1991.45</text:p>
          </table:table-cell>
          <table:table-cell table:style-name="ce5" table:formula="of:=[.G41]*[.G41]" office:value-type="float" office:value="62500">
            <text:p>62500.00</text:p>
          </table:table-cell>
          <table:table-cell table:style-name="ce5" table:formula="of:=[.$C$6]*[.G41]+[.$C$7]" office:value-type="float" office:value="252">
            <text:p>252.00</text:p>
          </table:table-cell>
          <table:table-cell table:style-name="ce5" table:formula="of:=[.$C$6]*[.G41]+[.$C$7]*[.D41]+[.C41]" office:value-type="float" office:value="273.540746523533">
            <text:p>273.54</text:p>
          </table:table-cell>
          <table:table-cell table:style-name="ce5" table:formula="of:=[.$G$6]*[.I41]+[.$G$7]*[.G41]+[.$G$8]" office:value-type="float" office:value="188505">
            <text:p>188505.00</text:p>
          </table:table-cell>
          <table:table-cell table:style-name="ce5" table:formula="of:=[.$G$6]*[.I41]+[.$G$7]*[.G41]+[.$G$8]*[.D41]+2000*[.C41]" office:value-type="float" office:value="231586.493047066">
            <text:p>231586.49</text:p>
          </table:table-cell>
          <table:table-cell table:style-name="ce5" table:formula="of:=[.$M$6]*[.I41]+[.$M$7]*[.H41]+[.$M$8]*[.G41]+[.$M$9]*[.F41]+[.$M$10]*[.E41]+[.$M$11]" office:value-type="float" office:value="391173.082835713">
            <text:p>391173.08</text:p>
          </table:table-cell>
          <table:table-cell table:style-name="ce5" table:formula="of:=[.N41]+[.C41]" office:value-type="float" office:value="391194.623582236">
            <text:p>391194.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5" table:formula="of:=RAND()*50-25" office:value-type="float" office:value="5.26692165294662">
            <text:p>5.27</text:p>
          </table:table-cell>
          <table:table-cell table:style-name="ce6" office:value-type="float" office:value="1">
            <text:p>1.00</text:p>
          </table:table-cell>
          <table:table-cell table:style-name="ce5" table:formula="of:=LOG([.G42])/LOG(2)" office:value-type="float" office:value="8.02236781302845">
            <text:p>8.02</text:p>
          </table:table-cell>
          <table:table-cell table:style-name="ce5" table:formula="of:=[.G42]^(0.5)" office:value-type="float" office:value="16.1245154965971">
            <text:p>16.12</text:p>
          </table:table-cell>
          <table:table-cell table:style-name="ce5" office:value-type="float" office:value="260">
            <text:p>260.00</text:p>
          </table:table-cell>
          <table:table-cell table:style-name="ce5" table:formula="of:=[.G42]*[.E42]" office:value-type="float" office:value="2085.8156313874">
            <text:p>2085.82</text:p>
          </table:table-cell>
          <table:table-cell table:style-name="ce5" table:formula="of:=[.G42]*[.G42]" office:value-type="float" office:value="67600">
            <text:p>67600.00</text:p>
          </table:table-cell>
          <table:table-cell table:style-name="ce5" table:formula="of:=[.$C$6]*[.G42]+[.$C$7]" office:value-type="float" office:value="262">
            <text:p>262.00</text:p>
          </table:table-cell>
          <table:table-cell table:style-name="ce5" table:formula="of:=[.$C$6]*[.G42]+[.$C$7]*[.D42]+[.C42]" office:value-type="float" office:value="267.266921652947">
            <text:p>267.27</text:p>
          </table:table-cell>
          <table:table-cell table:style-name="ce5" table:formula="of:=[.$G$6]*[.I42]+[.$G$7]*[.G42]+[.$G$8]" office:value-type="float" office:value="203845">
            <text:p>203845.00</text:p>
          </table:table-cell>
          <table:table-cell table:style-name="ce5" table:formula="of:=[.$G$6]*[.I42]+[.$G$7]*[.G42]+[.$G$8]*[.D42]+2000*[.C42]" office:value-type="float" office:value="214378.843305893">
            <text:p>214378.84</text:p>
          </table:table-cell>
          <table:table-cell table:style-name="ce5" table:formula="of:=[.$M$6]*[.I42]+[.$M$7]*[.H42]+[.$M$8]*[.G42]+[.$M$9]*[.F42]+[.$M$10]*[.E42]+[.$M$11]" office:value-type="float" office:value="422517.053737311">
            <text:p>422517.05</text:p>
          </table:table-cell>
          <table:table-cell table:style-name="ce5" table:formula="of:=[.N42]+[.C42]" office:value-type="float" office:value="422522.320658964">
            <text:p>422522.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5" table:formula="of:=RAND()*50-25" office:value-type="float" office:value="-2.64509887201712">
            <text:p>-2.65</text:p>
          </table:table-cell>
          <table:table-cell table:style-name="ce6" office:value-type="float" office:value="1">
            <text:p>1.00</text:p>
          </table:table-cell>
          <table:table-cell table:style-name="ce5" table:formula="of:=LOG([.G43])/LOG(2)" office:value-type="float" office:value="8.07681559705083">
            <text:p>8.08</text:p>
          </table:table-cell>
          <table:table-cell table:style-name="ce5" table:formula="of:=[.G43]^(0.5)" office:value-type="float" office:value="16.431676725155">
            <text:p>16.43</text:p>
          </table:table-cell>
          <table:table-cell table:style-name="ce5" office:value-type="float" office:value="270">
            <text:p>270.00</text:p>
          </table:table-cell>
          <table:table-cell table:style-name="ce5" table:formula="of:=[.G43]*[.E43]" office:value-type="float" office:value="2180.74021120372">
            <text:p>2180.74</text:p>
          </table:table-cell>
          <table:table-cell table:style-name="ce5" table:formula="of:=[.G43]*[.G43]" office:value-type="float" office:value="72900">
            <text:p>72900.00</text:p>
          </table:table-cell>
          <table:table-cell table:style-name="ce5" table:formula="of:=[.$C$6]*[.G43]+[.$C$7]" office:value-type="float" office:value="272">
            <text:p>272.00</text:p>
          </table:table-cell>
          <table:table-cell table:style-name="ce5" table:formula="of:=[.$C$6]*[.G43]+[.$C$7]*[.D43]+[.C43]" office:value-type="float" office:value="269.354901127983">
            <text:p>269.35</text:p>
          </table:table-cell>
          <table:table-cell table:style-name="ce5" table:formula="of:=[.$G$6]*[.I43]+[.$G$7]*[.G43]+[.$G$8]" office:value-type="float" office:value="219785">
            <text:p>219785.00</text:p>
          </table:table-cell>
          <table:table-cell table:style-name="ce5" table:formula="of:=[.$G$6]*[.I43]+[.$G$7]*[.G43]+[.$G$8]*[.D43]+2000*[.C43]" office:value-type="float" office:value="214494.802255966">
            <text:p>214494.80</text:p>
          </table:table-cell>
          <table:table-cell table:style-name="ce5" table:formula="of:=[.$M$6]*[.I43]+[.$M$7]*[.H43]+[.$M$8]*[.G43]+[.$M$9]*[.F43]+[.$M$10]*[.E43]+[.$M$11]" office:value-type="float" office:value="455064.834724923">
            <text:p>455064.83</text:p>
          </table:table-cell>
          <table:table-cell table:style-name="ce5" table:formula="of:=[.N43]+[.C43]" office:value-type="float" office:value="455062.189626051">
            <text:p>455062.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5" table:formula="of:=RAND()*50-25" office:value-type="float" office:value="-3.5397419705987">
            <text:p>-3.54</text:p>
          </table:table-cell>
          <table:table-cell table:style-name="ce6" office:value-type="float" office:value="1">
            <text:p>1.00</text:p>
          </table:table-cell>
          <table:table-cell table:style-name="ce5" table:formula="of:=LOG([.G44])/LOG(2)" office:value-type="float" office:value="8.12928301694497">
            <text:p>8.13</text:p>
          </table:table-cell>
          <table:table-cell table:style-name="ce5" table:formula="of:=[.G44]^(0.5)" office:value-type="float" office:value="16.7332005306815">
            <text:p>16.73</text:p>
          </table:table-cell>
          <table:table-cell table:style-name="ce5" office:value-type="float" office:value="280">
            <text:p>280.00</text:p>
          </table:table-cell>
          <table:table-cell table:style-name="ce5" table:formula="of:=[.G44]*[.E44]" office:value-type="float" office:value="2276.19924474459">
            <text:p>2276.20</text:p>
          </table:table-cell>
          <table:table-cell table:style-name="ce5" table:formula="of:=[.G44]*[.G44]" office:value-type="float" office:value="78400">
            <text:p>78400.00</text:p>
          </table:table-cell>
          <table:table-cell table:style-name="ce5" table:formula="of:=[.$C$6]*[.G44]+[.$C$7]" office:value-type="float" office:value="282">
            <text:p>282.00</text:p>
          </table:table-cell>
          <table:table-cell table:style-name="ce5" table:formula="of:=[.$C$6]*[.G44]+[.$C$7]*[.D44]+[.C44]" office:value-type="float" office:value="278.460258029401">
            <text:p>278.46</text:p>
          </table:table-cell>
          <table:table-cell table:style-name="ce5" table:formula="of:=[.$G$6]*[.I44]+[.$G$7]*[.G44]+[.$G$8]" office:value-type="float" office:value="236325">
            <text:p>236325.00</text:p>
          </table:table-cell>
          <table:table-cell table:style-name="ce5" table:formula="of:=[.$G$6]*[.I44]+[.$G$7]*[.G44]+[.$G$8]*[.D44]+2000*[.C44]" office:value-type="float" office:value="229245.516058803">
            <text:p>229245.52</text:p>
          </table:table-cell>
          <table:table-cell table:style-name="ce5" table:formula="of:=[.$M$6]*[.I44]+[.$M$7]*[.H44]+[.$M$8]*[.G44]+[.$M$9]*[.F44]+[.$M$10]*[.E44]+[.$M$11]" office:value-type="float" office:value="488816.286348158">
            <text:p>488816.29</text:p>
          </table:table-cell>
          <table:table-cell table:style-name="ce5" table:formula="of:=[.N44]+[.C44]" office:value-type="float" office:value="488812.746606187">
            <text:p>488812.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5" table:formula="of:=RAND()*50-25" office:value-type="float" office:value="14.8725011968054">
            <text:p>14.87</text:p>
          </table:table-cell>
          <table:table-cell table:style-name="ce6" office:value-type="float" office:value="1">
            <text:p>1.00</text:p>
          </table:table-cell>
          <table:table-cell table:style-name="ce5" table:formula="of:=LOG([.G45])/LOG(2)" office:value-type="float" office:value="8.17990909001493">
            <text:p>8.18</text:p>
          </table:table-cell>
          <table:table-cell table:style-name="ce5" table:formula="of:=[.G45]^(0.5)" office:value-type="float" office:value="17.0293863659264">
            <text:p>17.03</text:p>
          </table:table-cell>
          <table:table-cell table:style-name="ce5" office:value-type="float" office:value="290">
            <text:p>290.00</text:p>
          </table:table-cell>
          <table:table-cell table:style-name="ce5" table:formula="of:=[.G45]*[.E45]" office:value-type="float" office:value="2372.17363610433">
            <text:p>2372.17</text:p>
          </table:table-cell>
          <table:table-cell table:style-name="ce5" table:formula="of:=[.G45]*[.G45]" office:value-type="float" office:value="84100">
            <text:p>84100.00</text:p>
          </table:table-cell>
          <table:table-cell table:style-name="ce5" table:formula="of:=[.$C$6]*[.G45]+[.$C$7]" office:value-type="float" office:value="292">
            <text:p>292.00</text:p>
          </table:table-cell>
          <table:table-cell table:style-name="ce5" table:formula="of:=[.$C$6]*[.G45]+[.$C$7]*[.D45]+[.C45]" office:value-type="float" office:value="306.872501196805">
            <text:p>306.87</text:p>
          </table:table-cell>
          <table:table-cell table:style-name="ce5" table:formula="of:=[.$G$6]*[.I45]+[.$G$7]*[.G45]+[.$G$8]" office:value-type="float" office:value="253465">
            <text:p>253465.00</text:p>
          </table:table-cell>
          <table:table-cell table:style-name="ce5" table:formula="of:=[.$G$6]*[.I45]+[.$G$7]*[.G45]+[.$G$8]*[.D45]+2000*[.C45]" office:value-type="float" office:value="283210.002393611">
            <text:p>283210.00</text:p>
          </table:table-cell>
          <table:table-cell table:style-name="ce5" table:formula="of:=[.$M$6]*[.I45]+[.$M$7]*[.H45]+[.$M$8]*[.G45]+[.$M$9]*[.F45]+[.$M$10]*[.E45]+[.$M$11]" office:value-type="float" office:value="523771.279020924">
            <text:p>523771.28</text:p>
          </table:table-cell>
          <table:table-cell table:style-name="ce5" table:formula="of:=[.N45]+[.C45]" office:value-type="float" office:value="523786.151522121">
            <text:p>523786.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5" table:formula="of:=RAND()*50-25" office:value-type="float" office:value="-8.67914336267859">
            <text:p>-8.68</text:p>
          </table:table-cell>
          <table:table-cell table:style-name="ce6" office:value-type="float" office:value="1">
            <text:p>1.00</text:p>
          </table:table-cell>
          <table:table-cell table:style-name="ce5" table:formula="of:=LOG([.G46])/LOG(2)" office:value-type="float" office:value="8.22881869049588">
            <text:p>8.23</text:p>
          </table:table-cell>
          <table:table-cell table:style-name="ce5" table:formula="of:=[.G46]^(0.5)" office:value-type="float" office:value="17.3205080756888">
            <text:p>17.32</text:p>
          </table:table-cell>
          <table:table-cell table:style-name="ce5" office:value-type="float" office:value="300">
            <text:p>300.00</text:p>
          </table:table-cell>
          <table:table-cell table:style-name="ce5" table:formula="of:=[.G46]*[.E46]" office:value-type="float" office:value="2468.64560714876">
            <text:p>2468.65</text:p>
          </table:table-cell>
          <table:table-cell table:style-name="ce5" table:formula="of:=[.G46]*[.G46]" office:value-type="float" office:value="90000">
            <text:p>90000.00</text:p>
          </table:table-cell>
          <table:table-cell table:style-name="ce5" table:formula="of:=[.$C$6]*[.G46]+[.$C$7]" office:value-type="float" office:value="302">
            <text:p>302.00</text:p>
          </table:table-cell>
          <table:table-cell table:style-name="ce5" table:formula="of:=[.$C$6]*[.G46]+[.$C$7]*[.D46]+[.C46]" office:value-type="float" office:value="293.320856637321">
            <text:p>293.32</text:p>
          </table:table-cell>
          <table:table-cell table:style-name="ce5" table:formula="of:=[.$G$6]*[.I46]+[.$G$7]*[.G46]+[.$G$8]" office:value-type="float" office:value="271205">
            <text:p>271205.00</text:p>
          </table:table-cell>
          <table:table-cell table:style-name="ce5" table:formula="of:=[.$G$6]*[.I46]+[.$G$7]*[.G46]+[.$G$8]*[.D46]+2000*[.C46]" office:value-type="float" office:value="253846.713274643">
            <text:p>253846.71</text:p>
          </table:table-cell>
          <table:table-cell table:style-name="ce5" table:formula="of:=[.$M$6]*[.I46]+[.$M$7]*[.H46]+[.$M$8]*[.G46]+[.$M$9]*[.F46]+[.$M$10]*[.E46]+[.$M$11]" office:value-type="float" office:value="559929.692009627">
            <text:p>559929.69</text:p>
          </table:table-cell>
          <table:table-cell table:style-name="ce5" table:formula="of:=[.N46]+[.C46]" office:value-type="float" office:value="559921.012866265">
            <text:p>559921.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5" table:formula="of:=RAND()*50-25" office:value-type="float" office:value="6.23582634143531">
            <text:p>6.24</text:p>
          </table:table-cell>
          <table:table-cell table:style-name="ce6" office:value-type="float" office:value="1">
            <text:p>1.00</text:p>
          </table:table-cell>
          <table:table-cell table:style-name="ce5" table:formula="of:=LOG([.G47])/LOG(2)" office:value-type="float" office:value="8.27612440527424">
            <text:p>8.28</text:p>
          </table:table-cell>
          <table:table-cell table:style-name="ce5" table:formula="of:=[.G47]^(0.5)" office:value-type="float" office:value="17.606816861659">
            <text:p>17.61</text:p>
          </table:table-cell>
          <table:table-cell table:style-name="ce5" office:value-type="float" office:value="310">
            <text:p>310.00</text:p>
          </table:table-cell>
          <table:table-cell table:style-name="ce5" table:formula="of:=[.G47]*[.E47]" office:value-type="float" office:value="2565.59856563501">
            <text:p>2565.60</text:p>
          </table:table-cell>
          <table:table-cell table:style-name="ce5" table:formula="of:=[.G47]*[.G47]" office:value-type="float" office:value="96100">
            <text:p>96100.00</text:p>
          </table:table-cell>
          <table:table-cell table:style-name="ce5" table:formula="of:=[.$C$6]*[.G47]+[.$C$7]" office:value-type="float" office:value="312">
            <text:p>312.00</text:p>
          </table:table-cell>
          <table:table-cell table:style-name="ce5" table:formula="of:=[.$C$6]*[.G47]+[.$C$7]*[.D47]+[.C47]" office:value-type="float" office:value="318.235826341435">
            <text:p>318.24</text:p>
          </table:table-cell>
          <table:table-cell table:style-name="ce5" table:formula="of:=[.$G$6]*[.I47]+[.$G$7]*[.G47]+[.$G$8]" office:value-type="float" office:value="289545">
            <text:p>289545.00</text:p>
          </table:table-cell>
          <table:table-cell table:style-name="ce5" table:formula="of:=[.$G$6]*[.I47]+[.$G$7]*[.G47]+[.$G$8]*[.D47]+2000*[.C47]" office:value-type="float" office:value="302016.652682871">
            <text:p>302016.65</text:p>
          </table:table-cell>
          <table:table-cell table:style-name="ce5" table:formula="of:=[.$M$6]*[.I47]+[.$M$7]*[.H47]+[.$M$8]*[.G47]+[.$M$9]*[.F47]+[.$M$10]*[.E47]+[.$M$11]" office:value-type="float" office:value="597291.412555253">
            <text:p>597291.41</text:p>
          </table:table-cell>
          <table:table-cell table:style-name="ce5" table:formula="of:=[.N47]+[.C47]" office:value-type="float" office:value="597297.648381594">
            <text:p>597297.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5" table:formula="of:=RAND()*50-25" office:value-type="float" office:value="12.2960447799414">
            <text:p>12.30</text:p>
          </table:table-cell>
          <table:table-cell table:style-name="ce6" office:value-type="float" office:value="1">
            <text:p>1.00</text:p>
          </table:table-cell>
          <table:table-cell table:style-name="ce5" table:formula="of:=LOG([.G48])/LOG(2)" office:value-type="float" office:value="8.32192809488736">
            <text:p>8.32</text:p>
          </table:table-cell>
          <table:table-cell table:style-name="ce5" table:formula="of:=[.G48]^(0.5)" office:value-type="float" office:value="17.8885438199983">
            <text:p>17.89</text:p>
          </table:table-cell>
          <table:table-cell table:style-name="ce5" office:value-type="float" office:value="320">
            <text:p>320.00</text:p>
          </table:table-cell>
          <table:table-cell table:style-name="ce5" table:formula="of:=[.G48]*[.E48]" office:value-type="float" office:value="2663.01699036396">
            <text:p>2663.02</text:p>
          </table:table-cell>
          <table:table-cell table:style-name="ce5" table:formula="of:=[.G48]*[.G48]" office:value-type="float" office:value="102400">
            <text:p>102400.00</text:p>
          </table:table-cell>
          <table:table-cell table:style-name="ce5" table:formula="of:=[.$C$6]*[.G48]+[.$C$7]" office:value-type="float" office:value="322">
            <text:p>322.00</text:p>
          </table:table-cell>
          <table:table-cell table:style-name="ce5" table:formula="of:=[.$C$6]*[.G48]+[.$C$7]*[.D48]+[.C48]" office:value-type="float" office:value="334.296044779941">
            <text:p>334.30</text:p>
          </table:table-cell>
          <table:table-cell table:style-name="ce5" table:formula="of:=[.$G$6]*[.I48]+[.$G$7]*[.G48]+[.$G$8]" office:value-type="float" office:value="308485">
            <text:p>308485.00</text:p>
          </table:table-cell>
          <table:table-cell table:style-name="ce5" table:formula="of:=[.$G$6]*[.I48]+[.$G$7]*[.G48]+[.$G$8]*[.D48]+2000*[.C48]" office:value-type="float" office:value="333077.089559883">
            <text:p>333077.09</text:p>
          </table:table-cell>
          <table:table-cell table:style-name="ce5" table:formula="of:=[.$M$6]*[.I48]+[.$M$7]*[.H48]+[.$M$8]*[.G48]+[.$M$9]*[.F48]+[.$M$10]*[.E48]+[.$M$11]" office:value-type="float" office:value="635856.335107877">
            <text:p>635856.34</text:p>
          </table:table-cell>
          <table:table-cell table:style-name="ce5" table:formula="of:=[.N48]+[.C48]" office:value-type="float" office:value="635868.631152657">
            <text:p>635868.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5" table:formula="of:=RAND()*50-25" office:value-type="float" office:value="-23.0981258908287">
            <text:p>-23.10</text:p>
          </table:table-cell>
          <table:table-cell table:style-name="ce6" office:value-type="float" office:value="1">
            <text:p>1.00</text:p>
          </table:table-cell>
          <table:table-cell table:style-name="ce5" table:formula="of:=LOG([.G49])/LOG(2)" office:value-type="float" office:value="8.36632221424582">
            <text:p>8.37</text:p>
          </table:table-cell>
          <table:table-cell table:style-name="ce5" table:formula="of:=[.G49]^(0.5)" office:value-type="float" office:value="18.165902124585">
            <text:p>18.17</text:p>
          </table:table-cell>
          <table:table-cell table:style-name="ce5" office:value-type="float" office:value="330">
            <text:p>330.00</text:p>
          </table:table-cell>
          <table:table-cell table:style-name="ce5" table:formula="of:=[.G49]*[.E49]" office:value-type="float" office:value="2760.88633070112">
            <text:p>2760.89</text:p>
          </table:table-cell>
          <table:table-cell table:style-name="ce5" table:formula="of:=[.G49]*[.G49]" office:value-type="float" office:value="108900">
            <text:p>108900.00</text:p>
          </table:table-cell>
          <table:table-cell table:style-name="ce5" table:formula="of:=[.$C$6]*[.G49]+[.$C$7]" office:value-type="float" office:value="332">
            <text:p>332.00</text:p>
          </table:table-cell>
          <table:table-cell table:style-name="ce5" table:formula="of:=[.$C$6]*[.G49]+[.$C$7]*[.D49]+[.C49]" office:value-type="float" office:value="308.901874109171">
            <text:p>308.90</text:p>
          </table:table-cell>
          <table:table-cell table:style-name="ce5" table:formula="of:=[.$G$6]*[.I49]+[.$G$7]*[.G49]+[.$G$8]" office:value-type="float" office:value="328025">
            <text:p>328025.00</text:p>
          </table:table-cell>
          <table:table-cell table:style-name="ce5" table:formula="of:=[.$G$6]*[.I49]+[.$G$7]*[.G49]+[.$G$8]*[.D49]+2000*[.C49]" office:value-type="float" office:value="281828.748218343">
            <text:p>281828.75</text:p>
          </table:table-cell>
          <table:table-cell table:style-name="ce5" table:formula="of:=[.$M$6]*[.I49]+[.$M$7]*[.H49]+[.$M$8]*[.G49]+[.$M$9]*[.F49]+[.$M$10]*[.E49]+[.$M$11]" office:value-type="float" office:value="675624.360656172">
            <text:p>675624.36</text:p>
          </table:table-cell>
          <table:table-cell table:style-name="ce5" table:formula="of:=[.N49]+[.C49]" office:value-type="float" office:value="675601.262530281">
            <text:p>675601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5" table:formula="of:=RAND()*50-25" office:value-type="float" office:value="-12.430079409387">
            <text:p>-12.43</text:p>
          </table:table-cell>
          <table:table-cell table:style-name="ce6" office:value-type="float" office:value="1">
            <text:p>1.00</text:p>
          </table:table-cell>
          <table:table-cell table:style-name="ce5" table:formula="of:=LOG([.G50])/LOG(2)" office:value-type="float" office:value="8.4093909361377">
            <text:p>8.41</text:p>
          </table:table-cell>
          <table:table-cell table:style-name="ce5" table:formula="of:=[.G50]^(0.5)" office:value-type="float" office:value="18.4390889145858">
            <text:p>18.44</text:p>
          </table:table-cell>
          <table:table-cell table:style-name="ce5" office:value-type="float" office:value="340">
            <text:p>340.00</text:p>
          </table:table-cell>
          <table:table-cell table:style-name="ce5" table:formula="of:=[.G50]*[.E50]" office:value-type="float" office:value="2859.19291828682">
            <text:p>2859.19</text:p>
          </table:table-cell>
          <table:table-cell table:style-name="ce5" table:formula="of:=[.G50]*[.G50]" office:value-type="float" office:value="115600">
            <text:p>115600.00</text:p>
          </table:table-cell>
          <table:table-cell table:style-name="ce5" table:formula="of:=[.$C$6]*[.G50]+[.$C$7]" office:value-type="float" office:value="342">
            <text:p>342.00</text:p>
          </table:table-cell>
          <table:table-cell table:style-name="ce5" table:formula="of:=[.$C$6]*[.G50]+[.$C$7]*[.D50]+[.C50]" office:value-type="float" office:value="329.569920590613">
            <text:p>329.57</text:p>
          </table:table-cell>
          <table:table-cell table:style-name="ce5" table:formula="of:=[.$G$6]*[.I50]+[.$G$7]*[.G50]+[.$G$8]" office:value-type="float" office:value="348165">
            <text:p>348165.00</text:p>
          </table:table-cell>
          <table:table-cell table:style-name="ce5" table:formula="of:=[.$G$6]*[.I50]+[.$G$7]*[.G50]+[.$G$8]*[.D50]+2000*[.C50]" office:value-type="float" office:value="323304.841181226">
            <text:p>323304.84</text:p>
          </table:table-cell>
          <table:table-cell table:style-name="ce5" table:formula="of:=[.$M$6]*[.I50]+[.$M$7]*[.H50]+[.$M$8]*[.G50]+[.$M$9]*[.F50]+[.$M$10]*[.E50]+[.$M$11]" office:value-type="float" office:value="716595.3961376">
            <text:p>716595.40</text:p>
          </table:table-cell>
          <table:table-cell table:style-name="ce5" table:formula="of:=[.N50]+[.C50]" office:value-type="float" office:value="716582.966058191">
            <text:p>716582.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5" table:formula="of:=RAND()*50-25" office:value-type="float" office:value="-5.6418840191327">
            <text:p>-5.64</text:p>
          </table:table-cell>
          <table:table-cell table:style-name="ce6" office:value-type="float" office:value="1">
            <text:p>1.00</text:p>
          </table:table-cell>
          <table:table-cell table:style-name="ce5" table:formula="of:=LOG([.G51])/LOG(2)" office:value-type="float" office:value="8.45121111183233">
            <text:p>8.45</text:p>
          </table:table-cell>
          <table:table-cell table:style-name="ce5" table:formula="of:=[.G51]^(0.5)" office:value-type="float" office:value="18.7082869338697">
            <text:p>18.71</text:p>
          </table:table-cell>
          <table:table-cell table:style-name="ce5" office:value-type="float" office:value="350">
            <text:p>350.00</text:p>
          </table:table-cell>
          <table:table-cell table:style-name="ce5" table:formula="of:=[.G51]*[.E51]" office:value-type="float" office:value="2957.92388914132">
            <text:p>2957.92</text:p>
          </table:table-cell>
          <table:table-cell table:style-name="ce5" table:formula="of:=[.G51]*[.G51]" office:value-type="float" office:value="122500">
            <text:p>122500.00</text:p>
          </table:table-cell>
          <table:table-cell table:style-name="ce5" table:formula="of:=[.$C$6]*[.G51]+[.$C$7]" office:value-type="float" office:value="352">
            <text:p>352.00</text:p>
          </table:table-cell>
          <table:table-cell table:style-name="ce5" table:formula="of:=[.$C$6]*[.G51]+[.$C$7]*[.D51]+[.C51]" office:value-type="float" office:value="346.358115980867">
            <text:p>346.36</text:p>
          </table:table-cell>
          <table:table-cell table:style-name="ce5" table:formula="of:=[.$G$6]*[.I51]+[.$G$7]*[.G51]+[.$G$8]" office:value-type="float" office:value="368905">
            <text:p>368905.00</text:p>
          </table:table-cell>
          <table:table-cell table:style-name="ce5" table:formula="of:=[.$G$6]*[.I51]+[.$G$7]*[.G51]+[.$G$8]*[.D51]+2000*[.C51]" office:value-type="float" office:value="357621.231961735">
            <text:p>357621.23</text:p>
          </table:table-cell>
          <table:table-cell table:style-name="ce5" table:formula="of:=[.$M$6]*[.I51]+[.$M$7]*[.H51]+[.$M$8]*[.G51]+[.$M$9]*[.F51]+[.$M$10]*[.E51]+[.$M$11]" office:value-type="float" office:value="758769.353917512">
            <text:p>758769.35</text:p>
          </table:table-cell>
          <table:table-cell table:style-name="ce5" table:formula="of:=[.N51]+[.C51]" office:value-type="float" office:value="758763.712033493">
            <text:p>758763.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5" table:formula="of:=RAND()*50-25" office:value-type="float" office:value="7.08255835343152">
            <text:p>7.08</text:p>
          </table:table-cell>
          <table:table-cell table:style-name="ce6" office:value-type="float" office:value="1">
            <text:p>1.00</text:p>
          </table:table-cell>
          <table:table-cell table:style-name="ce5" table:formula="of:=LOG([.G52])/LOG(2)" office:value-type="float" office:value="8.49185309632968">
            <text:p>8.49</text:p>
          </table:table-cell>
          <table:table-cell table:style-name="ce5" table:formula="of:=[.G52]^(0.5)" office:value-type="float" office:value="18.9736659610103">
            <text:p>18.97</text:p>
          </table:table-cell>
          <table:table-cell table:style-name="ce5" office:value-type="float" office:value="360">
            <text:p>360.00</text:p>
          </table:table-cell>
          <table:table-cell table:style-name="ce5" table:formula="of:=[.G52]*[.E52]" office:value-type="float" office:value="3057.06711467868">
            <text:p>3057.07</text:p>
          </table:table-cell>
          <table:table-cell table:style-name="ce5" table:formula="of:=[.G52]*[.G52]" office:value-type="float" office:value="129600">
            <text:p>129600.00</text:p>
          </table:table-cell>
          <table:table-cell table:style-name="ce5" table:formula="of:=[.$C$6]*[.G52]+[.$C$7]" office:value-type="float" office:value="362">
            <text:p>362.00</text:p>
          </table:table-cell>
          <table:table-cell table:style-name="ce5" table:formula="of:=[.$C$6]*[.G52]+[.$C$7]*[.D52]+[.C52]" office:value-type="float" office:value="369.082558353432">
            <text:p>369.08</text:p>
          </table:table-cell>
          <table:table-cell table:style-name="ce5" table:formula="of:=[.$G$6]*[.I52]+[.$G$7]*[.G52]+[.$G$8]" office:value-type="float" office:value="390245">
            <text:p>390245.00</text:p>
          </table:table-cell>
          <table:table-cell table:style-name="ce5" table:formula="of:=[.$G$6]*[.I52]+[.$G$7]*[.G52]+[.$G$8]*[.D52]+2000*[.C52]" office:value-type="float" office:value="404410.116706863">
            <text:p>404410.12</text:p>
          </table:table-cell>
          <table:table-cell table:style-name="ce5" table:formula="of:=[.$M$6]*[.I52]+[.$M$7]*[.H52]+[.$M$8]*[.G52]+[.$M$9]*[.F52]+[.$M$10]*[.E52]+[.$M$11]" office:value-type="float" office:value="802146.151327363">
            <text:p>802146.15</text:p>
          </table:table-cell>
          <table:table-cell table:style-name="ce5" table:formula="of:=[.N52]+[.C52]" office:value-type="float" office:value="802153.233885717">
            <text:p>802153.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5" table:formula="of:=RAND()*50-25" office:value-type="float" office:value="7.65002350090072">
            <text:p>7.65</text:p>
          </table:table-cell>
          <table:table-cell table:style-name="ce6" office:value-type="float" office:value="1">
            <text:p>1.00</text:p>
          </table:table-cell>
          <table:table-cell table:style-name="ce5" table:formula="of:=LOG([.G53])/LOG(2)" office:value-type="float" office:value="8.53138146051631">
            <text:p>8.53</text:p>
          </table:table-cell>
          <table:table-cell table:style-name="ce5" table:formula="of:=[.G53]^(0.5)" office:value-type="float" office:value="19.2353840616713">
            <text:p>19.24</text:p>
          </table:table-cell>
          <table:table-cell table:style-name="ce5" office:value-type="float" office:value="370">
            <text:p>370.00</text:p>
          </table:table-cell>
          <table:table-cell table:style-name="ce5" table:formula="of:=[.G53]*[.E53]" office:value-type="float" office:value="3156.61114039104">
            <text:p>3156.61</text:p>
          </table:table-cell>
          <table:table-cell table:style-name="ce5" table:formula="of:=[.G53]*[.G53]" office:value-type="float" office:value="136900">
            <text:p>136900.00</text:p>
          </table:table-cell>
          <table:table-cell table:style-name="ce5" table:formula="of:=[.$C$6]*[.G53]+[.$C$7]" office:value-type="float" office:value="372">
            <text:p>372.00</text:p>
          </table:table-cell>
          <table:table-cell table:style-name="ce5" table:formula="of:=[.$C$6]*[.G53]+[.$C$7]*[.D53]+[.C53]" office:value-type="float" office:value="379.650023500901">
            <text:p>379.65</text:p>
          </table:table-cell>
          <table:table-cell table:style-name="ce5" table:formula="of:=[.$G$6]*[.I53]+[.$G$7]*[.G53]+[.$G$8]" office:value-type="float" office:value="412185">
            <text:p>412185.00</text:p>
          </table:table-cell>
          <table:table-cell table:style-name="ce5" table:formula="of:=[.$G$6]*[.I53]+[.$G$7]*[.G53]+[.$G$8]*[.D53]+2000*[.C53]" office:value-type="float" office:value="427485.047001801">
            <text:p>427485.05</text:p>
          </table:table-cell>
          <table:table-cell table:style-name="ce5" table:formula="of:=[.$M$6]*[.I53]+[.$M$7]*[.H53]+[.$M$8]*[.G53]+[.$M$9]*[.F53]+[.$M$10]*[.E53]+[.$M$11]" office:value-type="float" office:value="846725.710253898">
            <text:p>846725.71</text:p>
          </table:table-cell>
          <table:table-cell table:style-name="ce5" table:formula="of:=[.N53]+[.C53]" office:value-type="float" office:value="846733.360277398">
            <text:p>846733.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5" table:formula="of:=RAND()*50-25" office:value-type="float" office:value="11.4177733426914">
            <text:p>11.42</text:p>
          </table:table-cell>
          <table:table-cell table:style-name="ce6" office:value-type="float" office:value="1">
            <text:p>1.00</text:p>
          </table:table-cell>
          <table:table-cell table:style-name="ce5" table:formula="of:=LOG([.G54])/LOG(2)" office:value-type="float" office:value="8.56985560833095">
            <text:p>8.57</text:p>
          </table:table-cell>
          <table:table-cell table:style-name="ce5" table:formula="of:=[.G54]^(0.5)" office:value-type="float" office:value="19.4935886896179">
            <text:p>19.49</text:p>
          </table:table-cell>
          <table:table-cell table:style-name="ce5" office:value-type="float" office:value="380">
            <text:p>380.00</text:p>
          </table:table-cell>
          <table:table-cell table:style-name="ce5" table:formula="of:=[.G54]*[.E54]" office:value-type="float" office:value="3256.54513116576">
            <text:p>3256.55</text:p>
          </table:table-cell>
          <table:table-cell table:style-name="ce5" table:formula="of:=[.G54]*[.G54]" office:value-type="float" office:value="144400">
            <text:p>144400.00</text:p>
          </table:table-cell>
          <table:table-cell table:style-name="ce5" table:formula="of:=[.$C$6]*[.G54]+[.$C$7]" office:value-type="float" office:value="382">
            <text:p>382.00</text:p>
          </table:table-cell>
          <table:table-cell table:style-name="ce5" table:formula="of:=[.$C$6]*[.G54]+[.$C$7]*[.D54]+[.C54]" office:value-type="float" office:value="393.417773342691">
            <text:p>393.42</text:p>
          </table:table-cell>
          <table:table-cell table:style-name="ce5" table:formula="of:=[.$G$6]*[.I54]+[.$G$7]*[.G54]+[.$G$8]" office:value-type="float" office:value="434725">
            <text:p>434725.00</text:p>
          </table:table-cell>
          <table:table-cell table:style-name="ce5" table:formula="of:=[.$G$6]*[.I54]+[.$G$7]*[.G54]+[.$G$8]*[.D54]+2000*[.C54]" office:value-type="float" office:value="457560.546685383">
            <text:p>457560.55</text:p>
          </table:table-cell>
          <table:table-cell table:style-name="ce5" table:formula="of:=[.$M$6]*[.I54]+[.$M$7]*[.H54]+[.$M$8]*[.G54]+[.$M$9]*[.F54]+[.$M$10]*[.E54]+[.$M$11]" office:value-type="float" office:value="892507.95677245">
            <text:p>892507.96</text:p>
          </table:table-cell>
          <table:table-cell table:style-name="ce5" table:formula="of:=[.N54]+[.C54]" office:value-type="float" office:value="892519.374545793">
            <text:p>892519.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5" table:formula="of:=RAND()*50-25" office:value-type="float" office:value="23.2876508729532">
            <text:p>23.29</text:p>
          </table:table-cell>
          <table:table-cell table:style-name="ce6" office:value-type="float" office:value="1">
            <text:p>1.00</text:p>
          </table:table-cell>
          <table:table-cell table:style-name="ce5" table:formula="of:=LOG([.G55])/LOG(2)" office:value-type="float" office:value="8.60733031374961">
            <text:p>8.61</text:p>
          </table:table-cell>
          <table:table-cell table:style-name="ce5" table:formula="of:=[.G55]^(0.5)" office:value-type="float" office:value="19.7484176581315">
            <text:p>19.75</text:p>
          </table:table-cell>
          <table:table-cell table:style-name="ce5" office:value-type="float" office:value="390">
            <text:p>390.00</text:p>
          </table:table-cell>
          <table:table-cell table:style-name="ce5" table:formula="of:=[.G55]*[.E55]" office:value-type="float" office:value="3356.85882236235">
            <text:p>3356.86</text:p>
          </table:table-cell>
          <table:table-cell table:style-name="ce5" table:formula="of:=[.G55]*[.G55]" office:value-type="float" office:value="152100">
            <text:p>152100.00</text:p>
          </table:table-cell>
          <table:table-cell table:style-name="ce5" table:formula="of:=[.$C$6]*[.G55]+[.$C$7]" office:value-type="float" office:value="392">
            <text:p>392.00</text:p>
          </table:table-cell>
          <table:table-cell table:style-name="ce5" table:formula="of:=[.$C$6]*[.G55]+[.$C$7]*[.D55]+[.C55]" office:value-type="float" office:value="415.287650872953">
            <text:p>415.29</text:p>
          </table:table-cell>
          <table:table-cell table:style-name="ce5" table:formula="of:=[.$G$6]*[.I55]+[.$G$7]*[.G55]+[.$G$8]" office:value-type="float" office:value="457865">
            <text:p>457865.00</text:p>
          </table:table-cell>
          <table:table-cell table:style-name="ce5" table:formula="of:=[.$G$6]*[.I55]+[.$G$7]*[.G55]+[.$G$8]*[.D55]+2000*[.C55]" office:value-type="float" office:value="504440.301745906">
            <text:p>504440.30</text:p>
          </table:table-cell>
          <table:table-cell table:style-name="ce5" table:formula="of:=[.$M$6]*[.I55]+[.$M$7]*[.H55]+[.$M$8]*[.G55]+[.$M$9]*[.F55]+[.$M$10]*[.E55]+[.$M$11]" office:value-type="float" office:value="939492.820818597">
            <text:p>939492.82</text:p>
          </table:table-cell>
          <table:table-cell table:style-name="ce5" table:formula="of:=[.N55]+[.C55]" office:value-type="float" office:value="939516.10846947">
            <text:p>939516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" table:formula="of:=RAND()*50-25" office:value-type="float" office:value="20.1691566850059">
            <text:p>20.17</text:p>
          </table:table-cell>
          <table:table-cell table:style-name="ce6" office:value-type="float" office:value="1">
            <text:p>1.00</text:p>
          </table:table-cell>
          <table:table-cell table:style-name="ce5" table:formula="of:=LOG([.G56])/LOG(2)" office:value-type="float" office:value="8.64385618977473">
            <text:p>8.64</text:p>
          </table:table-cell>
          <table:table-cell table:style-name="ce5" table:formula="of:=[.G56]^(0.5)" office:value-type="float" office:value="20">
            <text:p>20.00</text:p>
          </table:table-cell>
          <table:table-cell table:style-name="ce5" office:value-type="float" office:value="400">
            <text:p>400.00</text:p>
          </table:table-cell>
          <table:table-cell table:style-name="ce5" table:formula="of:=[.G56]*[.E56]" office:value-type="float" office:value="3457.54247590989">
            <text:p>3457.54</text:p>
          </table:table-cell>
          <table:table-cell table:style-name="ce5" table:formula="of:=[.G56]*[.G56]" office:value-type="float" office:value="160000">
            <text:p>160000.00</text:p>
          </table:table-cell>
          <table:table-cell table:style-name="ce5" table:formula="of:=[.$C$6]*[.G56]+[.$C$7]" office:value-type="float" office:value="402">
            <text:p>402.00</text:p>
          </table:table-cell>
          <table:table-cell table:style-name="ce5" table:formula="of:=[.$C$6]*[.G56]+[.$C$7]*[.D56]+[.C56]" office:value-type="float" office:value="422.169156685006">
            <text:p>422.17</text:p>
          </table:table-cell>
          <table:table-cell table:style-name="ce5" table:formula="of:=[.$G$6]*[.I56]+[.$G$7]*[.G56]+[.$G$8]" office:value-type="float" office:value="481605">
            <text:p>481605.00</text:p>
          </table:table-cell>
          <table:table-cell table:style-name="ce5" table:formula="of:=[.$G$6]*[.I56]+[.$G$7]*[.G56]+[.$G$8]*[.D56]+2000*[.C56]" office:value-type="float" office:value="521943.313370012">
            <text:p>521943.31</text:p>
          </table:table-cell>
          <table:table-cell table:style-name="ce5" table:formula="of:=[.$M$6]*[.I56]+[.$M$7]*[.H56]+[.$M$8]*[.G56]+[.$M$9]*[.F56]+[.$M$10]*[.E56]+[.$M$11]" office:value-type="float" office:value="987680.235893267">
            <text:p>987680.24</text:p>
          </table:table-cell>
          <table:table-cell table:style-name="ce5" table:formula="of:=[.N56]+[.C56]" office:value-type="float" office:value="987700.405049952">
            <text:p>987700.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" table:formula="of:=RAND()*50-25" office:value-type="float" office:value="-11.9242145330645">
            <text:p>-11.92</text:p>
          </table:table-cell>
          <table:table-cell table:style-name="ce6" office:value-type="float" office:value="1">
            <text:p>1.00</text:p>
          </table:table-cell>
          <table:table-cell table:style-name="ce5" table:formula="of:=LOG([.G57])/LOG(2)" office:value-type="float" office:value="8.67948009950545">
            <text:p>8.68</text:p>
          </table:table-cell>
          <table:table-cell table:style-name="ce5" table:formula="of:=[.G57]^(0.5)" office:value-type="float" office:value="20.2484567313166">
            <text:p>20.25</text:p>
          </table:table-cell>
          <table:table-cell table:style-name="ce5" office:value-type="float" office:value="410">
            <text:p>410.00</text:p>
          </table:table-cell>
          <table:table-cell table:style-name="ce5" table:formula="of:=[.G57]*[.E57]" office:value-type="float" office:value="3558.58684079723">
            <text:p>3558.59</text:p>
          </table:table-cell>
          <table:table-cell table:style-name="ce5" table:formula="of:=[.G57]*[.G57]" office:value-type="float" office:value="168100">
            <text:p>168100.00</text:p>
          </table:table-cell>
          <table:table-cell table:style-name="ce5" table:formula="of:=[.$C$6]*[.G57]+[.$C$7]" office:value-type="float" office:value="412">
            <text:p>412.00</text:p>
          </table:table-cell>
          <table:table-cell table:style-name="ce5" table:formula="of:=[.$C$6]*[.G57]+[.$C$7]*[.D57]+[.C57]" office:value-type="float" office:value="400.075785466936">
            <text:p>400.08</text:p>
          </table:table-cell>
          <table:table-cell table:style-name="ce5" table:formula="of:=[.$G$6]*[.I57]+[.$G$7]*[.G57]+[.$G$8]" office:value-type="float" office:value="505945">
            <text:p>505945.00</text:p>
          </table:table-cell>
          <table:table-cell table:style-name="ce5" table:formula="of:=[.$G$6]*[.I57]+[.$G$7]*[.G57]+[.$G$8]*[.D57]+2000*[.C57]" office:value-type="float" office:value="482096.570933871">
            <text:p>482096.57</text:p>
          </table:table-cell>
          <table:table-cell table:style-name="ce5" table:formula="of:=[.$M$6]*[.I57]+[.$M$7]*[.H57]+[.$M$8]*[.G57]+[.$M$9]*[.F57]+[.$M$10]*[.E57]+[.$M$11]" office:value-type="float" office:value="1037070.13879716">
            <text:p>1037070.14</text:p>
          </table:table-cell>
          <table:table-cell table:style-name="ce5" table:formula="of:=[.N57]+[.C57]" office:value-type="float" office:value="1037058.21458262">
            <text:p>1037058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" table:formula="of:=RAND()*50-25" office:value-type="float" office:value="1.56941363820806">
            <text:p>1.57</text:p>
          </table:table-cell>
          <table:table-cell table:style-name="ce6" office:value-type="float" office:value="1">
            <text:p>1.00</text:p>
          </table:table-cell>
          <table:table-cell table:style-name="ce5" table:formula="of:=LOG([.G58])/LOG(2)" office:value-type="float" office:value="8.71424551766612">
            <text:p>8.71</text:p>
          </table:table-cell>
          <table:table-cell table:style-name="ce5" table:formula="of:=[.G58]^(0.5)" office:value-type="float" office:value="20.4939015319192">
            <text:p>20.49</text:p>
          </table:table-cell>
          <table:table-cell table:style-name="ce5" office:value-type="float" office:value="420">
            <text:p>420.00</text:p>
          </table:table-cell>
          <table:table-cell table:style-name="ce5" table:formula="of:=[.G58]*[.E58]" office:value-type="float" office:value="3659.98311741977">
            <text:p>3659.98</text:p>
          </table:table-cell>
          <table:table-cell table:style-name="ce5" table:formula="of:=[.G58]*[.G58]" office:value-type="float" office:value="176400">
            <text:p>176400.00</text:p>
          </table:table-cell>
          <table:table-cell table:style-name="ce5" table:formula="of:=[.$C$6]*[.G58]+[.$C$7]" office:value-type="float" office:value="422">
            <text:p>422.00</text:p>
          </table:table-cell>
          <table:table-cell table:style-name="ce5" table:formula="of:=[.$C$6]*[.G58]+[.$C$7]*[.D58]+[.C58]" office:value-type="float" office:value="423.569413638208">
            <text:p>423.57</text:p>
          </table:table-cell>
          <table:table-cell table:style-name="ce5" table:formula="of:=[.$G$6]*[.I58]+[.$G$7]*[.G58]+[.$G$8]" office:value-type="float" office:value="530885">
            <text:p>530885.00</text:p>
          </table:table-cell>
          <table:table-cell table:style-name="ce5" table:formula="of:=[.$G$6]*[.I58]+[.$G$7]*[.G58]+[.$G$8]*[.D58]+2000*[.C58]" office:value-type="float" office:value="534023.827276416">
            <text:p>534023.83</text:p>
          </table:table-cell>
          <table:table-cell table:style-name="ce5" table:formula="of:=[.$M$6]*[.I58]+[.$M$7]*[.H58]+[.$M$8]*[.G58]+[.$M$9]*[.F58]+[.$M$10]*[.E58]+[.$M$11]" office:value-type="float" office:value="1087662.4693909">
            <text:p>1087662.47</text:p>
          </table:table-cell>
          <table:table-cell table:style-name="ce5" table:formula="of:=[.N58]+[.C58]" office:value-type="float" office:value="1087664.03880454">
            <text:p>1087664.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" table:formula="of:=RAND()*50-25" office:value-type="float" office:value="4.12501085083932">
            <text:p>4.13</text:p>
          </table:table-cell>
          <table:table-cell table:style-name="ce6" office:value-type="float" office:value="1">
            <text:p>1.00</text:p>
          </table:table-cell>
          <table:table-cell table:style-name="ce5" table:formula="of:=LOG([.G59])/LOG(2)" office:value-type="float" office:value="8.74819284958946">
            <text:p>8.75</text:p>
          </table:table-cell>
          <table:table-cell table:style-name="ce5" table:formula="of:=[.G59]^(0.5)" office:value-type="float" office:value="20.7364413533277">
            <text:p>20.74</text:p>
          </table:table-cell>
          <table:table-cell table:style-name="ce5" office:value-type="float" office:value="430">
            <text:p>430.00</text:p>
          </table:table-cell>
          <table:table-cell table:style-name="ce5" table:formula="of:=[.G59]*[.E59]" office:value-type="float" office:value="3761.72292532347">
            <text:p>3761.72</text:p>
          </table:table-cell>
          <table:table-cell table:style-name="ce5" table:formula="of:=[.G59]*[.G59]" office:value-type="float" office:value="184900">
            <text:p>184900.00</text:p>
          </table:table-cell>
          <table:table-cell table:style-name="ce5" table:formula="of:=[.$C$6]*[.G59]+[.$C$7]" office:value-type="float" office:value="432">
            <text:p>432.00</text:p>
          </table:table-cell>
          <table:table-cell table:style-name="ce5" table:formula="of:=[.$C$6]*[.G59]+[.$C$7]*[.D59]+[.C59]" office:value-type="float" office:value="436.125010850839">
            <text:p>436.13</text:p>
          </table:table-cell>
          <table:table-cell table:style-name="ce5" table:formula="of:=[.$G$6]*[.I59]+[.$G$7]*[.G59]+[.$G$8]" office:value-type="float" office:value="556425">
            <text:p>556425.00</text:p>
          </table:table-cell>
          <table:table-cell table:style-name="ce5" table:formula="of:=[.$G$6]*[.I59]+[.$G$7]*[.G59]+[.$G$8]*[.D59]+2000*[.C59]" office:value-type="float" office:value="564675.021701679">
            <text:p>564675.02</text:p>
          </table:table-cell>
          <table:table-cell table:style-name="ce5" table:formula="of:=[.$M$6]*[.I59]+[.$M$7]*[.H59]+[.$M$8]*[.G59]+[.$M$9]*[.F59]+[.$M$10]*[.E59]+[.$M$11]" office:value-type="float" office:value="1139457.17037794">
            <text:p>1139457.17</text:p>
          </table:table-cell>
          <table:table-cell table:style-name="ce5" table:formula="of:=[.N59]+[.C59]" office:value-type="float" office:value="1139461.29538879">
            <text:p>1139461.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" table:formula="of:=RAND()*50-25" office:value-type="float" office:value="-9.94434150634334">
            <text:p>-9.94</text:p>
          </table:table-cell>
          <table:table-cell table:style-name="ce6" office:value-type="float" office:value="1">
            <text:p>1.00</text:p>
          </table:table-cell>
          <table:table-cell table:style-name="ce5" table:formula="of:=LOG([.G60])/LOG(2)" office:value-type="float" office:value="8.78135971352466">
            <text:p>8.78</text:p>
          </table:table-cell>
          <table:table-cell table:style-name="ce5" table:formula="of:=[.G60]^(0.5)" office:value-type="float" office:value="20.976176963403">
            <text:p>20.98</text:p>
          </table:table-cell>
          <table:table-cell table:style-name="ce5" office:value-type="float" office:value="440">
            <text:p>440.00</text:p>
          </table:table-cell>
          <table:table-cell table:style-name="ce5" table:formula="of:=[.G60]*[.E60]" office:value-type="float" office:value="3863.79827395085">
            <text:p>3863.80</text:p>
          </table:table-cell>
          <table:table-cell table:style-name="ce5" table:formula="of:=[.G60]*[.G60]" office:value-type="float" office:value="193600">
            <text:p>193600.00</text:p>
          </table:table-cell>
          <table:table-cell table:style-name="ce5" table:formula="of:=[.$C$6]*[.G60]+[.$C$7]" office:value-type="float" office:value="442">
            <text:p>442.00</text:p>
          </table:table-cell>
          <table:table-cell table:style-name="ce5" table:formula="of:=[.$C$6]*[.G60]+[.$C$7]*[.D60]+[.C60]" office:value-type="float" office:value="432.055658493657">
            <text:p>432.06</text:p>
          </table:table-cell>
          <table:table-cell table:style-name="ce5" table:formula="of:=[.$G$6]*[.I60]+[.$G$7]*[.G60]+[.$G$8]" office:value-type="float" office:value="582565">
            <text:p>582565.00</text:p>
          </table:table-cell>
          <table:table-cell table:style-name="ce5" table:formula="of:=[.$G$6]*[.I60]+[.$G$7]*[.G60]+[.$G$8]*[.D60]+2000*[.C60]" office:value-type="float" office:value="562676.316987313">
            <text:p>562676.32</text:p>
          </table:table-cell>
          <table:table-cell table:style-name="ce5" table:formula="of:=[.$M$6]*[.I60]+[.$M$7]*[.H60]+[.$M$8]*[.G60]+[.$M$9]*[.F60]+[.$M$10]*[.E60]+[.$M$11]" office:value-type="float" office:value="1192454.18710746">
            <text:p>1192454.19</text:p>
          </table:table-cell>
          <table:table-cell table:style-name="ce5" table:formula="of:=[.N60]+[.C60]" office:value-type="float" office:value="1192444.24276596">
            <text:p>1192444.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5" table:formula="of:=RAND()*50-25" office:value-type="float" office:value="7.74391567101702">
            <text:p>7.74</text:p>
          </table:table-cell>
          <table:table-cell table:style-name="ce6" office:value-type="float" office:value="1">
            <text:p>1.00</text:p>
          </table:table-cell>
          <table:table-cell table:style-name="ce5" table:formula="of:=LOG([.G61])/LOG(2)" office:value-type="float" office:value="8.81378119121704">
            <text:p>8.81</text:p>
          </table:table-cell>
          <table:table-cell table:style-name="ce5" table:formula="of:=[.G61]^(0.5)" office:value-type="float" office:value="21.2132034355964">
            <text:p>21.21</text:p>
          </table:table-cell>
          <table:table-cell table:style-name="ce5" office:value-type="float" office:value="450">
            <text:p>450.00</text:p>
          </table:table-cell>
          <table:table-cell table:style-name="ce5" table:formula="of:=[.G61]*[.E61]" office:value-type="float" office:value="3966.20153604767">
            <text:p>3966.20</text:p>
          </table:table-cell>
          <table:table-cell table:style-name="ce5" table:formula="of:=[.G61]*[.G61]" office:value-type="float" office:value="202500">
            <text:p>202500.00</text:p>
          </table:table-cell>
          <table:table-cell table:style-name="ce5" table:formula="of:=[.$C$6]*[.G61]+[.$C$7]" office:value-type="float" office:value="452">
            <text:p>452.00</text:p>
          </table:table-cell>
          <table:table-cell table:style-name="ce5" table:formula="of:=[.$C$6]*[.G61]+[.$C$7]*[.D61]+[.C61]" office:value-type="float" office:value="459.743915671017">
            <text:p>459.74</text:p>
          </table:table-cell>
          <table:table-cell table:style-name="ce5" table:formula="of:=[.$G$6]*[.I61]+[.$G$7]*[.G61]+[.$G$8]" office:value-type="float" office:value="609305">
            <text:p>609305.00</text:p>
          </table:table-cell>
          <table:table-cell table:style-name="ce5" table:formula="of:=[.$G$6]*[.I61]+[.$G$7]*[.G61]+[.$G$8]*[.D61]+2000*[.C61]" office:value-type="float" office:value="624792.831342034">
            <text:p>624792.83</text:p>
          </table:table-cell>
          <table:table-cell table:style-name="ce5" table:formula="of:=[.$M$6]*[.I61]+[.$M$7]*[.H61]+[.$M$8]*[.G61]+[.$M$9]*[.F61]+[.$M$10]*[.E61]+[.$M$11]" office:value-type="float" office:value="1246653.46739517">
            <text:p>1246653.47</text:p>
          </table:table-cell>
          <table:table-cell table:style-name="ce5" table:formula="of:=[.N61]+[.C61]" office:value-type="float" office:value="1246661.21131084">
            <text:p>1246661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5" table:formula="of:=RAND()*50-25" office:value-type="float" office:value="2.4330165120773">
            <text:p>2.43</text:p>
          </table:table-cell>
          <table:table-cell table:style-name="ce6" office:value-type="float" office:value="1">
            <text:p>1.00</text:p>
          </table:table-cell>
          <table:table-cell table:style-name="ce5" table:formula="of:=LOG([.G62])/LOG(2)" office:value-type="float" office:value="8.84549005094438">
            <text:p>8.85</text:p>
          </table:table-cell>
          <table:table-cell table:style-name="ce5" table:formula="of:=[.G62]^(0.5)" office:value-type="float" office:value="21.4476105895272">
            <text:p>21.45</text:p>
          </table:table-cell>
          <table:table-cell table:style-name="ce5" office:value-type="float" office:value="460">
            <text:p>460.00</text:p>
          </table:table-cell>
          <table:table-cell table:style-name="ce5" table:formula="of:=[.G62]*[.E62]" office:value-type="float" office:value="4068.92542343441">
            <text:p>4068.93</text:p>
          </table:table-cell>
          <table:table-cell table:style-name="ce5" table:formula="of:=[.G62]*[.G62]" office:value-type="float" office:value="211600">
            <text:p>211600.00</text:p>
          </table:table-cell>
          <table:table-cell table:style-name="ce5" table:formula="of:=[.$C$6]*[.G62]+[.$C$7]" office:value-type="float" office:value="462">
            <text:p>462.00</text:p>
          </table:table-cell>
          <table:table-cell table:style-name="ce5" table:formula="of:=[.$C$6]*[.G62]+[.$C$7]*[.D62]+[.C62]" office:value-type="float" office:value="464.433016512077">
            <text:p>464.43</text:p>
          </table:table-cell>
          <table:table-cell table:style-name="ce5" table:formula="of:=[.$G$6]*[.I62]+[.$G$7]*[.G62]+[.$G$8]" office:value-type="float" office:value="636645">
            <text:p>636645.00</text:p>
          </table:table-cell>
          <table:table-cell table:style-name="ce5" table:formula="of:=[.$G$6]*[.I62]+[.$G$7]*[.G62]+[.$G$8]*[.D62]+2000*[.C62]" office:value-type="float" office:value="641511.033024155">
            <text:p>641511.03</text:p>
          </table:table-cell>
          <table:table-cell table:style-name="ce5" table:formula="of:=[.$M$6]*[.I62]+[.$M$7]*[.H62]+[.$M$8]*[.G62]+[.$M$9]*[.F62]+[.$M$10]*[.E62]+[.$M$11]" office:value-type="float" office:value="1302054.96135986">
            <text:p>1302054.96</text:p>
          </table:table-cell>
          <table:table-cell table:style-name="ce5" table:formula="of:=[.N62]+[.C62]" office:value-type="float" office:value="1302057.39437637">
            <text:p>1302057.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5" table:formula="of:=RAND()*50-25" office:value-type="float" office:value="16.0711892996915">
            <text:p>16.07</text:p>
          </table:table-cell>
          <table:table-cell table:style-name="ce6" office:value-type="float" office:value="1">
            <text:p>1.00</text:p>
          </table:table-cell>
          <table:table-cell table:style-name="ce5" table:formula="of:=LOG([.G63])/LOG(2)" office:value-type="float" office:value="8.876516946565">
            <text:p>8.88</text:p>
          </table:table-cell>
          <table:table-cell table:style-name="ce5" table:formula="of:=[.G63]^(0.5)" office:value-type="float" office:value="21.6794833886788">
            <text:p>21.68</text:p>
          </table:table-cell>
          <table:table-cell table:style-name="ce5" office:value-type="float" office:value="470">
            <text:p>470.00</text:p>
          </table:table-cell>
          <table:table-cell table:style-name="ce5" table:formula="of:=[.G63]*[.E63]" office:value-type="float" office:value="4171.96296488555">
            <text:p>4171.96</text:p>
          </table:table-cell>
          <table:table-cell table:style-name="ce5" table:formula="of:=[.G63]*[.G63]" office:value-type="float" office:value="220900">
            <text:p>220900.00</text:p>
          </table:table-cell>
          <table:table-cell table:style-name="ce5" table:formula="of:=[.$C$6]*[.G63]+[.$C$7]" office:value-type="float" office:value="472">
            <text:p>472.00</text:p>
          </table:table-cell>
          <table:table-cell table:style-name="ce5" table:formula="of:=[.$C$6]*[.G63]+[.$C$7]*[.D63]+[.C63]" office:value-type="float" office:value="488.071189299691">
            <text:p>488.07</text:p>
          </table:table-cell>
          <table:table-cell table:style-name="ce5" table:formula="of:=[.$G$6]*[.I63]+[.$G$7]*[.G63]+[.$G$8]" office:value-type="float" office:value="664585">
            <text:p>664585.00</text:p>
          </table:table-cell>
          <table:table-cell table:style-name="ce5" table:formula="of:=[.$G$6]*[.I63]+[.$G$7]*[.G63]+[.$G$8]*[.D63]+2000*[.C63]" office:value-type="float" office:value="696727.378599383">
            <text:p>696727.38</text:p>
          </table:table-cell>
          <table:table-cell table:style-name="ce5" table:formula="of:=[.$M$6]*[.I63]+[.$M$7]*[.H63]+[.$M$8]*[.G63]+[.$M$9]*[.F63]+[.$M$10]*[.E63]+[.$M$11]" office:value-type="float" office:value="1358658.62127416">
            <text:p>1358658.62</text:p>
          </table:table-cell>
          <table:table-cell table:style-name="ce5" table:formula="of:=[.N63]+[.C63]" office:value-type="float" office:value="1358674.69246346">
            <text:p>1358674.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5" table:formula="of:=RAND()*50-25" office:value-type="float" office:value="9.56053449772298">
            <text:p>9.56</text:p>
          </table:table-cell>
          <table:table-cell table:style-name="ce6" office:value-type="float" office:value="1">
            <text:p>1.00</text:p>
          </table:table-cell>
          <table:table-cell table:style-name="ce5" table:formula="of:=LOG([.G64])/LOG(2)" office:value-type="float" office:value="8.90689059560852">
            <text:p>8.91</text:p>
          </table:table-cell>
          <table:table-cell table:style-name="ce5" table:formula="of:=[.G64]^(0.5)" office:value-type="float" office:value="21.9089023002066">
            <text:p>21.91</text:p>
          </table:table-cell>
          <table:table-cell table:style-name="ce5" office:value-type="float" office:value="480">
            <text:p>480.00</text:p>
          </table:table-cell>
          <table:table-cell table:style-name="ce5" table:formula="of:=[.G64]*[.E64]" office:value-type="float" office:value="4275.30748589209">
            <text:p>4275.31</text:p>
          </table:table-cell>
          <table:table-cell table:style-name="ce5" table:formula="of:=[.G64]*[.G64]" office:value-type="float" office:value="230400">
            <text:p>230400.00</text:p>
          </table:table-cell>
          <table:table-cell table:style-name="ce5" table:formula="of:=[.$C$6]*[.G64]+[.$C$7]" office:value-type="float" office:value="482">
            <text:p>482.00</text:p>
          </table:table-cell>
          <table:table-cell table:style-name="ce5" table:formula="of:=[.$C$6]*[.G64]+[.$C$7]*[.D64]+[.C64]" office:value-type="float" office:value="491.560534497723">
            <text:p>491.56</text:p>
          </table:table-cell>
          <table:table-cell table:style-name="ce5" table:formula="of:=[.$G$6]*[.I64]+[.$G$7]*[.G64]+[.$G$8]" office:value-type="float" office:value="693125">
            <text:p>693125.00</text:p>
          </table:table-cell>
          <table:table-cell table:style-name="ce5" table:formula="of:=[.$G$6]*[.I64]+[.$G$7]*[.G64]+[.$G$8]*[.D64]+2000*[.C64]" office:value-type="float" office:value="712246.068995446">
            <text:p>712246.07</text:p>
          </table:table-cell>
          <table:table-cell table:style-name="ce5" table:formula="of:=[.$M$6]*[.I64]+[.$M$7]*[.H64]+[.$M$8]*[.G64]+[.$M$9]*[.F64]+[.$M$10]*[.E64]+[.$M$11]" office:value-type="float" office:value="1416464.4014279">
            <text:p>1416464.40</text:p>
          </table:table-cell>
          <table:table-cell table:style-name="ce5" table:formula="of:=[.N64]+[.C64]" office:value-type="float" office:value="1416473.9619624">
            <text:p>1416473.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5" table:formula="of:=RAND()*50-25" office:value-type="float" office:value="15.0054155266844">
            <text:p>15.01</text:p>
          </table:table-cell>
          <table:table-cell table:style-name="ce6" office:value-type="float" office:value="1">
            <text:p>1.00</text:p>
          </table:table-cell>
          <table:table-cell table:style-name="ce5" table:formula="of:=LOG([.G65])/LOG(2)" office:value-type="float" office:value="8.93663793900257">
            <text:p>8.94</text:p>
          </table:table-cell>
          <table:table-cell table:style-name="ce5" table:formula="of:=[.G65]^(0.5)" office:value-type="float" office:value="22.1359436211787">
            <text:p>22.14</text:p>
          </table:table-cell>
          <table:table-cell table:style-name="ce5" office:value-type="float" office:value="490">
            <text:p>490.00</text:p>
          </table:table-cell>
          <table:table-cell table:style-name="ce5" table:formula="of:=[.G65]*[.E65]" office:value-type="float" office:value="4378.95259011126">
            <text:p>4378.95</text:p>
          </table:table-cell>
          <table:table-cell table:style-name="ce5" table:formula="of:=[.G65]*[.G65]" office:value-type="float" office:value="240100">
            <text:p>240100.00</text:p>
          </table:table-cell>
          <table:table-cell table:style-name="ce5" table:formula="of:=[.$C$6]*[.G65]+[.$C$7]" office:value-type="float" office:value="492">
            <text:p>492.00</text:p>
          </table:table-cell>
          <table:table-cell table:style-name="ce5" table:formula="of:=[.$C$6]*[.G65]+[.$C$7]*[.D65]+[.C65]" office:value-type="float" office:value="507.005415526684">
            <text:p>507.01</text:p>
          </table:table-cell>
          <table:table-cell table:style-name="ce5" table:formula="of:=[.$G$6]*[.I65]+[.$G$7]*[.G65]+[.$G$8]" office:value-type="float" office:value="722265">
            <text:p>722265.00</text:p>
          </table:table-cell>
          <table:table-cell table:style-name="ce5" table:formula="of:=[.$G$6]*[.I65]+[.$G$7]*[.G65]+[.$G$8]*[.D65]+2000*[.C65]" office:value-type="float" office:value="752275.831053369">
            <text:p>752275.83</text:p>
          </table:table-cell>
          <table:table-cell table:style-name="ce5" table:formula="of:=[.$M$6]*[.I65]+[.$M$7]*[.H65]+[.$M$8]*[.G65]+[.$M$9]*[.F65]+[.$M$10]*[.E65]+[.$M$11]" office:value-type="float" office:value="1475472.25800276">
            <text:p>1475472.26</text:p>
          </table:table-cell>
          <table:table-cell table:style-name="ce5" table:formula="of:=[.N65]+[.C65]" office:value-type="float" office:value="1475487.26341829">
            <text:p>1475487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5" table:formula="of:=RAND()*50-25" office:value-type="float" office:value="16.1125691491179">
            <text:p>16.11</text:p>
          </table:table-cell>
          <table:table-cell table:style-name="ce6" office:value-type="float" office:value="1">
            <text:p>1.00</text:p>
          </table:table-cell>
          <table:table-cell table:style-name="ce5" table:formula="of:=LOG([.G66])/LOG(2)" office:value-type="float" office:value="8.96578428466209">
            <text:p>8.97</text:p>
          </table:table-cell>
          <table:table-cell table:style-name="ce5" table:formula="of:=[.G66]^(0.5)" office:value-type="float" office:value="22.3606797749979">
            <text:p>22.36</text:p>
          </table:table-cell>
          <table:table-cell table:style-name="ce5" office:value-type="float" office:value="500">
            <text:p>500.00</text:p>
          </table:table-cell>
          <table:table-cell table:style-name="ce5" table:formula="of:=[.G66]*[.E66]" office:value-type="float" office:value="4482.89214233104">
            <text:p>4482.89</text:p>
          </table:table-cell>
          <table:table-cell table:style-name="ce5" table:formula="of:=[.G66]*[.G66]" office:value-type="float" office:value="250000">
            <text:p>250000.00</text:p>
          </table:table-cell>
          <table:table-cell table:style-name="ce5" table:formula="of:=[.$C$6]*[.G66]+[.$C$7]" office:value-type="float" office:value="502">
            <text:p>502.00</text:p>
          </table:table-cell>
          <table:table-cell table:style-name="ce5" table:formula="of:=[.$C$6]*[.G66]+[.$C$7]*[.D66]+[.C66]" office:value-type="float" office:value="518.112569149118">
            <text:p>518.11</text:p>
          </table:table-cell>
          <table:table-cell table:style-name="ce5" table:formula="of:=[.$G$6]*[.I66]+[.$G$7]*[.G66]+[.$G$8]" office:value-type="float" office:value="752005">
            <text:p>752005.00</text:p>
          </table:table-cell>
          <table:table-cell table:style-name="ce5" table:formula="of:=[.$G$6]*[.I66]+[.$G$7]*[.G66]+[.$G$8]*[.D66]+2000*[.C66]" office:value-type="float" office:value="784230.138298236">
            <text:p>784230.14</text:p>
          </table:table-cell>
          <table:table-cell table:style-name="ce5" table:formula="of:=[.$M$6]*[.I66]+[.$M$7]*[.H66]+[.$M$8]*[.G66]+[.$M$9]*[.F66]+[.$M$10]*[.E66]+[.$M$11]" office:value-type="float" office:value="1535682.14895714">
            <text:p>1535682.15</text:p>
          </table:table-cell>
          <table:table-cell table:style-name="ce5" table:formula="of:=[.N66]+[.C66]" office:value-type="float" office:value="1535698.26152629">
            <text:p>1535698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5" table:formula="of:=RAND()*50-25" office:value-type="float" office:value="15.7167147495784">
            <text:p>15.72</text:p>
          </table:table-cell>
          <table:table-cell table:style-name="ce6" office:value-type="float" office:value="1">
            <text:p>1.00</text:p>
          </table:table-cell>
          <table:table-cell table:style-name="ce5" table:formula="of:=LOG([.G67])/LOG(2)" office:value-type="float" office:value="8.99435343685886">
            <text:p>8.99</text:p>
          </table:table-cell>
          <table:table-cell table:style-name="ce5" table:formula="of:=[.G67]^(0.5)" office:value-type="float" office:value="22.5831795812724">
            <text:p>22.58</text:p>
          </table:table-cell>
          <table:table-cell table:style-name="ce5" office:value-type="float" office:value="510">
            <text:p>510.00</text:p>
          </table:table-cell>
          <table:table-cell table:style-name="ce5" table:formula="of:=[.G67]*[.E67]" office:value-type="float" office:value="4587.12025279802">
            <text:p>4587.12</text:p>
          </table:table-cell>
          <table:table-cell table:style-name="ce5" table:formula="of:=[.G67]*[.G67]" office:value-type="float" office:value="260100">
            <text:p>260100.00</text:p>
          </table:table-cell>
          <table:table-cell table:style-name="ce5" table:formula="of:=[.$C$6]*[.G67]+[.$C$7]" office:value-type="float" office:value="512">
            <text:p>512.00</text:p>
          </table:table-cell>
          <table:table-cell table:style-name="ce5" table:formula="of:=[.$C$6]*[.G67]+[.$C$7]*[.D67]+[.C67]" office:value-type="float" office:value="527.716714749578">
            <text:p>527.72</text:p>
          </table:table-cell>
          <table:table-cell table:style-name="ce5" table:formula="of:=[.$G$6]*[.I67]+[.$G$7]*[.G67]+[.$G$8]" office:value-type="float" office:value="782345">
            <text:p>782345.00</text:p>
          </table:table-cell>
          <table:table-cell table:style-name="ce5" table:formula="of:=[.$G$6]*[.I67]+[.$G$7]*[.G67]+[.$G$8]*[.D67]+2000*[.C67]" office:value-type="float" office:value="813778.429499157">
            <text:p>813778.43</text:p>
          </table:table-cell>
          <table:table-cell table:style-name="ce5" table:formula="of:=[.$M$6]*[.I67]+[.$M$7]*[.H67]+[.$M$8]*[.G67]+[.$M$9]*[.F67]+[.$M$10]*[.E67]+[.$M$11]" office:value-type="float" office:value="1597094.03392019">
            <text:p>1597094.03</text:p>
          </table:table-cell>
          <table:table-cell table:style-name="ce5" table:formula="of:=[.N67]+[.C67]" office:value-type="float" office:value="1597109.75063494">
            <text:p>1597109.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5" table:formula="of:=RAND()*50-25" office:value-type="float" office:value="-2.76859581936151">
            <text:p>-2.77</text:p>
          </table:table-cell>
          <table:table-cell table:style-name="ce6" office:value-type="float" office:value="1">
            <text:p>1.00</text:p>
          </table:table-cell>
          <table:table-cell table:style-name="ce5" table:formula="of:=LOG([.G68])/LOG(2)" office:value-type="float" office:value="9.02236781302846">
            <text:p>9.02</text:p>
          </table:table-cell>
          <table:table-cell table:style-name="ce5" table:formula="of:=[.G68]^(0.5)" office:value-type="float" office:value="22.8035085019828">
            <text:p>22.80</text:p>
          </table:table-cell>
          <table:table-cell table:style-name="ce5" office:value-type="float" office:value="520">
            <text:p>520.00</text:p>
          </table:table-cell>
          <table:table-cell table:style-name="ce5" table:formula="of:=[.G68]*[.E68]" office:value-type="float" office:value="4691.6312627748">
            <text:p>4691.63</text:p>
          </table:table-cell>
          <table:table-cell table:style-name="ce5" table:formula="of:=[.G68]*[.G68]" office:value-type="float" office:value="270400">
            <text:p>270400.00</text:p>
          </table:table-cell>
          <table:table-cell table:style-name="ce5" table:formula="of:=[.$C$6]*[.G68]+[.$C$7]" office:value-type="float" office:value="522">
            <text:p>522.00</text:p>
          </table:table-cell>
          <table:table-cell table:style-name="ce5" table:formula="of:=[.$C$6]*[.G68]+[.$C$7]*[.D68]+[.C68]" office:value-type="float" office:value="519.231404180639">
            <text:p>519.23</text:p>
          </table:table-cell>
          <table:table-cell table:style-name="ce5" table:formula="of:=[.$G$6]*[.I68]+[.$G$7]*[.G68]+[.$G$8]" office:value-type="float" office:value="813285">
            <text:p>813285.00</text:p>
          </table:table-cell>
          <table:table-cell table:style-name="ce5" table:formula="of:=[.$G$6]*[.I68]+[.$G$7]*[.G68]+[.$G$8]*[.D68]+2000*[.C68]" office:value-type="float" office:value="807747.808361277">
            <text:p>807747.81</text:p>
          </table:table-cell>
          <table:table-cell table:style-name="ce5" table:formula="of:=[.$M$6]*[.I68]+[.$M$7]*[.H68]+[.$M$8]*[.G68]+[.$M$9]*[.F68]+[.$M$10]*[.E68]+[.$M$11]" office:value-type="float" office:value="1659707.87409407">
            <text:p>1659707.87</text:p>
          </table:table-cell>
          <table:table-cell table:style-name="ce5" table:formula="of:=[.N68]+[.C68]" office:value-type="float" office:value="1659705.10549825">
            <text:p>1659705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5" table:formula="of:=RAND()*50-25" office:value-type="float" office:value="0.100138341076672">
            <text:p>0.10</text:p>
          </table:table-cell>
          <table:table-cell table:style-name="ce6" office:value-type="float" office:value="1">
            <text:p>1.00</text:p>
          </table:table-cell>
          <table:table-cell table:style-name="ce5" table:formula="of:=LOG([.G69])/LOG(2)" office:value-type="float" office:value="9.04984854945056">
            <text:p>9.05</text:p>
          </table:table-cell>
          <table:table-cell table:style-name="ce5" table:formula="of:=[.G69]^(0.5)" office:value-type="float" office:value="23.0217288664427">
            <text:p>23.02</text:p>
          </table:table-cell>
          <table:table-cell table:style-name="ce5" office:value-type="float" office:value="530">
            <text:p>530.00</text:p>
          </table:table-cell>
          <table:table-cell table:style-name="ce5" table:formula="of:=[.G69]*[.E69]" office:value-type="float" office:value="4796.4197312088">
            <text:p>4796.42</text:p>
          </table:table-cell>
          <table:table-cell table:style-name="ce5" table:formula="of:=[.G69]*[.G69]" office:value-type="float" office:value="280900">
            <text:p>280900.00</text:p>
          </table:table-cell>
          <table:table-cell table:style-name="ce5" table:formula="of:=[.$C$6]*[.G69]+[.$C$7]" office:value-type="float" office:value="532">
            <text:p>532.00</text:p>
          </table:table-cell>
          <table:table-cell table:style-name="ce5" table:formula="of:=[.$C$6]*[.G69]+[.$C$7]*[.D69]+[.C69]" office:value-type="float" office:value="532.100138341077">
            <text:p>532.10</text:p>
          </table:table-cell>
          <table:table-cell table:style-name="ce5" table:formula="of:=[.$G$6]*[.I69]+[.$G$7]*[.G69]+[.$G$8]" office:value-type="float" office:value="844825">
            <text:p>844825.00</text:p>
          </table:table-cell>
          <table:table-cell table:style-name="ce5" table:formula="of:=[.$G$6]*[.I69]+[.$G$7]*[.G69]+[.$G$8]*[.D69]+2000*[.C69]" office:value-type="float" office:value="845025.276682153">
            <text:p>845025.28</text:p>
          </table:table-cell>
          <table:table-cell table:style-name="ce5" table:formula="of:=[.$M$6]*[.I69]+[.$M$7]*[.H69]+[.$M$8]*[.G69]+[.$M$9]*[.F69]+[.$M$10]*[.E69]+[.$M$11]" office:value-type="float" office:value="1723523.63216375">
            <text:p>1723523.63</text:p>
          </table:table-cell>
          <table:table-cell table:style-name="ce5" table:formula="of:=[.N69]+[.C69]" office:value-type="float" office:value="1723523.7323021">
            <text:p>1723523.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5" table:formula="of:=RAND()*50-25" office:value-type="float" office:value="17.7629699814133">
            <text:p>17.76</text:p>
          </table:table-cell>
          <table:table-cell table:style-name="ce6" office:value-type="float" office:value="1">
            <text:p>1.00</text:p>
          </table:table-cell>
          <table:table-cell table:style-name="ce5" table:formula="of:=LOG([.G70])/LOG(2)" office:value-type="float" office:value="9.07681559705083">
            <text:p>9.08</text:p>
          </table:table-cell>
          <table:table-cell table:style-name="ce5" table:formula="of:=[.G70]^(0.5)" office:value-type="float" office:value="23.2379000772445">
            <text:p>23.24</text:p>
          </table:table-cell>
          <table:table-cell table:style-name="ce5" office:value-type="float" office:value="540">
            <text:p>540.00</text:p>
          </table:table-cell>
          <table:table-cell table:style-name="ce5" table:formula="of:=[.G70]*[.E70]" office:value-type="float" office:value="4901.48042240745">
            <text:p>4901.48</text:p>
          </table:table-cell>
          <table:table-cell table:style-name="ce5" table:formula="of:=[.G70]*[.G70]" office:value-type="float" office:value="291600">
            <text:p>291600.00</text:p>
          </table:table-cell>
          <table:table-cell table:style-name="ce5" table:formula="of:=[.$C$6]*[.G70]+[.$C$7]" office:value-type="float" office:value="542">
            <text:p>542.00</text:p>
          </table:table-cell>
          <table:table-cell table:style-name="ce5" table:formula="of:=[.$C$6]*[.G70]+[.$C$7]*[.D70]+[.C70]" office:value-type="float" office:value="559.762969981413">
            <text:p>559.76</text:p>
          </table:table-cell>
          <table:table-cell table:style-name="ce5" table:formula="of:=[.$G$6]*[.I70]+[.$G$7]*[.G70]+[.$G$8]" office:value-type="float" office:value="876965">
            <text:p>876965.00</text:p>
          </table:table-cell>
          <table:table-cell table:style-name="ce5" table:formula="of:=[.$G$6]*[.I70]+[.$G$7]*[.G70]+[.$G$8]*[.D70]+2000*[.C70]" office:value-type="float" office:value="912490.939962827">
            <text:p>912490.94</text:p>
          </table:table-cell>
          <table:table-cell table:style-name="ce5" table:formula="of:=[.$M$6]*[.I70]+[.$M$7]*[.H70]+[.$M$8]*[.G70]+[.$M$9]*[.F70]+[.$M$10]*[.E70]+[.$M$11]" office:value-type="float" office:value="1788541.27221352">
            <text:p>1788541.27</text:p>
          </table:table-cell>
          <table:table-cell table:style-name="ce5" table:formula="of:=[.N70]+[.C70]" office:value-type="float" office:value="1788559.0351835">
            <text:p>1788559.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5" table:formula="of:=RAND()*50-25" office:value-type="float" office:value="0.0148245482705534">
            <text:p>0.01</text:p>
          </table:table-cell>
          <table:table-cell table:style-name="ce6" office:value-type="float" office:value="1">
            <text:p>1.00</text:p>
          </table:table-cell>
          <table:table-cell table:style-name="ce5" table:formula="of:=LOG([.G71])/LOG(2)" office:value-type="float" office:value="9.10328780841202">
            <text:p>9.10</text:p>
          </table:table-cell>
          <table:table-cell table:style-name="ce5" table:formula="of:=[.G71]^(0.5)" office:value-type="float" office:value="23.4520787991171">
            <text:p>23.45</text:p>
          </table:table-cell>
          <table:table-cell table:style-name="ce5" office:value-type="float" office:value="550">
            <text:p>550.00</text:p>
          </table:table-cell>
          <table:table-cell table:style-name="ce5" table:formula="of:=[.G71]*[.E71]" office:value-type="float" office:value="5006.80829462661">
            <text:p>5006.81</text:p>
          </table:table-cell>
          <table:table-cell table:style-name="ce5" table:formula="of:=[.G71]*[.G71]" office:value-type="float" office:value="302500">
            <text:p>302500.00</text:p>
          </table:table-cell>
          <table:table-cell table:style-name="ce5" table:formula="of:=[.$C$6]*[.G71]+[.$C$7]" office:value-type="float" office:value="552">
            <text:p>552.00</text:p>
          </table:table-cell>
          <table:table-cell table:style-name="ce5" table:formula="of:=[.$C$6]*[.G71]+[.$C$7]*[.D71]+[.C71]" office:value-type="float" office:value="552.014824548271">
            <text:p>552.01</text:p>
          </table:table-cell>
          <table:table-cell table:style-name="ce5" table:formula="of:=[.$G$6]*[.I71]+[.$G$7]*[.G71]+[.$G$8]" office:value-type="float" office:value="909705">
            <text:p>909705.00</text:p>
          </table:table-cell>
          <table:table-cell table:style-name="ce5" table:formula="of:=[.$G$6]*[.I71]+[.$G$7]*[.G71]+[.$G$8]*[.D71]+2000*[.C71]" office:value-type="float" office:value="909734.649096541">
            <text:p>909734.65</text:p>
          </table:table-cell>
          <table:table-cell table:style-name="ce5" table:formula="of:=[.$M$6]*[.I71]+[.$M$7]*[.H71]+[.$M$8]*[.G71]+[.$M$9]*[.F71]+[.$M$10]*[.E71]+[.$M$11]" office:value-type="float" office:value="1854760.75964966">
            <text:p>1854760.76</text:p>
          </table:table-cell>
          <table:table-cell table:style-name="ce5" table:formula="of:=[.N71]+[.C71]" office:value-type="float" office:value="1854760.77447421">
            <text:p>1854760.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5" table:formula="of:=RAND()*50-25" office:value-type="float" office:value="4.96781177353114">
            <text:p>4.97</text:p>
          </table:table-cell>
          <table:table-cell table:style-name="ce6" office:value-type="float" office:value="1">
            <text:p>1.00</text:p>
          </table:table-cell>
          <table:table-cell table:style-name="ce5" table:formula="of:=LOG([.G72])/LOG(2)" office:value-type="float" office:value="9.12928301694497">
            <text:p>9.13</text:p>
          </table:table-cell>
          <table:table-cell table:style-name="ce5" table:formula="of:=[.G72]^(0.5)" office:value-type="float" office:value="23.6643191323985">
            <text:p>23.66</text:p>
          </table:table-cell>
          <table:table-cell table:style-name="ce5" office:value-type="float" office:value="560">
            <text:p>560.00</text:p>
          </table:table-cell>
          <table:table-cell table:style-name="ce5" table:formula="of:=[.G72]*[.E72]" office:value-type="float" office:value="5112.39848948918">
            <text:p>5112.40</text:p>
          </table:table-cell>
          <table:table-cell table:style-name="ce5" table:formula="of:=[.G72]*[.G72]" office:value-type="float" office:value="313600">
            <text:p>313600.00</text:p>
          </table:table-cell>
          <table:table-cell table:style-name="ce5" table:formula="of:=[.$C$6]*[.G72]+[.$C$7]" office:value-type="float" office:value="562">
            <text:p>562.00</text:p>
          </table:table-cell>
          <table:table-cell table:style-name="ce5" table:formula="of:=[.$C$6]*[.G72]+[.$C$7]*[.D72]+[.C72]" office:value-type="float" office:value="566.967811773531">
            <text:p>566.97</text:p>
          </table:table-cell>
          <table:table-cell table:style-name="ce5" table:formula="of:=[.$G$6]*[.I72]+[.$G$7]*[.G72]+[.$G$8]" office:value-type="float" office:value="943045">
            <text:p>943045.00</text:p>
          </table:table-cell>
          <table:table-cell table:style-name="ce5" table:formula="of:=[.$G$6]*[.I72]+[.$G$7]*[.G72]+[.$G$8]*[.D72]+2000*[.C72]" office:value-type="float" office:value="952980.623547062">
            <text:p>952980.62</text:p>
          </table:table-cell>
          <table:table-cell table:style-name="ce5" table:formula="of:=[.$M$6]*[.I72]+[.$M$7]*[.H72]+[.$M$8]*[.G72]+[.$M$9]*[.F72]+[.$M$10]*[.E72]+[.$M$11]" office:value-type="float" office:value="1922182.06112879">
            <text:p>1922182.06</text:p>
          </table:table-cell>
          <table:table-cell table:style-name="ce5" table:formula="of:=[.N72]+[.C72]" office:value-type="float" office:value="1922187.02894056">
            <text:p>1922187.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5" table:formula="of:=RAND()*50-25" office:value-type="float" office:value="-4.98941043624654">
            <text:p>-4.99</text:p>
          </table:table-cell>
          <table:table-cell table:style-name="ce6" office:value-type="float" office:value="1">
            <text:p>1.00</text:p>
          </table:table-cell>
          <table:table-cell table:style-name="ce5" table:formula="of:=LOG([.G73])/LOG(2)" office:value-type="float" office:value="9.15481810905211">
            <text:p>9.15</text:p>
          </table:table-cell>
          <table:table-cell table:style-name="ce5" table:formula="of:=[.G73]^(0.5)" office:value-type="float" office:value="23.8746727726266">
            <text:p>23.87</text:p>
          </table:table-cell>
          <table:table-cell table:style-name="ce5" office:value-type="float" office:value="570">
            <text:p>570.00</text:p>
          </table:table-cell>
          <table:table-cell table:style-name="ce5" table:formula="of:=[.G73]*[.E73]" office:value-type="float" office:value="5218.2463221597">
            <text:p>5218.25</text:p>
          </table:table-cell>
          <table:table-cell table:style-name="ce5" table:formula="of:=[.G73]*[.G73]" office:value-type="float" office:value="324900">
            <text:p>324900.00</text:p>
          </table:table-cell>
          <table:table-cell table:style-name="ce5" table:formula="of:=[.$C$6]*[.G73]+[.$C$7]" office:value-type="float" office:value="572">
            <text:p>572.00</text:p>
          </table:table-cell>
          <table:table-cell table:style-name="ce5" table:formula="of:=[.$C$6]*[.G73]+[.$C$7]*[.D73]+[.C73]" office:value-type="float" office:value="567.010589563753">
            <text:p>567.01</text:p>
          </table:table-cell>
          <table:table-cell table:style-name="ce5" table:formula="of:=[.$G$6]*[.I73]+[.$G$7]*[.G73]+[.$G$8]" office:value-type="float" office:value="976985">
            <text:p>976985.00</text:p>
          </table:table-cell>
          <table:table-cell table:style-name="ce5" table:formula="of:=[.$G$6]*[.I73]+[.$G$7]*[.G73]+[.$G$8]*[.D73]+2000*[.C73]" office:value-type="float" office:value="967006.179127507">
            <text:p>967006.18</text:p>
          </table:table-cell>
          <table:table-cell table:style-name="ce5" table:formula="of:=[.$M$6]*[.I73]+[.$M$7]*[.H73]+[.$M$8]*[.G73]+[.$M$9]*[.F73]+[.$M$10]*[.E73]+[.$M$11]" office:value-type="float" office:value="1990805.14449116">
            <text:p>1990805.14</text:p>
          </table:table-cell>
          <table:table-cell table:style-name="ce5" table:formula="of:=[.N73]+[.C73]" office:value-type="float" office:value="1990800.15508073">
            <text:p>1990800.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5" table:formula="of:=RAND()*50-25" office:value-type="float" office:value="9.68938147416338">
            <text:p>9.69</text:p>
          </table:table-cell>
          <table:table-cell table:style-name="ce6" office:value-type="float" office:value="1">
            <text:p>1.00</text:p>
          </table:table-cell>
          <table:table-cell table:style-name="ce5" table:formula="of:=LOG([.G74])/LOG(2)" office:value-type="float" office:value="9.17990909001493">
            <text:p>9.18</text:p>
          </table:table-cell>
          <table:table-cell table:style-name="ce5" table:formula="of:=[.G74]^(0.5)" office:value-type="float" office:value="24.0831891575846">
            <text:p>24.08</text:p>
          </table:table-cell>
          <table:table-cell table:style-name="ce5" office:value-type="float" office:value="580">
            <text:p>580.00</text:p>
          </table:table-cell>
          <table:table-cell table:style-name="ce5" table:formula="of:=[.G74]*[.E74]" office:value-type="float" office:value="5324.34727220866">
            <text:p>5324.35</text:p>
          </table:table-cell>
          <table:table-cell table:style-name="ce5" table:formula="of:=[.G74]*[.G74]" office:value-type="float" office:value="336400">
            <text:p>336400.00</text:p>
          </table:table-cell>
          <table:table-cell table:style-name="ce5" table:formula="of:=[.$C$6]*[.G74]+[.$C$7]" office:value-type="float" office:value="582">
            <text:p>582.00</text:p>
          </table:table-cell>
          <table:table-cell table:style-name="ce5" table:formula="of:=[.$C$6]*[.G74]+[.$C$7]*[.D74]+[.C74]" office:value-type="float" office:value="591.689381474163">
            <text:p>591.69</text:p>
          </table:table-cell>
          <table:table-cell table:style-name="ce5" table:formula="of:=[.$G$6]*[.I74]+[.$G$7]*[.G74]+[.$G$8]" office:value-type="float" office:value="1011525">
            <text:p>1011525.00</text:p>
          </table:table-cell>
          <table:table-cell table:style-name="ce5" table:formula="of:=[.$G$6]*[.I74]+[.$G$7]*[.G74]+[.$G$8]*[.D74]+2000*[.C74]" office:value-type="float" office:value="1030903.76294833">
            <text:p>1030903.76</text:p>
          </table:table-cell>
          <table:table-cell table:style-name="ce5" table:formula="of:=[.$M$6]*[.I74]+[.$M$7]*[.H74]+[.$M$8]*[.G74]+[.$M$9]*[.F74]+[.$M$10]*[.E74]+[.$M$11]" office:value-type="float" office:value="2060629.97869878">
            <text:p>2060629.98</text:p>
          </table:table-cell>
          <table:table-cell table:style-name="ce5" table:formula="of:=[.N74]+[.C74]" office:value-type="float" office:value="2060639.66808025">
            <text:p>2060639.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5" table:formula="of:=RAND()*50-25" office:value-type="float" office:value="-10.7947872485966">
            <text:p>-10.79</text:p>
          </table:table-cell>
          <table:table-cell table:style-name="ce6" office:value-type="float" office:value="1">
            <text:p>1.00</text:p>
          </table:table-cell>
          <table:table-cell table:style-name="ce5" table:formula="of:=LOG([.G75])/LOG(2)" office:value-type="float" office:value="9.2045711442492">
            <text:p>9.20</text:p>
          </table:table-cell>
          <table:table-cell table:style-name="ce5" table:formula="of:=[.G75]^(0.5)" office:value-type="float" office:value="24.2899156029822">
            <text:p>24.29</text:p>
          </table:table-cell>
          <table:table-cell table:style-name="ce5" office:value-type="float" office:value="590">
            <text:p>590.00</text:p>
          </table:table-cell>
          <table:table-cell table:style-name="ce5" table:formula="of:=[.G75]*[.E75]" office:value-type="float" office:value="5430.69697510703">
            <text:p>5430.70</text:p>
          </table:table-cell>
          <table:table-cell table:style-name="ce5" table:formula="of:=[.G75]*[.G75]" office:value-type="float" office:value="348100">
            <text:p>348100.00</text:p>
          </table:table-cell>
          <table:table-cell table:style-name="ce5" table:formula="of:=[.$C$6]*[.G75]+[.$C$7]" office:value-type="float" office:value="592">
            <text:p>592.00</text:p>
          </table:table-cell>
          <table:table-cell table:style-name="ce5" table:formula="of:=[.$C$6]*[.G75]+[.$C$7]*[.D75]+[.C75]" office:value-type="float" office:value="581.205212751403">
            <text:p>581.21</text:p>
          </table:table-cell>
          <table:table-cell table:style-name="ce5" table:formula="of:=[.$G$6]*[.I75]+[.$G$7]*[.G75]+[.$G$8]" office:value-type="float" office:value="1046665">
            <text:p>1046665.00</text:p>
          </table:table-cell>
          <table:table-cell table:style-name="ce5" table:formula="of:=[.$G$6]*[.I75]+[.$G$7]*[.G75]+[.$G$8]*[.D75]+2000*[.C75]" office:value-type="float" office:value="1025075.42550281">
            <text:p>1025075.43</text:p>
          </table:table-cell>
          <table:table-cell table:style-name="ce5" table:formula="of:=[.$M$6]*[.I75]+[.$M$7]*[.H75]+[.$M$8]*[.G75]+[.$M$9]*[.F75]+[.$M$10]*[.E75]+[.$M$11]" office:value-type="float" office:value="2131656.53377762">
            <text:p>2131656.53</text:p>
          </table:table-cell>
          <table:table-cell table:style-name="ce5" table:formula="of:=[.N75]+[.C75]" office:value-type="float" office:value="2131645.73899037">
            <text:p>2131645.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table:formula="of:=RAND()*50-25" office:value-type="float" office:value="23.4190027345903">
            <text:p>23.42</text:p>
          </table:table-cell>
          <table:table-cell table:style-name="ce6" office:value-type="float" office:value="1">
            <text:p>1.00</text:p>
          </table:table-cell>
          <table:table-cell table:style-name="ce5" table:formula="of:=LOG([.G76])/LOG(2)" office:value-type="float" office:value="9.22881869049588">
            <text:p>9.23</text:p>
          </table:table-cell>
          <table:table-cell table:style-name="ce5" table:formula="of:=[.G76]^(0.5)" office:value-type="float" office:value="24.4948974278318">
            <text:p>24.49</text:p>
          </table:table-cell>
          <table:table-cell table:style-name="ce5" office:value-type="float" office:value="600">
            <text:p>600.00</text:p>
          </table:table-cell>
          <table:table-cell table:style-name="ce5" table:formula="of:=[.G76]*[.E76]" office:value-type="float" office:value="5537.29121429753">
            <text:p>5537.29</text:p>
          </table:table-cell>
          <table:table-cell table:style-name="ce5" table:formula="of:=[.G76]*[.G76]" office:value-type="float" office:value="360000">
            <text:p>360000.00</text:p>
          </table:table-cell>
          <table:table-cell table:style-name="ce5" table:formula="of:=[.$C$6]*[.G76]+[.$C$7]" office:value-type="float" office:value="602">
            <text:p>602.00</text:p>
          </table:table-cell>
          <table:table-cell table:style-name="ce5" table:formula="of:=[.$C$6]*[.G76]+[.$C$7]*[.D76]+[.C76]" office:value-type="float" office:value="625.41900273459">
            <text:p>625.42</text:p>
          </table:table-cell>
          <table:table-cell table:style-name="ce5" table:formula="of:=[.$G$6]*[.I76]+[.$G$7]*[.G76]+[.$G$8]" office:value-type="float" office:value="1082405">
            <text:p>1082405.00</text:p>
          </table:table-cell>
          <table:table-cell table:style-name="ce5" table:formula="of:=[.$G$6]*[.I76]+[.$G$7]*[.G76]+[.$G$8]*[.D76]+2000*[.C76]" office:value-type="float" office:value="1129243.00546918">
            <text:p>1129243.01</text:p>
          </table:table-cell>
          <table:table-cell table:style-name="ce5" table:formula="of:=[.$M$6]*[.I76]+[.$M$7]*[.H76]+[.$M$8]*[.G76]+[.$M$9]*[.F76]+[.$M$10]*[.E76]+[.$M$11]" office:value-type="float" office:value="2203884.78076384">
            <text:p>2203884.78</text:p>
          </table:table-cell>
          <table:table-cell table:style-name="ce5" table:formula="of:=[.N76]+[.C76]" office:value-type="float" office:value="2203908.19976657">
            <text:p>2203908.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5" table:formula="of:=RAND()*50-25" office:value-type="float" office:value="9.40081551671028">
            <text:p>9.40</text:p>
          </table:table-cell>
          <table:table-cell table:style-name="ce6" office:value-type="float" office:value="1">
            <text:p>1.00</text:p>
          </table:table-cell>
          <table:table-cell table:style-name="ce5" table:formula="of:=LOG([.G77])/LOG(2)" office:value-type="float" office:value="9.25266543245025">
            <text:p>9.25</text:p>
          </table:table-cell>
          <table:table-cell table:style-name="ce5" table:formula="of:=[.G77]^(0.5)" office:value-type="float" office:value="24.6981780704569">
            <text:p>24.70</text:p>
          </table:table-cell>
          <table:table-cell table:style-name="ce5" office:value-type="float" office:value="610">
            <text:p>610.00</text:p>
          </table:table-cell>
          <table:table-cell table:style-name="ce5" table:formula="of:=[.G77]*[.E77]" office:value-type="float" office:value="5644.12591379465">
            <text:p>5644.13</text:p>
          </table:table-cell>
          <table:table-cell table:style-name="ce5" table:formula="of:=[.G77]*[.G77]" office:value-type="float" office:value="372100">
            <text:p>372100.00</text:p>
          </table:table-cell>
          <table:table-cell table:style-name="ce5" table:formula="of:=[.$C$6]*[.G77]+[.$C$7]" office:value-type="float" office:value="612">
            <text:p>612.00</text:p>
          </table:table-cell>
          <table:table-cell table:style-name="ce5" table:formula="of:=[.$C$6]*[.G77]+[.$C$7]*[.D77]+[.C77]" office:value-type="float" office:value="621.40081551671">
            <text:p>621.40</text:p>
          </table:table-cell>
          <table:table-cell table:style-name="ce5" table:formula="of:=[.$G$6]*[.I77]+[.$G$7]*[.G77]+[.$G$8]" office:value-type="float" office:value="1118745">
            <text:p>1118745.00</text:p>
          </table:table-cell>
          <table:table-cell table:style-name="ce5" table:formula="of:=[.$G$6]*[.I77]+[.$G$7]*[.G77]+[.$G$8]*[.D77]+2000*[.C77]" office:value-type="float" office:value="1137546.63103342">
            <text:p>1137546.63</text:p>
          </table:table-cell>
          <table:table-cell table:style-name="ce5" table:formula="of:=[.$M$6]*[.I77]+[.$M$7]*[.H77]+[.$M$8]*[.G77]+[.$M$9]*[.F77]+[.$M$10]*[.E77]+[.$M$11]" office:value-type="float" office:value="2277314.69165352">
            <text:p>2277314.69</text:p>
          </table:table-cell>
          <table:table-cell table:style-name="ce5" table:formula="of:=[.N77]+[.C77]" office:value-type="float" office:value="2277324.09246904">
            <text:p>2277324.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5" table:formula="of:=RAND()*50-25" office:value-type="float" office:value="-16.4647569763474">
            <text:p>-16.46</text:p>
          </table:table-cell>
          <table:table-cell table:style-name="ce6" office:value-type="float" office:value="1">
            <text:p>1.00</text:p>
          </table:table-cell>
          <table:table-cell table:style-name="ce5" table:formula="of:=LOG([.G78])/LOG(2)" office:value-type="float" office:value="9.27612440527424">
            <text:p>9.28</text:p>
          </table:table-cell>
          <table:table-cell table:style-name="ce5" table:formula="of:=[.G78]^(0.5)" office:value-type="float" office:value="24.8997991959775">
            <text:p>24.90</text:p>
          </table:table-cell>
          <table:table-cell table:style-name="ce5" office:value-type="float" office:value="620">
            <text:p>620.00</text:p>
          </table:table-cell>
          <table:table-cell table:style-name="ce5" table:formula="of:=[.G78]*[.E78]" office:value-type="float" office:value="5751.19713127003">
            <text:p>5751.20</text:p>
          </table:table-cell>
          <table:table-cell table:style-name="ce5" table:formula="of:=[.G78]*[.G78]" office:value-type="float" office:value="384400">
            <text:p>384400.00</text:p>
          </table:table-cell>
          <table:table-cell table:style-name="ce5" table:formula="of:=[.$C$6]*[.G78]+[.$C$7]" office:value-type="float" office:value="622">
            <text:p>622.00</text:p>
          </table:table-cell>
          <table:table-cell table:style-name="ce5" table:formula="of:=[.$C$6]*[.G78]+[.$C$7]*[.D78]+[.C78]" office:value-type="float" office:value="605.535243023653">
            <text:p>605.54</text:p>
          </table:table-cell>
          <table:table-cell table:style-name="ce5" table:formula="of:=[.$G$6]*[.I78]+[.$G$7]*[.G78]+[.$G$8]" office:value-type="float" office:value="1155685">
            <text:p>1155685.00</text:p>
          </table:table-cell>
          <table:table-cell table:style-name="ce5" table:formula="of:=[.$G$6]*[.I78]+[.$G$7]*[.G78]+[.$G$8]*[.D78]+2000*[.C78]" office:value-type="float" office:value="1122755.48604731">
            <text:p>1122755.49</text:p>
          </table:table-cell>
          <table:table-cell table:style-name="ce5" table:formula="of:=[.$M$6]*[.I78]+[.$M$7]*[.H78]+[.$M$8]*[.G78]+[.$M$9]*[.F78]+[.$M$10]*[.E78]+[.$M$11]" office:value-type="float" office:value="2351946.23935571">
            <text:p>2351946.24</text:p>
          </table:table-cell>
          <table:table-cell table:style-name="ce5" table:formula="of:=[.N78]+[.C78]" office:value-type="float" office:value="2351929.77459873">
            <text:p>2351929.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5" table:formula="of:=RAND()*50-25" office:value-type="float" office:value="-12.3307190719061">
            <text:p>-12.33</text:p>
          </table:table-cell>
          <table:table-cell table:style-name="ce6" office:value-type="float" office:value="1">
            <text:p>1.00</text:p>
          </table:table-cell>
          <table:table-cell table:style-name="ce5" table:formula="of:=LOG([.G79])/LOG(2)" office:value-type="float" office:value="9.29920801838728">
            <text:p>9.30</text:p>
          </table:table-cell>
          <table:table-cell table:style-name="ce5" table:formula="of:=[.G79]^(0.5)" office:value-type="float" office:value="25.0998007960223">
            <text:p>25.10</text:p>
          </table:table-cell>
          <table:table-cell table:style-name="ce5" office:value-type="float" office:value="630">
            <text:p>630.00</text:p>
          </table:table-cell>
          <table:table-cell table:style-name="ce5" table:formula="of:=[.G79]*[.E79]" office:value-type="float" office:value="5858.50105158399">
            <text:p>5858.50</text:p>
          </table:table-cell>
          <table:table-cell table:style-name="ce5" table:formula="of:=[.G79]*[.G79]" office:value-type="float" office:value="396900">
            <text:p>396900.00</text:p>
          </table:table-cell>
          <table:table-cell table:style-name="ce5" table:formula="of:=[.$C$6]*[.G79]+[.$C$7]" office:value-type="float" office:value="632">
            <text:p>632.00</text:p>
          </table:table-cell>
          <table:table-cell table:style-name="ce5" table:formula="of:=[.$C$6]*[.G79]+[.$C$7]*[.D79]+[.C79]" office:value-type="float" office:value="619.669280928094">
            <text:p>619.67</text:p>
          </table:table-cell>
          <table:table-cell table:style-name="ce5" table:formula="of:=[.$G$6]*[.I79]+[.$G$7]*[.G79]+[.$G$8]" office:value-type="float" office:value="1193225">
            <text:p>1193225.00</text:p>
          </table:table-cell>
          <table:table-cell table:style-name="ce5" table:formula="of:=[.$G$6]*[.I79]+[.$G$7]*[.G79]+[.$G$8]*[.D79]+2000*[.C79]" office:value-type="float" office:value="1168563.56185619">
            <text:p>1168563.56</text:p>
          </table:table-cell>
          <table:table-cell table:style-name="ce5" table:formula="of:=[.$M$6]*[.I79]+[.$M$7]*[.H79]+[.$M$8]*[.G79]+[.$M$9]*[.F79]+[.$M$10]*[.E79]+[.$M$11]" office:value-type="float" office:value="2427779.39764844">
            <text:p>2427779.40</text:p>
          </table:table-cell>
          <table:table-cell table:style-name="ce5" table:formula="of:=[.N79]+[.C79]" office:value-type="float" office:value="2427767.06692936">
            <text:p>2427767.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5" table:formula="of:=RAND()*50-25" office:value-type="float" office:value="3.56089147971943">
            <text:p>3.56</text:p>
          </table:table-cell>
          <table:table-cell table:style-name="ce6" office:value-type="float" office:value="1">
            <text:p>1.00</text:p>
          </table:table-cell>
          <table:table-cell table:style-name="ce5" table:formula="of:=LOG([.G80])/LOG(2)" office:value-type="float" office:value="9.32192809488736">
            <text:p>9.32</text:p>
          </table:table-cell>
          <table:table-cell table:style-name="ce5" table:formula="of:=[.G80]^(0.5)" office:value-type="float" office:value="25.298221281347">
            <text:p>25.30</text:p>
          </table:table-cell>
          <table:table-cell table:style-name="ce5" office:value-type="float" office:value="640">
            <text:p>640.00</text:p>
          </table:table-cell>
          <table:table-cell table:style-name="ce5" table:formula="of:=[.G80]*[.E80]" office:value-type="float" office:value="5966.03398072791">
            <text:p>5966.03</text:p>
          </table:table-cell>
          <table:table-cell table:style-name="ce5" table:formula="of:=[.G80]*[.G80]" office:value-type="float" office:value="409600">
            <text:p>409600.00</text:p>
          </table:table-cell>
          <table:table-cell table:style-name="ce5" table:formula="of:=[.$C$6]*[.G80]+[.$C$7]" office:value-type="float" office:value="642">
            <text:p>642.00</text:p>
          </table:table-cell>
          <table:table-cell table:style-name="ce5" table:formula="of:=[.$C$6]*[.G80]+[.$C$7]*[.D80]+[.C80]" office:value-type="float" office:value="645.560891479719">
            <text:p>645.56</text:p>
          </table:table-cell>
          <table:table-cell table:style-name="ce5" table:formula="of:=[.$G$6]*[.I80]+[.$G$7]*[.G80]+[.$G$8]" office:value-type="float" office:value="1231365">
            <text:p>1231365.00</text:p>
          </table:table-cell>
          <table:table-cell table:style-name="ce5" table:formula="of:=[.$G$6]*[.I80]+[.$G$7]*[.G80]+[.$G$8]*[.D80]+2000*[.C80]" office:value-type="float" office:value="1238486.78295944">
            <text:p>1238486.78</text:p>
          </table:table-cell>
          <table:table-cell table:style-name="ce5" table:formula="of:=[.$M$6]*[.I80]+[.$M$7]*[.H80]+[.$M$8]*[.G80]+[.$M$9]*[.F80]+[.$M$10]*[.E80]+[.$M$11]" office:value-type="float" office:value="2504814.14113758">
            <text:p>2504814.14</text:p>
          </table:table-cell>
          <table:table-cell table:style-name="ce5" table:formula="of:=[.N80]+[.C80]" office:value-type="float" office:value="2504817.70202906">
            <text:p>2504817.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5" table:formula="of:=RAND()*50-25" office:value-type="float" office:value="22.8381886612624">
            <text:p>22.84</text:p>
          </table:table-cell>
          <table:table-cell table:style-name="ce6" office:value-type="float" office:value="1">
            <text:p>1.00</text:p>
          </table:table-cell>
          <table:table-cell table:style-name="ce5" table:formula="of:=LOG([.G81])/LOG(2)" office:value-type="float" office:value="9.34429590791582">
            <text:p>9.34</text:p>
          </table:table-cell>
          <table:table-cell table:style-name="ce5" table:formula="of:=[.G81]^(0.5)" office:value-type="float" office:value="25.4950975679639">
            <text:p>25.50</text:p>
          </table:table-cell>
          <table:table-cell table:style-name="ce5" office:value-type="float" office:value="650">
            <text:p>650.00</text:p>
          </table:table-cell>
          <table:table-cell table:style-name="ce5" table:formula="of:=[.G81]*[.E81]" office:value-type="float" office:value="6073.79234014528">
            <text:p>6073.79</text:p>
          </table:table-cell>
          <table:table-cell table:style-name="ce5" table:formula="of:=[.G81]*[.G81]" office:value-type="float" office:value="422500">
            <text:p>422500.00</text:p>
          </table:table-cell>
          <table:table-cell table:style-name="ce5" table:formula="of:=[.$C$6]*[.G81]+[.$C$7]" office:value-type="float" office:value="652">
            <text:p>652.00</text:p>
          </table:table-cell>
          <table:table-cell table:style-name="ce5" table:formula="of:=[.$C$6]*[.G81]+[.$C$7]*[.D81]+[.C81]" office:value-type="float" office:value="674.838188661262">
            <text:p>674.84</text:p>
          </table:table-cell>
          <table:table-cell table:style-name="ce5" table:formula="of:=[.$G$6]*[.I81]+[.$G$7]*[.G81]+[.$G$8]" office:value-type="float" office:value="1270105">
            <text:p>1270105.00</text:p>
          </table:table-cell>
          <table:table-cell table:style-name="ce5" table:formula="of:=[.$G$6]*[.I81]+[.$G$7]*[.G81]+[.$G$8]*[.D81]+2000*[.C81]" office:value-type="float" office:value="1315781.37732252">
            <text:p>1315781.38</text:p>
          </table:table-cell>
          <table:table-cell table:style-name="ce5" table:formula="of:=[.$M$6]*[.I81]+[.$M$7]*[.H81]+[.$M$8]*[.G81]+[.$M$9]*[.F81]+[.$M$10]*[.E81]+[.$M$11]" office:value-type="float" office:value="2583050.44521821">
            <text:p>2583050.45</text:p>
          </table:table-cell>
          <table:table-cell table:style-name="ce5" table:formula="of:=[.N81]+[.C81]" office:value-type="float" office:value="2583073.28340687">
            <text:p>2583073.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5" table:formula="of:=RAND()*50-25" office:value-type="float" office:value="-23.3942831517197">
            <text:p>-23.39</text:p>
          </table:table-cell>
          <table:table-cell table:style-name="ce6" office:value-type="float" office:value="1">
            <text:p>1.00</text:p>
          </table:table-cell>
          <table:table-cell table:style-name="ce5" table:formula="of:=LOG([.G82])/LOG(2)" office:value-type="float" office:value="9.36632221424582">
            <text:p>9.37</text:p>
          </table:table-cell>
          <table:table-cell table:style-name="ce5" table:formula="of:=[.G82]^(0.5)" office:value-type="float" office:value="25.6904651573303">
            <text:p>25.69</text:p>
          </table:table-cell>
          <table:table-cell table:style-name="ce5" office:value-type="float" office:value="660">
            <text:p>660.00</text:p>
          </table:table-cell>
          <table:table-cell table:style-name="ce5" table:formula="of:=[.G82]*[.E82]" office:value-type="float" office:value="6181.77266140224">
            <text:p>6181.77</text:p>
          </table:table-cell>
          <table:table-cell table:style-name="ce5" table:formula="of:=[.G82]*[.G82]" office:value-type="float" office:value="435600">
            <text:p>435600.00</text:p>
          </table:table-cell>
          <table:table-cell table:style-name="ce5" table:formula="of:=[.$C$6]*[.G82]+[.$C$7]" office:value-type="float" office:value="662">
            <text:p>662.00</text:p>
          </table:table-cell>
          <table:table-cell table:style-name="ce5" table:formula="of:=[.$C$6]*[.G82]+[.$C$7]*[.D82]+[.C82]" office:value-type="float" office:value="638.60571684828">
            <text:p>638.61</text:p>
          </table:table-cell>
          <table:table-cell table:style-name="ce5" table:formula="of:=[.$G$6]*[.I82]+[.$G$7]*[.G82]+[.$G$8]" office:value-type="float" office:value="1309445">
            <text:p>1309445.00</text:p>
          </table:table-cell>
          <table:table-cell table:style-name="ce5" table:formula="of:=[.$G$6]*[.I82]+[.$G$7]*[.G82]+[.$G$8]*[.D82]+2000*[.C82]" office:value-type="float" office:value="1262656.43369656">
            <text:p>1262656.43</text:p>
          </table:table-cell>
          <table:table-cell table:style-name="ce5" table:formula="of:=[.$M$6]*[.I82]+[.$M$7]*[.H82]+[.$M$8]*[.G82]+[.$M$9]*[.F82]+[.$M$10]*[.E82]+[.$M$11]" office:value-type="float" office:value="2662488.28603837">
            <text:p>2662488.29</text:p>
          </table:table-cell>
          <table:table-cell table:style-name="ce5" table:formula="of:=[.N82]+[.C82]" office:value-type="float" office:value="2662464.89175522">
            <text:p>2662464.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5" table:formula="of:=RAND()*50-25" office:value-type="float" office:value="10.4209647048265">
            <text:p>10.42</text:p>
          </table:table-cell>
          <table:table-cell table:style-name="ce6" office:value-type="float" office:value="1">
            <text:p>1.00</text:p>
          </table:table-cell>
          <table:table-cell table:style-name="ce5" table:formula="of:=LOG([.G83])/LOG(2)" office:value-type="float" office:value="9.38801728534514">
            <text:p>9.39</text:p>
          </table:table-cell>
          <table:table-cell table:style-name="ce5" table:formula="of:=[.G83]^(0.5)" office:value-type="float" office:value="25.8843582110896">
            <text:p>25.88</text:p>
          </table:table-cell>
          <table:table-cell table:style-name="ce5" office:value-type="float" office:value="670">
            <text:p>670.00</text:p>
          </table:table-cell>
          <table:table-cell table:style-name="ce5" table:formula="of:=[.G83]*[.E83]" office:value-type="float" office:value="6289.97158118124">
            <text:p>6289.97</text:p>
          </table:table-cell>
          <table:table-cell table:style-name="ce5" table:formula="of:=[.G83]*[.G83]" office:value-type="float" office:value="448900">
            <text:p>448900.00</text:p>
          </table:table-cell>
          <table:table-cell table:style-name="ce5" table:formula="of:=[.$C$6]*[.G83]+[.$C$7]" office:value-type="float" office:value="672">
            <text:p>672.00</text:p>
          </table:table-cell>
          <table:table-cell table:style-name="ce5" table:formula="of:=[.$C$6]*[.G83]+[.$C$7]*[.D83]+[.C83]" office:value-type="float" office:value="682.420964704826">
            <text:p>682.42</text:p>
          </table:table-cell>
          <table:table-cell table:style-name="ce5" table:formula="of:=[.$G$6]*[.I83]+[.$G$7]*[.G83]+[.$G$8]" office:value-type="float" office:value="1349385">
            <text:p>1349385.00</text:p>
          </table:table-cell>
          <table:table-cell table:style-name="ce5" table:formula="of:=[.$G$6]*[.I83]+[.$G$7]*[.G83]+[.$G$8]*[.D83]+2000*[.C83]" office:value-type="float" office:value="1370226.92940965">
            <text:p>1370226.93</text:p>
          </table:table-cell>
          <table:table-cell table:style-name="ce5" table:formula="of:=[.$M$6]*[.I83]+[.$M$7]*[.H83]+[.$M$8]*[.G83]+[.$M$9]*[.F83]+[.$M$10]*[.E83]+[.$M$11]" office:value-type="float" office:value="2743127.64046502">
            <text:p>2743127.64</text:p>
          </table:table-cell>
          <table:table-cell table:style-name="ce5" table:formula="of:=[.N83]+[.C83]" office:value-type="float" office:value="2743138.06142973">
            <text:p>2743138.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5" table:formula="of:=RAND()*50-25" office:value-type="float" office:value="-11.9513546349481">
            <text:p>-11.95</text:p>
          </table:table-cell>
          <table:table-cell table:style-name="ce6" office:value-type="float" office:value="1">
            <text:p>1.00</text:p>
          </table:table-cell>
          <table:table-cell table:style-name="ce5" table:formula="of:=LOG([.G84])/LOG(2)" office:value-type="float" office:value="9.4093909361377">
            <text:p>9.41</text:p>
          </table:table-cell>
          <table:table-cell table:style-name="ce5" table:formula="of:=[.G84]^(0.5)" office:value-type="float" office:value="26.0768096208106">
            <text:p>26.08</text:p>
          </table:table-cell>
          <table:table-cell table:style-name="ce5" office:value-type="float" office:value="680">
            <text:p>680.00</text:p>
          </table:table-cell>
          <table:table-cell table:style-name="ce5" table:formula="of:=[.G84]*[.E84]" office:value-type="float" office:value="6398.38583657364">
            <text:p>6398.39</text:p>
          </table:table-cell>
          <table:table-cell table:style-name="ce5" table:formula="of:=[.G84]*[.G84]" office:value-type="float" office:value="462400">
            <text:p>462400.00</text:p>
          </table:table-cell>
          <table:table-cell table:style-name="ce5" table:formula="of:=[.$C$6]*[.G84]+[.$C$7]" office:value-type="float" office:value="682">
            <text:p>682.00</text:p>
          </table:table-cell>
          <table:table-cell table:style-name="ce5" table:formula="of:=[.$C$6]*[.G84]+[.$C$7]*[.D84]+[.C84]" office:value-type="float" office:value="670.048645365052">
            <text:p>670.05</text:p>
          </table:table-cell>
          <table:table-cell table:style-name="ce5" table:formula="of:=[.$G$6]*[.I84]+[.$G$7]*[.G84]+[.$G$8]" office:value-type="float" office:value="1389925">
            <text:p>1389925.00</text:p>
          </table:table-cell>
          <table:table-cell table:style-name="ce5" table:formula="of:=[.$G$6]*[.I84]+[.$G$7]*[.G84]+[.$G$8]*[.D84]+2000*[.C84]" office:value-type="float" office:value="1366022.2907301">
            <text:p>1366022.29</text:p>
          </table:table-cell>
          <table:table-cell table:style-name="ce5" table:formula="of:=[.$M$6]*[.I84]+[.$M$7]*[.H84]+[.$M$8]*[.G84]+[.$M$9]*[.F84]+[.$M$10]*[.E84]+[.$M$11]" office:value-type="float" office:value="2824968.48605196">
            <text:p>2824968.49</text:p>
          </table:table-cell>
          <table:table-cell table:style-name="ce5" table:formula="of:=[.N84]+[.C84]" office:value-type="float" office:value="2824956.53469733">
            <text:p>2824956.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5" table:formula="of:=RAND()*50-25" office:value-type="float" office:value="-6.48527652956545">
            <text:p>-6.49</text:p>
          </table:table-cell>
          <table:table-cell table:style-name="ce6" office:value-type="float" office:value="1">
            <text:p>1.00</text:p>
          </table:table-cell>
          <table:table-cell table:style-name="ce5" table:formula="of:=LOG([.G85])/LOG(2)" office:value-type="float" office:value="9.43045255166553">
            <text:p>9.43</text:p>
          </table:table-cell>
          <table:table-cell table:style-name="ce5" table:formula="of:=[.G85]^(0.5)" office:value-type="float" office:value="26.2678510731274">
            <text:p>26.27</text:p>
          </table:table-cell>
          <table:table-cell table:style-name="ce5" office:value-type="float" office:value="690">
            <text:p>690.00</text:p>
          </table:table-cell>
          <table:table-cell table:style-name="ce5" table:formula="of:=[.G85]*[.E85]" office:value-type="float" office:value="6507.01226064922">
            <text:p>6507.01</text:p>
          </table:table-cell>
          <table:table-cell table:style-name="ce5" table:formula="of:=[.G85]*[.G85]" office:value-type="float" office:value="476100">
            <text:p>476100.00</text:p>
          </table:table-cell>
          <table:table-cell table:style-name="ce5" table:formula="of:=[.$C$6]*[.G85]+[.$C$7]" office:value-type="float" office:value="692">
            <text:p>692.00</text:p>
          </table:table-cell>
          <table:table-cell table:style-name="ce5" table:formula="of:=[.$C$6]*[.G85]+[.$C$7]*[.D85]+[.C85]" office:value-type="float" office:value="685.514723470435">
            <text:p>685.51</text:p>
          </table:table-cell>
          <table:table-cell table:style-name="ce5" table:formula="of:=[.$G$6]*[.I85]+[.$G$7]*[.G85]+[.$G$8]" office:value-type="float" office:value="1431065">
            <text:p>1431065.00</text:p>
          </table:table-cell>
          <table:table-cell table:style-name="ce5" table:formula="of:=[.$G$6]*[.I85]+[.$G$7]*[.G85]+[.$G$8]*[.D85]+2000*[.C85]" office:value-type="float" office:value="1418094.44694087">
            <text:p>1418094.45</text:p>
          </table:table-cell>
          <table:table-cell table:style-name="ce5" table:formula="of:=[.$M$6]*[.I85]+[.$M$7]*[.H85]+[.$M$8]*[.G85]+[.$M$9]*[.F85]+[.$M$10]*[.E85]+[.$M$11]" office:value-type="float" office:value="2908010.80100972">
            <text:p>2908010.80</text:p>
          </table:table-cell>
          <table:table-cell table:style-name="ce5" table:formula="of:=[.N85]+[.C85]" office:value-type="float" office:value="2908004.31573319">
            <text:p>2908004.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5" table:formula="of:=RAND()*50-25" office:value-type="float" office:value="0.563888589385897">
            <text:p>0.56</text:p>
          </table:table-cell>
          <table:table-cell table:style-name="ce6" office:value-type="float" office:value="1">
            <text:p>1.00</text:p>
          </table:table-cell>
          <table:table-cell table:style-name="ce5" table:formula="of:=LOG([.G86])/LOG(2)" office:value-type="float" office:value="9.45121111183233">
            <text:p>9.45</text:p>
          </table:table-cell>
          <table:table-cell table:style-name="ce5" table:formula="of:=[.G86]^(0.5)" office:value-type="float" office:value="26.4575131106459">
            <text:p>26.46</text:p>
          </table:table-cell>
          <table:table-cell table:style-name="ce5" office:value-type="float" office:value="700">
            <text:p>700.00</text:p>
          </table:table-cell>
          <table:table-cell table:style-name="ce5" table:formula="of:=[.G86]*[.E86]" office:value-type="float" office:value="6615.84777828263">
            <text:p>6615.85</text:p>
          </table:table-cell>
          <table:table-cell table:style-name="ce5" table:formula="of:=[.G86]*[.G86]" office:value-type="float" office:value="490000">
            <text:p>490000.00</text:p>
          </table:table-cell>
          <table:table-cell table:style-name="ce5" table:formula="of:=[.$C$6]*[.G86]+[.$C$7]" office:value-type="float" office:value="702">
            <text:p>702.00</text:p>
          </table:table-cell>
          <table:table-cell table:style-name="ce5" table:formula="of:=[.$C$6]*[.G86]+[.$C$7]*[.D86]+[.C86]" office:value-type="float" office:value="702.563888589386">
            <text:p>702.56</text:p>
          </table:table-cell>
          <table:table-cell table:style-name="ce5" table:formula="of:=[.$G$6]*[.I86]+[.$G$7]*[.G86]+[.$G$8]" office:value-type="float" office:value="1472805">
            <text:p>1472805.00</text:p>
          </table:table-cell>
          <table:table-cell table:style-name="ce5" table:formula="of:=[.$G$6]*[.I86]+[.$G$7]*[.G86]+[.$G$8]*[.D86]+2000*[.C86]" office:value-type="float" office:value="1473932.77717877">
            <text:p>1473932.78</text:p>
          </table:table-cell>
          <table:table-cell table:style-name="ce5" table:formula="of:=[.$M$6]*[.I86]+[.$M$7]*[.H86]+[.$M$8]*[.G86]+[.$M$9]*[.F86]+[.$M$10]*[.E86]+[.$M$11]" office:value-type="float" office:value="2992254.56417709">
            <text:p>2992254.56</text:p>
          </table:table-cell>
          <table:table-cell table:style-name="ce5" table:formula="of:=[.N86]+[.C86]" office:value-type="float" office:value="2992255.12806568">
            <text:p>2992255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5" table:formula="of:=RAND()*50-25" office:value-type="float" office:value="11.4966492517851">
            <text:p>11.50</text:p>
          </table:table-cell>
          <table:table-cell table:style-name="ce6" office:value-type="float" office:value="1">
            <text:p>1.00</text:p>
          </table:table-cell>
          <table:table-cell table:style-name="ce5" table:formula="of:=LOG([.G87])/LOG(2)" office:value-type="float" office:value="9.47167521439205">
            <text:p>9.47</text:p>
          </table:table-cell>
          <table:table-cell table:style-name="ce5" table:formula="of:=[.G87]^(0.5)" office:value-type="float" office:value="26.6458251889485">
            <text:p>26.65</text:p>
          </table:table-cell>
          <table:table-cell table:style-name="ce5" office:value-type="float" office:value="710">
            <text:p>710.00</text:p>
          </table:table-cell>
          <table:table-cell table:style-name="ce5" table:formula="of:=[.G87]*[.E87]" office:value-type="float" office:value="6724.88940221835">
            <text:p>6724.89</text:p>
          </table:table-cell>
          <table:table-cell table:style-name="ce5" table:formula="of:=[.G87]*[.G87]" office:value-type="float" office:value="504100">
            <text:p>504100.00</text:p>
          </table:table-cell>
          <table:table-cell table:style-name="ce5" table:formula="of:=[.$C$6]*[.G87]+[.$C$7]" office:value-type="float" office:value="712">
            <text:p>712.00</text:p>
          </table:table-cell>
          <table:table-cell table:style-name="ce5" table:formula="of:=[.$C$6]*[.G87]+[.$C$7]*[.D87]+[.C87]" office:value-type="float" office:value="723.496649251785">
            <text:p>723.50</text:p>
          </table:table-cell>
          <table:table-cell table:style-name="ce5" table:formula="of:=[.$G$6]*[.I87]+[.$G$7]*[.G87]+[.$G$8]" office:value-type="float" office:value="1515145">
            <text:p>1515145.00</text:p>
          </table:table-cell>
          <table:table-cell table:style-name="ce5" table:formula="of:=[.$G$6]*[.I87]+[.$G$7]*[.G87]+[.$G$8]*[.D87]+2000*[.C87]" office:value-type="float" office:value="1538138.29850357">
            <text:p>1538138.30</text:p>
          </table:table-cell>
          <table:table-cell table:style-name="ce5" table:formula="of:=[.$M$6]*[.I87]+[.$M$7]*[.H87]+[.$M$8]*[.G87]+[.$M$9]*[.F87]+[.$M$10]*[.E87]+[.$M$11]" office:value-type="float" office:value="3077699.75499437">
            <text:p>3077699.75</text:p>
          </table:table-cell>
          <table:table-cell table:style-name="ce5" table:formula="of:=[.N87]+[.C87]" office:value-type="float" office:value="3077711.25164362">
            <text:p>3077711.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5" table:formula="of:=RAND()*50-25" office:value-type="float" office:value="1.52977032121271">
            <text:p>1.53</text:p>
          </table:table-cell>
          <table:table-cell table:style-name="ce6" office:value-type="float" office:value="1">
            <text:p>1.00</text:p>
          </table:table-cell>
          <table:table-cell table:style-name="ce5" table:formula="of:=LOG([.G88])/LOG(2)" office:value-type="float" office:value="9.49185309632968">
            <text:p>9.49</text:p>
          </table:table-cell>
          <table:table-cell table:style-name="ce5" table:formula="of:=[.G88]^(0.5)" office:value-type="float" office:value="26.8328157299975">
            <text:p>26.83</text:p>
          </table:table-cell>
          <table:table-cell table:style-name="ce5" office:value-type="float" office:value="720">
            <text:p>720.00</text:p>
          </table:table-cell>
          <table:table-cell table:style-name="ce5" table:formula="of:=[.G88]*[.E88]" office:value-type="float" office:value="6834.13422935737">
            <text:p>6834.13</text:p>
          </table:table-cell>
          <table:table-cell table:style-name="ce5" table:formula="of:=[.G88]*[.G88]" office:value-type="float" office:value="518400">
            <text:p>518400.00</text:p>
          </table:table-cell>
          <table:table-cell table:style-name="ce5" table:formula="of:=[.$C$6]*[.G88]+[.$C$7]" office:value-type="float" office:value="722">
            <text:p>722.00</text:p>
          </table:table-cell>
          <table:table-cell table:style-name="ce5" table:formula="of:=[.$C$6]*[.G88]+[.$C$7]*[.D88]+[.C88]" office:value-type="float" office:value="723.529770321213">
            <text:p>723.53</text:p>
          </table:table-cell>
          <table:table-cell table:style-name="ce5" table:formula="of:=[.$G$6]*[.I88]+[.$G$7]*[.G88]+[.$G$8]" office:value-type="float" office:value="1558085">
            <text:p>1558085.00</text:p>
          </table:table-cell>
          <table:table-cell table:style-name="ce5" table:formula="of:=[.$G$6]*[.I88]+[.$G$7]*[.G88]+[.$G$8]*[.D88]+2000*[.C88]" office:value-type="float" office:value="1561144.54064243">
            <text:p>1561144.54</text:p>
          </table:table-cell>
          <table:table-cell table:style-name="ce5" table:formula="of:=[.$M$6]*[.I88]+[.$M$7]*[.H88]+[.$M$8]*[.G88]+[.$M$9]*[.F88]+[.$M$10]*[.E88]+[.$M$11]" office:value-type="float" office:value="3164346.35347803">
            <text:p>3164346.35</text:p>
          </table:table-cell>
          <table:table-cell table:style-name="ce5" table:formula="of:=[.N88]+[.C88]" office:value-type="float" office:value="3164347.88324836">
            <text:p>3164347.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5" table:formula="of:=RAND()*50-25" office:value-type="float" office:value="-13.5464057791978">
            <text:p>-13.55</text:p>
          </table:table-cell>
          <table:table-cell table:style-name="ce6" office:value-type="float" office:value="1">
            <text:p>1.00</text:p>
          </table:table-cell>
          <table:table-cell table:style-name="ce5" table:formula="of:=LOG([.G89])/LOG(2)" office:value-type="float" office:value="9.51175265376738">
            <text:p>9.51</text:p>
          </table:table-cell>
          <table:table-cell table:style-name="ce5" table:formula="of:=[.G89]^(0.5)" office:value-type="float" office:value="27.0185121722126">
            <text:p>27.02</text:p>
          </table:table-cell>
          <table:table-cell table:style-name="ce5" office:value-type="float" office:value="730">
            <text:p>730.00</text:p>
          </table:table-cell>
          <table:table-cell table:style-name="ce5" table:formula="of:=[.G89]*[.E89]" office:value-type="float" office:value="6943.57943725019">
            <text:p>6943.58</text:p>
          </table:table-cell>
          <table:table-cell table:style-name="ce5" table:formula="of:=[.G89]*[.G89]" office:value-type="float" office:value="532900">
            <text:p>532900.00</text:p>
          </table:table-cell>
          <table:table-cell table:style-name="ce5" table:formula="of:=[.$C$6]*[.G89]+[.$C$7]" office:value-type="float" office:value="732">
            <text:p>732.00</text:p>
          </table:table-cell>
          <table:table-cell table:style-name="ce5" table:formula="of:=[.$C$6]*[.G89]+[.$C$7]*[.D89]+[.C89]" office:value-type="float" office:value="718.453594220802">
            <text:p>718.45</text:p>
          </table:table-cell>
          <table:table-cell table:style-name="ce5" table:formula="of:=[.$G$6]*[.I89]+[.$G$7]*[.G89]+[.$G$8]" office:value-type="float" office:value="1601625">
            <text:p>1601625.00</text:p>
          </table:table-cell>
          <table:table-cell table:style-name="ce5" table:formula="of:=[.$G$6]*[.I89]+[.$G$7]*[.G89]+[.$G$8]*[.D89]+2000*[.C89]" office:value-type="float" office:value="1574532.1884416">
            <text:p>1574532.19</text:p>
          </table:table-cell>
          <table:table-cell table:style-name="ce5" table:formula="of:=[.$M$6]*[.I89]+[.$M$7]*[.H89]+[.$M$8]*[.G89]+[.$M$9]*[.F89]+[.$M$10]*[.E89]+[.$M$11]" office:value-type="float" office:value="3252194.34019684">
            <text:p>3252194.34</text:p>
          </table:table-cell>
          <table:table-cell table:style-name="ce5" table:formula="of:=[.N89]+[.C89]" office:value-type="float" office:value="3252180.79379106">
            <text:p>3252180.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5" table:formula="of:=RAND()*50-25" office:value-type="float" office:value="-1.9406002596952">
            <text:p>-1.94</text:p>
          </table:table-cell>
          <table:table-cell table:style-name="ce6" office:value-type="float" office:value="1">
            <text:p>1.00</text:p>
          </table:table-cell>
          <table:table-cell table:style-name="ce5" table:formula="of:=LOG([.G90])/LOG(2)" office:value-type="float" office:value="9.53138146051631">
            <text:p>9.53</text:p>
          </table:table-cell>
          <table:table-cell table:style-name="ce5" table:formula="of:=[.G90]^(0.5)" office:value-type="float" office:value="27.2029410174709">
            <text:p>27.20</text:p>
          </table:table-cell>
          <table:table-cell table:style-name="ce5" office:value-type="float" office:value="740">
            <text:p>740.00</text:p>
          </table:table-cell>
          <table:table-cell table:style-name="ce5" table:formula="of:=[.G90]*[.E90]" office:value-type="float" office:value="7053.22228078207">
            <text:p>7053.22</text:p>
          </table:table-cell>
          <table:table-cell table:style-name="ce5" table:formula="of:=[.G90]*[.G90]" office:value-type="float" office:value="547600">
            <text:p>547600.00</text:p>
          </table:table-cell>
          <table:table-cell table:style-name="ce5" table:formula="of:=[.$C$6]*[.G90]+[.$C$7]" office:value-type="float" office:value="742">
            <text:p>742.00</text:p>
          </table:table-cell>
          <table:table-cell table:style-name="ce5" table:formula="of:=[.$C$6]*[.G90]+[.$C$7]*[.D90]+[.C90]" office:value-type="float" office:value="740.059399740305">
            <text:p>740.06</text:p>
          </table:table-cell>
          <table:table-cell table:style-name="ce5" table:formula="of:=[.$G$6]*[.I90]+[.$G$7]*[.G90]+[.$G$8]" office:value-type="float" office:value="1645765">
            <text:p>1645765.00</text:p>
          </table:table-cell>
          <table:table-cell table:style-name="ce5" table:formula="of:=[.$G$6]*[.I90]+[.$G$7]*[.G90]+[.$G$8]*[.D90]+2000*[.C90]" office:value-type="float" office:value="1641883.79948061">
            <text:p>1641883.80</text:p>
          </table:table-cell>
          <table:table-cell table:style-name="ce5" table:formula="of:=[.$M$6]*[.I90]+[.$M$7]*[.H90]+[.$M$8]*[.G90]+[.$M$9]*[.F90]+[.$M$10]*[.E90]+[.$M$11]" office:value-type="float" office:value="3341243.69624924">
            <text:p>3341243.70</text:p>
          </table:table-cell>
          <table:table-cell table:style-name="ce5" table:formula="of:=[.N90]+[.C90]" office:value-type="float" office:value="3341241.75564898">
            <text:p>3341241.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5" table:formula="of:=RAND()*50-25" office:value-type="float" office:value="-12.1156716253608">
            <text:p>-12.12</text:p>
          </table:table-cell>
          <table:table-cell table:style-name="ce6" office:value-type="float" office:value="1">
            <text:p>1.00</text:p>
          </table:table-cell>
          <table:table-cell table:style-name="ce5" table:formula="of:=LOG([.G91])/LOG(2)" office:value-type="float" office:value="9.55074678538324">
            <text:p>9.55</text:p>
          </table:table-cell>
          <table:table-cell table:style-name="ce5" table:formula="of:=[.G91]^(0.5)" office:value-type="float" office:value="27.3861278752583">
            <text:p>27.39</text:p>
          </table:table-cell>
          <table:table-cell table:style-name="ce5" office:value-type="float" office:value="750">
            <text:p>750.00</text:p>
          </table:table-cell>
          <table:table-cell table:style-name="ce5" table:formula="of:=[.G91]*[.E91]" office:value-type="float" office:value="7163.06008903743">
            <text:p>7163.06</text:p>
          </table:table-cell>
          <table:table-cell table:style-name="ce5" table:formula="of:=[.G91]*[.G91]" office:value-type="float" office:value="562500">
            <text:p>562500.00</text:p>
          </table:table-cell>
          <table:table-cell table:style-name="ce5" table:formula="of:=[.$C$6]*[.G91]+[.$C$7]" office:value-type="float" office:value="752">
            <text:p>752.00</text:p>
          </table:table-cell>
          <table:table-cell table:style-name="ce5" table:formula="of:=[.$C$6]*[.G91]+[.$C$7]*[.D91]+[.C91]" office:value-type="float" office:value="739.884328374639">
            <text:p>739.88</text:p>
          </table:table-cell>
          <table:table-cell table:style-name="ce5" table:formula="of:=[.$G$6]*[.I91]+[.$G$7]*[.G91]+[.$G$8]" office:value-type="float" office:value="1690505">
            <text:p>1690505.00</text:p>
          </table:table-cell>
          <table:table-cell table:style-name="ce5" table:formula="of:=[.$G$6]*[.I91]+[.$G$7]*[.G91]+[.$G$8]*[.D91]+2000*[.C91]" office:value-type="float" office:value="1666273.65674928">
            <text:p>1666273.66</text:p>
          </table:table-cell>
          <table:table-cell table:style-name="ce5" table:formula="of:=[.$M$6]*[.I91]+[.$M$7]*[.H91]+[.$M$8]*[.G91]+[.$M$9]*[.F91]+[.$M$10]*[.E91]+[.$M$11]" office:value-type="float" office:value="3431494.40324199">
            <text:p>3431494.40</text:p>
          </table:table-cell>
          <table:table-cell table:style-name="ce5" table:formula="of:=[.N91]+[.C91]" office:value-type="float" office:value="3431482.28757037">
            <text:p>3431482.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5" table:formula="of:=RAND()*50-25" office:value-type="float" office:value="-4.18431613361463">
            <text:p>-4.18</text:p>
          </table:table-cell>
          <table:table-cell table:style-name="ce6" office:value-type="float" office:value="1">
            <text:p>1.00</text:p>
          </table:table-cell>
          <table:table-cell table:style-name="ce5" table:formula="of:=LOG([.G92])/LOG(2)" office:value-type="float" office:value="9.56985560833095">
            <text:p>9.57</text:p>
          </table:table-cell>
          <table:table-cell table:style-name="ce5" table:formula="of:=[.G92]^(0.5)" office:value-type="float" office:value="27.5680975041804">
            <text:p>27.57</text:p>
          </table:table-cell>
          <table:table-cell table:style-name="ce5" office:value-type="float" office:value="760">
            <text:p>760.00</text:p>
          </table:table-cell>
          <table:table-cell table:style-name="ce5" table:formula="of:=[.G92]*[.E92]" office:value-type="float" office:value="7273.09026233152">
            <text:p>7273.09</text:p>
          </table:table-cell>
          <table:table-cell table:style-name="ce5" table:formula="of:=[.G92]*[.G92]" office:value-type="float" office:value="577600">
            <text:p>577600.00</text:p>
          </table:table-cell>
          <table:table-cell table:style-name="ce5" table:formula="of:=[.$C$6]*[.G92]+[.$C$7]" office:value-type="float" office:value="762">
            <text:p>762.00</text:p>
          </table:table-cell>
          <table:table-cell table:style-name="ce5" table:formula="of:=[.$C$6]*[.G92]+[.$C$7]*[.D92]+[.C92]" office:value-type="float" office:value="757.815683866385">
            <text:p>757.82</text:p>
          </table:table-cell>
          <table:table-cell table:style-name="ce5" table:formula="of:=[.$G$6]*[.I92]+[.$G$7]*[.G92]+[.$G$8]" office:value-type="float" office:value="1735845">
            <text:p>1735845.00</text:p>
          </table:table-cell>
          <table:table-cell table:style-name="ce5" table:formula="of:=[.$G$6]*[.I92]+[.$G$7]*[.G92]+[.$G$8]*[.D92]+2000*[.C92]" office:value-type="float" office:value="1727476.36773277">
            <text:p>1727476.37</text:p>
          </table:table-cell>
          <table:table-cell table:style-name="ce5" table:formula="of:=[.$M$6]*[.I92]+[.$M$7]*[.H92]+[.$M$8]*[.G92]+[.$M$9]*[.F92]+[.$M$10]*[.E92]+[.$M$11]" office:value-type="float" office:value="3522946.44326994">
            <text:p>3522946.44</text:p>
          </table:table-cell>
          <table:table-cell table:style-name="ce5" table:formula="of:=[.N92]+[.C92]" office:value-type="float" office:value="3522942.25895381">
            <text:p>3522942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5" table:formula="of:=RAND()*50-25" office:value-type="float" office:value="-11.3887734361924">
            <text:p>-11.39</text:p>
          </table:table-cell>
          <table:table-cell table:style-name="ce6" office:value-type="float" office:value="1">
            <text:p>1.00</text:p>
          </table:table-cell>
          <table:table-cell table:style-name="ce5" table:formula="of:=LOG([.G93])/LOG(2)" office:value-type="float" office:value="9.58871463558226">
            <text:p>9.59</text:p>
          </table:table-cell>
          <table:table-cell table:style-name="ce5" table:formula="of:=[.G93]^(0.5)" office:value-type="float" office:value="27.7488738510232">
            <text:p>27.75</text:p>
          </table:table-cell>
          <table:table-cell table:style-name="ce5" office:value-type="float" office:value="770">
            <text:p>770.00</text:p>
          </table:table-cell>
          <table:table-cell table:style-name="ce5" table:formula="of:=[.G93]*[.E93]" office:value-type="float" office:value="7383.31026939834">
            <text:p>7383.31</text:p>
          </table:table-cell>
          <table:table-cell table:style-name="ce5" table:formula="of:=[.G93]*[.G93]" office:value-type="float" office:value="592900">
            <text:p>592900.00</text:p>
          </table:table-cell>
          <table:table-cell table:style-name="ce5" table:formula="of:=[.$C$6]*[.G93]+[.$C$7]" office:value-type="float" office:value="772">
            <text:p>772.00</text:p>
          </table:table-cell>
          <table:table-cell table:style-name="ce5" table:formula="of:=[.$C$6]*[.G93]+[.$C$7]*[.D93]+[.C93]" office:value-type="float" office:value="760.611226563808">
            <text:p>760.61</text:p>
          </table:table-cell>
          <table:table-cell table:style-name="ce5" table:formula="of:=[.$G$6]*[.I93]+[.$G$7]*[.G93]+[.$G$8]" office:value-type="float" office:value="1781785">
            <text:p>1781785.00</text:p>
          </table:table-cell>
          <table:table-cell table:style-name="ce5" table:formula="of:=[.$G$6]*[.I93]+[.$G$7]*[.G93]+[.$G$8]*[.D93]+2000*[.C93]" office:value-type="float" office:value="1759007.45312762">
            <text:p>1759007.45</text:p>
          </table:table-cell>
          <table:table-cell table:style-name="ce5" table:formula="of:=[.$M$6]*[.I93]+[.$M$7]*[.H93]+[.$M$8]*[.G93]+[.$M$9]*[.F93]+[.$M$10]*[.E93]+[.$M$11]" office:value-type="float" office:value="3615599.7988968">
            <text:p>3615599.80</text:p>
          </table:table-cell>
          <table:table-cell table:style-name="ce5" table:formula="of:=[.N93]+[.C93]" office:value-type="float" office:value="3615588.41012337">
            <text:p>3615588.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5" table:formula="of:=RAND()*50-25" office:value-type="float" office:value="-3.12806210713461">
            <text:p>-3.13</text:p>
          </table:table-cell>
          <table:table-cell table:style-name="ce6" office:value-type="float" office:value="1">
            <text:p>1.00</text:p>
          </table:table-cell>
          <table:table-cell table:style-name="ce5" table:formula="of:=LOG([.G94])/LOG(2)" office:value-type="float" office:value="9.60733031374961">
            <text:p>9.61</text:p>
          </table:table-cell>
          <table:table-cell table:style-name="ce5" table:formula="of:=[.G94]^(0.5)" office:value-type="float" office:value="27.9284800875379">
            <text:p>27.93</text:p>
          </table:table-cell>
          <table:table-cell table:style-name="ce5" office:value-type="float" office:value="780">
            <text:p>780.00</text:p>
          </table:table-cell>
          <table:table-cell table:style-name="ce5" table:formula="of:=[.G94]*[.E94]" office:value-type="float" office:value="7493.7176447247">
            <text:p>7493.72</text:p>
          </table:table-cell>
          <table:table-cell table:style-name="ce5" table:formula="of:=[.G94]*[.G94]" office:value-type="float" office:value="608400">
            <text:p>608400.00</text:p>
          </table:table-cell>
          <table:table-cell table:style-name="ce5" table:formula="of:=[.$C$6]*[.G94]+[.$C$7]" office:value-type="float" office:value="782">
            <text:p>782.00</text:p>
          </table:table-cell>
          <table:table-cell table:style-name="ce5" table:formula="of:=[.$C$6]*[.G94]+[.$C$7]*[.D94]+[.C94]" office:value-type="float" office:value="778.871937892865">
            <text:p>778.87</text:p>
          </table:table-cell>
          <table:table-cell table:style-name="ce5" table:formula="of:=[.$G$6]*[.I94]+[.$G$7]*[.G94]+[.$G$8]" office:value-type="float" office:value="1828325">
            <text:p>1828325.00</text:p>
          </table:table-cell>
          <table:table-cell table:style-name="ce5" table:formula="of:=[.$G$6]*[.I94]+[.$G$7]*[.G94]+[.$G$8]*[.D94]+2000*[.C94]" office:value-type="float" office:value="1822068.87578573">
            <text:p>1822068.88</text:p>
          </table:table-cell>
          <table:table-cell table:style-name="ce5" table:formula="of:=[.$M$6]*[.I94]+[.$M$7]*[.H94]+[.$M$8]*[.G94]+[.$M$9]*[.F94]+[.$M$10]*[.E94]+[.$M$11]" office:value-type="float" office:value="3709454.453137">
            <text:p>3709454.45</text:p>
          </table:table-cell>
          <table:table-cell table:style-name="ce5" table:formula="of:=[.N94]+[.C94]" office:value-type="float" office:value="3709451.32507489">
            <text:p>3709451.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5" table:formula="of:=RAND()*50-25" office:value-type="float" office:value="-0.627753476146609">
            <text:p>-0.63</text:p>
          </table:table-cell>
          <table:table-cell table:style-name="ce6" office:value-type="float" office:value="1">
            <text:p>1.00</text:p>
          </table:table-cell>
          <table:table-cell table:style-name="ce5" table:formula="of:=LOG([.G95])/LOG(2)" office:value-type="float" office:value="9.62570884306447">
            <text:p>9.63</text:p>
          </table:table-cell>
          <table:table-cell table:style-name="ce5" table:formula="of:=[.G95]^(0.5)" office:value-type="float" office:value="28.1069386451104">
            <text:p>28.11</text:p>
          </table:table-cell>
          <table:table-cell table:style-name="ce5" office:value-type="float" office:value="790">
            <text:p>790.00</text:p>
          </table:table-cell>
          <table:table-cell table:style-name="ce5" table:formula="of:=[.G95]*[.E95]" office:value-type="float" office:value="7604.30998602093">
            <text:p>7604.31</text:p>
          </table:table-cell>
          <table:table-cell table:style-name="ce5" table:formula="of:=[.G95]*[.G95]" office:value-type="float" office:value="624100">
            <text:p>624100.00</text:p>
          </table:table-cell>
          <table:table-cell table:style-name="ce5" table:formula="of:=[.$C$6]*[.G95]+[.$C$7]" office:value-type="float" office:value="792">
            <text:p>792.00</text:p>
          </table:table-cell>
          <table:table-cell table:style-name="ce5" table:formula="of:=[.$C$6]*[.G95]+[.$C$7]*[.D95]+[.C95]" office:value-type="float" office:value="791.372246523853">
            <text:p>791.37</text:p>
          </table:table-cell>
          <table:table-cell table:style-name="ce5" table:formula="of:=[.$G$6]*[.I95]+[.$G$7]*[.G95]+[.$G$8]" office:value-type="float" office:value="1875465">
            <text:p>1875465.00</text:p>
          </table:table-cell>
          <table:table-cell table:style-name="ce5" table:formula="of:=[.$G$6]*[.I95]+[.$G$7]*[.G95]+[.$G$8]*[.D95]+2000*[.C95]" office:value-type="float" office:value="1874209.49304771">
            <text:p>1874209.49</text:p>
          </table:table-cell>
          <table:table-cell table:style-name="ce5" table:formula="of:=[.$M$6]*[.I95]+[.$M$7]*[.H95]+[.$M$8]*[.G95]+[.$M$9]*[.F95]+[.$M$10]*[.E95]+[.$M$11]" office:value-type="float" office:value="3804510.38943838">
            <text:p>3804510.39</text:p>
          </table:table-cell>
          <table:table-cell table:style-name="ce5" table:formula="of:=[.N95]+[.C95]" office:value-type="float" office:value="3804509.76168491">
            <text:p>3804509.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5" table:formula="of:=RAND()*50-25" office:value-type="float" office:value="-2.39699154626578">
            <text:p>-2.40</text:p>
          </table:table-cell>
          <table:table-cell table:style-name="ce6" office:value-type="float" office:value="1">
            <text:p>1.00</text:p>
          </table:table-cell>
          <table:table-cell table:style-name="ce5" table:formula="of:=LOG([.G96])/LOG(2)" office:value-type="float" office:value="9.64385618977473">
            <text:p>9.64</text:p>
          </table:table-cell>
          <table:table-cell table:style-name="ce5" table:formula="of:=[.G96]^(0.5)" office:value-type="float" office:value="28.2842712474619">
            <text:p>28.28</text:p>
          </table:table-cell>
          <table:table-cell table:style-name="ce5" office:value-type="float" office:value="800">
            <text:p>800.00</text:p>
          </table:table-cell>
          <table:table-cell table:style-name="ce5" table:formula="of:=[.G96]*[.E96]" office:value-type="float" office:value="7715.08495181978">
            <text:p>7715.08</text:p>
          </table:table-cell>
          <table:table-cell table:style-name="ce5" table:formula="of:=[.G96]*[.G96]" office:value-type="float" office:value="640000">
            <text:p>640000.00</text:p>
          </table:table-cell>
          <table:table-cell table:style-name="ce5" table:formula="of:=[.$C$6]*[.G96]+[.$C$7]" office:value-type="float" office:value="802">
            <text:p>802.00</text:p>
          </table:table-cell>
          <table:table-cell table:style-name="ce5" table:formula="of:=[.$C$6]*[.G96]+[.$C$7]*[.D96]+[.C96]" office:value-type="float" office:value="799.603008453734">
            <text:p>799.60</text:p>
          </table:table-cell>
          <table:table-cell table:style-name="ce5" table:formula="of:=[.$G$6]*[.I96]+[.$G$7]*[.G96]+[.$G$8]" office:value-type="float" office:value="1923205">
            <text:p>1923205.00</text:p>
          </table:table-cell>
          <table:table-cell table:style-name="ce5" table:formula="of:=[.$G$6]*[.I96]+[.$G$7]*[.G96]+[.$G$8]*[.D96]+2000*[.C96]" office:value-type="float" office:value="1918411.01690747">
            <text:p>1918411.02</text:p>
          </table:table-cell>
          <table:table-cell table:style-name="ce5" table:formula="of:=[.$M$6]*[.I96]+[.$M$7]*[.H96]+[.$M$8]*[.G96]+[.$M$9]*[.F96]+[.$M$10]*[.E96]+[.$M$11]" office:value-type="float" office:value="3900767.59166586">
            <text:p>3900767.59</text:p>
          </table:table-cell>
          <table:table-cell table:style-name="ce5" table:formula="of:=[.N96]+[.C96]" office:value-type="float" office:value="3900765.19467432">
            <text:p>3900765.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5" table:formula="of:=RAND()*50-25" office:value-type="float" office:value="-5.92025172663853">
            <text:p>-5.92</text:p>
          </table:table-cell>
          <table:table-cell table:style-name="ce6" office:value-type="float" office:value="1">
            <text:p>1.00</text:p>
          </table:table-cell>
          <table:table-cell table:style-name="ce5" table:formula="of:=LOG([.G97])/LOG(2)" office:value-type="float" office:value="9.66177809777199">
            <text:p>9.66</text:p>
          </table:table-cell>
          <table:table-cell table:style-name="ce5" table:formula="of:=[.G97]^(0.5)" office:value-type="float" office:value="28.4604989415154">
            <text:p>28.46</text:p>
          </table:table-cell>
          <table:table-cell table:style-name="ce5" office:value-type="float" office:value="810">
            <text:p>810.00</text:p>
          </table:table-cell>
          <table:table-cell table:style-name="ce5" table:formula="of:=[.G97]*[.E97]" office:value-type="float" office:value="7826.04025919531">
            <text:p>7826.04</text:p>
          </table:table-cell>
          <table:table-cell table:style-name="ce5" table:formula="of:=[.G97]*[.G97]" office:value-type="float" office:value="656100">
            <text:p>656100.00</text:p>
          </table:table-cell>
          <table:table-cell table:style-name="ce5" table:formula="of:=[.$C$6]*[.G97]+[.$C$7]" office:value-type="float" office:value="812">
            <text:p>812.00</text:p>
          </table:table-cell>
          <table:table-cell table:style-name="ce5" table:formula="of:=[.$C$6]*[.G97]+[.$C$7]*[.D97]+[.C97]" office:value-type="float" office:value="806.079748273361">
            <text:p>806.08</text:p>
          </table:table-cell>
          <table:table-cell table:style-name="ce5" table:formula="of:=[.$G$6]*[.I97]+[.$G$7]*[.G97]+[.$G$8]" office:value-type="float" office:value="1971545">
            <text:p>1971545.00</text:p>
          </table:table-cell>
          <table:table-cell table:style-name="ce5" table:formula="of:=[.$G$6]*[.I97]+[.$G$7]*[.G97]+[.$G$8]*[.D97]+2000*[.C97]" office:value-type="float" office:value="1959704.49654672">
            <text:p>1959704.50</text:p>
          </table:table-cell>
          <table:table-cell table:style-name="ce5" table:formula="of:=[.$M$6]*[.I97]+[.$M$7]*[.H97]+[.$M$8]*[.G97]+[.$M$9]*[.F97]+[.$M$10]*[.E97]+[.$M$11]" office:value-type="float" office:value="3998226.04408582">
            <text:p>3998226.04</text:p>
          </table:table-cell>
          <table:table-cell table:style-name="ce5" table:formula="of:=[.N97]+[.C97]" office:value-type="float" office:value="3998220.12383409">
            <text:p>3998220.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5" table:formula="of:=RAND()*50-25" office:value-type="float" office:value="1.95560002466664">
            <text:p>1.96</text:p>
          </table:table-cell>
          <table:table-cell table:style-name="ce6" office:value-type="float" office:value="1">
            <text:p>1.00</text:p>
          </table:table-cell>
          <table:table-cell table:style-name="ce5" table:formula="of:=LOG([.G98])/LOG(2)" office:value-type="float" office:value="9.67948009950545">
            <text:p>9.68</text:p>
          </table:table-cell>
          <table:table-cell table:style-name="ce5" table:formula="of:=[.G98]^(0.5)" office:value-type="float" office:value="28.6356421265527">
            <text:p>28.64</text:p>
          </table:table-cell>
          <table:table-cell table:style-name="ce5" office:value-type="float" office:value="820">
            <text:p>820.00</text:p>
          </table:table-cell>
          <table:table-cell table:style-name="ce5" table:formula="of:=[.G98]*[.E98]" office:value-type="float" office:value="7937.17368159447">
            <text:p>7937.17</text:p>
          </table:table-cell>
          <table:table-cell table:style-name="ce5" table:formula="of:=[.G98]*[.G98]" office:value-type="float" office:value="672400">
            <text:p>672400.00</text:p>
          </table:table-cell>
          <table:table-cell table:style-name="ce5" table:formula="of:=[.$C$6]*[.G98]+[.$C$7]" office:value-type="float" office:value="822">
            <text:p>822.00</text:p>
          </table:table-cell>
          <table:table-cell table:style-name="ce5" table:formula="of:=[.$C$6]*[.G98]+[.$C$7]*[.D98]+[.C98]" office:value-type="float" office:value="823.955600024667">
            <text:p>823.96</text:p>
          </table:table-cell>
          <table:table-cell table:style-name="ce5" table:formula="of:=[.$G$6]*[.I98]+[.$G$7]*[.G98]+[.$G$8]" office:value-type="float" office:value="2020485">
            <text:p>2020485.00</text:p>
          </table:table-cell>
          <table:table-cell table:style-name="ce5" table:formula="of:=[.$G$6]*[.I98]+[.$G$7]*[.G98]+[.$G$8]*[.D98]+2000*[.C98]" office:value-type="float" office:value="2024396.20004933">
            <text:p>2024396.20</text:p>
          </table:table-cell>
          <table:table-cell table:style-name="ce5" table:formula="of:=[.$M$6]*[.I98]+[.$M$7]*[.H98]+[.$M$8]*[.G98]+[.$M$9]*[.F98]+[.$M$10]*[.E98]+[.$M$11]" office:value-type="float" office:value="4096885.7313513">
            <text:p>4096885.73</text:p>
          </table:table-cell>
          <table:table-cell table:style-name="ce5" table:formula="of:=[.N98]+[.C98]" office:value-type="float" office:value="4096887.68695132">
            <text:p>4096887.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5" table:formula="of:=RAND()*50-25" office:value-type="float" office:value="-10.1063967566006">
            <text:p>-10.11</text:p>
          </table:table-cell>
          <table:table-cell table:style-name="ce6" office:value-type="float" office:value="1">
            <text:p>1.00</text:p>
          </table:table-cell>
          <table:table-cell table:style-name="ce5" table:formula="of:=LOG([.G99])/LOG(2)" office:value-type="float" office:value="9.69696752623429">
            <text:p>9.70</text:p>
          </table:table-cell>
          <table:table-cell table:style-name="ce5" table:formula="of:=[.G99]^(0.5)" office:value-type="float" office:value="28.8097205817759">
            <text:p>28.81</text:p>
          </table:table-cell>
          <table:table-cell table:style-name="ce5" office:value-type="float" office:value="830">
            <text:p>830.00</text:p>
          </table:table-cell>
          <table:table-cell table:style-name="ce5" table:formula="of:=[.G99]*[.E99]" office:value-type="float" office:value="8048.48304677446">
            <text:p>8048.48</text:p>
          </table:table-cell>
          <table:table-cell table:style-name="ce5" table:formula="of:=[.G99]*[.G99]" office:value-type="float" office:value="688900">
            <text:p>688900.00</text:p>
          </table:table-cell>
          <table:table-cell table:style-name="ce5" table:formula="of:=[.$C$6]*[.G99]+[.$C$7]" office:value-type="float" office:value="832">
            <text:p>832.00</text:p>
          </table:table-cell>
          <table:table-cell table:style-name="ce5" table:formula="of:=[.$C$6]*[.G99]+[.$C$7]*[.D99]+[.C99]" office:value-type="float" office:value="821.893603243399">
            <text:p>821.89</text:p>
          </table:table-cell>
          <table:table-cell table:style-name="ce5" table:formula="of:=[.$G$6]*[.I99]+[.$G$7]*[.G99]+[.$G$8]" office:value-type="float" office:value="2070025">
            <text:p>2070025.00</text:p>
          </table:table-cell>
          <table:table-cell table:style-name="ce5" table:formula="of:=[.$G$6]*[.I99]+[.$G$7]*[.G99]+[.$G$8]*[.D99]+2000*[.C99]" office:value-type="float" office:value="2049812.2064868">
            <text:p>2049812.21</text:p>
          </table:table-cell>
          <table:table-cell table:style-name="ce5" table:formula="of:=[.$M$6]*[.I99]+[.$M$7]*[.H99]+[.$M$8]*[.G99]+[.$M$9]*[.F99]+[.$M$10]*[.E99]+[.$M$11]" office:value-type="float" office:value="4196746.63848792">
            <text:p>4196746.64</text:p>
          </table:table-cell>
          <table:table-cell table:style-name="ce5" table:formula="of:=[.N99]+[.C99]" office:value-type="float" office:value="4196736.53209116">
            <text:p>4196736.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5" table:formula="of:=RAND()*50-25" office:value-type="float" office:value="10.8852783800103">
            <text:p>10.89</text:p>
          </table:table-cell>
          <table:table-cell table:style-name="ce6" office:value-type="float" office:value="1">
            <text:p>1.00</text:p>
          </table:table-cell>
          <table:table-cell table:style-name="ce5" table:formula="of:=LOG([.G100])/LOG(2)" office:value-type="float" office:value="9.71424551766612">
            <text:p>9.71</text:p>
          </table:table-cell>
          <table:table-cell table:style-name="ce5" table:formula="of:=[.G100]^(0.5)" office:value-type="float" office:value="28.9827534923789">
            <text:p>28.98</text:p>
          </table:table-cell>
          <table:table-cell table:style-name="ce5" office:value-type="float" office:value="840">
            <text:p>840.00</text:p>
          </table:table-cell>
          <table:table-cell table:style-name="ce5" table:formula="of:=[.G100]*[.E100]" office:value-type="float" office:value="8159.96623483954">
            <text:p>8159.97</text:p>
          </table:table-cell>
          <table:table-cell table:style-name="ce5" table:formula="of:=[.G100]*[.G100]" office:value-type="float" office:value="705600">
            <text:p>705600.00</text:p>
          </table:table-cell>
          <table:table-cell table:style-name="ce5" table:formula="of:=[.$C$6]*[.G100]+[.$C$7]" office:value-type="float" office:value="842">
            <text:p>842.00</text:p>
          </table:table-cell>
          <table:table-cell table:style-name="ce5" table:formula="of:=[.$C$6]*[.G100]+[.$C$7]*[.D100]+[.C100]" office:value-type="float" office:value="852.88527838001">
            <text:p>852.89</text:p>
          </table:table-cell>
          <table:table-cell table:style-name="ce5" table:formula="of:=[.$G$6]*[.I100]+[.$G$7]*[.G100]+[.$G$8]" office:value-type="float" office:value="2120165">
            <text:p>2120165.00</text:p>
          </table:table-cell>
          <table:table-cell table:style-name="ce5" table:formula="of:=[.$G$6]*[.I100]+[.$G$7]*[.G100]+[.$G$8]*[.D100]+2000*[.C100]" office:value-type="float" office:value="2141935.55676002">
            <text:p>2141935.56</text:p>
          </table:table-cell>
          <table:table-cell table:style-name="ce5" table:formula="of:=[.$M$6]*[.I100]+[.$M$7]*[.H100]+[.$M$8]*[.G100]+[.$M$9]*[.F100]+[.$M$10]*[.E100]+[.$M$11]" office:value-type="float" office:value="4297808.75088049">
            <text:p>4297808.75</text:p>
          </table:table-cell>
          <table:table-cell table:style-name="ce5" table:formula="of:=[.N100]+[.C100]" office:value-type="float" office:value="4297819.63615887">
            <text:p>4297819.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5" table:formula="of:=RAND()*50-25" office:value-type="float" office:value="21.3782976963557">
            <text:p>21.38</text:p>
          </table:table-cell>
          <table:table-cell table:style-name="ce6" office:value-type="float" office:value="1">
            <text:p>1.00</text:p>
          </table:table-cell>
          <table:table-cell table:style-name="ce5" table:formula="of:=LOG([.G101])/LOG(2)" office:value-type="float" office:value="9.73131903102507">
            <text:p>9.73</text:p>
          </table:table-cell>
          <table:table-cell table:style-name="ce5" table:formula="of:=[.G101]^(0.5)" office:value-type="float" office:value="29.1547594742265">
            <text:p>29.15</text:p>
          </table:table-cell>
          <table:table-cell table:style-name="ce5" office:value-type="float" office:value="850">
            <text:p>850.00</text:p>
          </table:table-cell>
          <table:table-cell table:style-name="ce5" table:formula="of:=[.G101]*[.E101]" office:value-type="float" office:value="8271.62117637131">
            <text:p>8271.62</text:p>
          </table:table-cell>
          <table:table-cell table:style-name="ce5" table:formula="of:=[.G101]*[.G101]" office:value-type="float" office:value="722500">
            <text:p>722500.00</text:p>
          </table:table-cell>
          <table:table-cell table:style-name="ce5" table:formula="of:=[.$C$6]*[.G101]+[.$C$7]" office:value-type="float" office:value="852">
            <text:p>852.00</text:p>
          </table:table-cell>
          <table:table-cell table:style-name="ce5" table:formula="of:=[.$C$6]*[.G101]+[.$C$7]*[.D101]+[.C101]" office:value-type="float" office:value="873.378297696356">
            <text:p>873.38</text:p>
          </table:table-cell>
          <table:table-cell table:style-name="ce5" table:formula="of:=[.$G$6]*[.I101]+[.$G$7]*[.G101]+[.$G$8]" office:value-type="float" office:value="2170905">
            <text:p>2170905.00</text:p>
          </table:table-cell>
          <table:table-cell table:style-name="ce5" table:formula="of:=[.$G$6]*[.I101]+[.$G$7]*[.G101]+[.$G$8]*[.D101]+2000*[.C101]" office:value-type="float" office:value="2213661.59539271">
            <text:p>2213661.60</text:p>
          </table:table-cell>
          <table:table-cell table:style-name="ce5" table:formula="of:=[.$M$6]*[.I101]+[.$M$7]*[.H101]+[.$M$8]*[.G101]+[.$M$9]*[.F101]+[.$M$10]*[.E101]+[.$M$11]" office:value-type="float" office:value="4400072.05426018">
            <text:p>4400072.05</text:p>
          </table:table-cell>
          <table:table-cell table:style-name="ce5" table:formula="of:=[.N101]+[.C101]" office:value-type="float" office:value="4400093.43255787">
            <text:p>4400093.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5" table:formula="of:=RAND()*50-25" office:value-type="float" office:value="21.7801487538964">
            <text:p>21.78</text:p>
          </table:table-cell>
          <table:table-cell table:style-name="ce6" office:value-type="float" office:value="1">
            <text:p>1.00</text:p>
          </table:table-cell>
          <table:table-cell table:style-name="ce5" table:formula="of:=LOG([.G102])/LOG(2)" office:value-type="float" office:value="9.74819284958946">
            <text:p>9.75</text:p>
          </table:table-cell>
          <table:table-cell table:style-name="ce5" table:formula="of:=[.G102]^(0.5)" office:value-type="float" office:value="29.3257565972304">
            <text:p>29.33</text:p>
          </table:table-cell>
          <table:table-cell table:style-name="ce5" office:value-type="float" office:value="860">
            <text:p>860.00</text:p>
          </table:table-cell>
          <table:table-cell table:style-name="ce5" table:formula="of:=[.G102]*[.E102]" office:value-type="float" office:value="8383.44585064694">
            <text:p>8383.45</text:p>
          </table:table-cell>
          <table:table-cell table:style-name="ce5" table:formula="of:=[.G102]*[.G102]" office:value-type="float" office:value="739600">
            <text:p>739600.00</text:p>
          </table:table-cell>
          <table:table-cell table:style-name="ce5" table:formula="of:=[.$C$6]*[.G102]+[.$C$7]" office:value-type="float" office:value="862">
            <text:p>862.00</text:p>
          </table:table-cell>
          <table:table-cell table:style-name="ce5" table:formula="of:=[.$C$6]*[.G102]+[.$C$7]*[.D102]+[.C102]" office:value-type="float" office:value="883.780148753896">
            <text:p>883.78</text:p>
          </table:table-cell>
          <table:table-cell table:style-name="ce5" table:formula="of:=[.$G$6]*[.I102]+[.$G$7]*[.G102]+[.$G$8]" office:value-type="float" office:value="2222245">
            <text:p>2222245.00</text:p>
          </table:table-cell>
          <table:table-cell table:style-name="ce5" table:formula="of:=[.$G$6]*[.I102]+[.$G$7]*[.G102]+[.$G$8]*[.D102]+2000*[.C102]" office:value-type="float" office:value="2265805.29750779">
            <text:p>2265805.30</text:p>
          </table:table-cell>
          <table:table-cell table:style-name="ce5" table:formula="of:=[.$M$6]*[.I102]+[.$M$7]*[.H102]+[.$M$8]*[.G102]+[.$M$9]*[.F102]+[.$M$10]*[.E102]+[.$M$11]" office:value-type="float" office:value="4503536.5346924">
            <text:p>4503536.53</text:p>
          </table:table-cell>
          <table:table-cell table:style-name="ce5" table:formula="of:=[.N102]+[.C102]" office:value-type="float" office:value="4503558.31484115">
            <text:p>4503558.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5" table:formula="of:=RAND()*50-25" office:value-type="float" office:value="13.9889569254592">
            <text:p>13.99</text:p>
          </table:table-cell>
          <table:table-cell table:style-name="ce6" office:value-type="float" office:value="1">
            <text:p>1.00</text:p>
          </table:table-cell>
          <table:table-cell table:style-name="ce5" table:formula="of:=LOG([.G103])/LOG(2)" office:value-type="float" office:value="9.76487159073609">
            <text:p>9.76</text:p>
          </table:table-cell>
          <table:table-cell table:style-name="ce5" table:formula="of:=[.G103]^(0.5)" office:value-type="float" office:value="29.4957624075052">
            <text:p>29.50</text:p>
          </table:table-cell>
          <table:table-cell table:style-name="ce5" office:value-type="float" office:value="870">
            <text:p>870.00</text:p>
          </table:table-cell>
          <table:table-cell table:style-name="ce5" table:formula="of:=[.G103]*[.E103]" office:value-type="float" office:value="8495.4382839404">
            <text:p>8495.44</text:p>
          </table:table-cell>
          <table:table-cell table:style-name="ce5" table:formula="of:=[.G103]*[.G103]" office:value-type="float" office:value="756900">
            <text:p>756900.00</text:p>
          </table:table-cell>
          <table:table-cell table:style-name="ce5" table:formula="of:=[.$C$6]*[.G103]+[.$C$7]" office:value-type="float" office:value="872">
            <text:p>872.00</text:p>
          </table:table-cell>
          <table:table-cell table:style-name="ce5" table:formula="of:=[.$C$6]*[.G103]+[.$C$7]*[.D103]+[.C103]" office:value-type="float" office:value="885.988956925459">
            <text:p>885.99</text:p>
          </table:table-cell>
          <table:table-cell table:style-name="ce5" table:formula="of:=[.$G$6]*[.I103]+[.$G$7]*[.G103]+[.$G$8]" office:value-type="float" office:value="2274185">
            <text:p>2274185.00</text:p>
          </table:table-cell>
          <table:table-cell table:style-name="ce5" table:formula="of:=[.$G$6]*[.I103]+[.$G$7]*[.G103]+[.$G$8]*[.D103]+2000*[.C103]" office:value-type="float" office:value="2302162.91385092">
            <text:p>2302162.91</text:p>
          </table:table-cell>
          <table:table-cell table:style-name="ce5" table:formula="of:=[.$M$6]*[.I103]+[.$M$7]*[.H103]+[.$M$8]*[.G103]+[.$M$9]*[.F103]+[.$M$10]*[.E103]+[.$M$11]" office:value-type="float" office:value="4608202.17856516">
            <text:p>4608202.18</text:p>
          </table:table-cell>
          <table:table-cell table:style-name="ce5" table:formula="of:=[.N103]+[.C103]" office:value-type="float" office:value="4608216.16752208">
            <text:p>4608216.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5" table:formula="of:=RAND()*50-25" office:value-type="float" office:value="-19.4199057295918">
            <text:p>-19.42</text:p>
          </table:table-cell>
          <table:table-cell table:style-name="ce6" office:value-type="float" office:value="1">
            <text:p>1.00</text:p>
          </table:table-cell>
          <table:table-cell table:style-name="ce5" table:formula="of:=LOG([.G104])/LOG(2)" office:value-type="float" office:value="9.78135971352466">
            <text:p>9.78</text:p>
          </table:table-cell>
          <table:table-cell table:style-name="ce5" table:formula="of:=[.G104]^(0.5)" office:value-type="float" office:value="29.6647939483827">
            <text:p>29.66</text:p>
          </table:table-cell>
          <table:table-cell table:style-name="ce5" office:value-type="float" office:value="880">
            <text:p>880.00</text:p>
          </table:table-cell>
          <table:table-cell table:style-name="ce5" table:formula="of:=[.G104]*[.E104]" office:value-type="float" office:value="8607.5965479017">
            <text:p>8607.60</text:p>
          </table:table-cell>
          <table:table-cell table:style-name="ce5" table:formula="of:=[.G104]*[.G104]" office:value-type="float" office:value="774400">
            <text:p>774400.00</text:p>
          </table:table-cell>
          <table:table-cell table:style-name="ce5" table:formula="of:=[.$C$6]*[.G104]+[.$C$7]" office:value-type="float" office:value="882">
            <text:p>882.00</text:p>
          </table:table-cell>
          <table:table-cell table:style-name="ce5" table:formula="of:=[.$C$6]*[.G104]+[.$C$7]*[.D104]+[.C104]" office:value-type="float" office:value="862.580094270408">
            <text:p>862.58</text:p>
          </table:table-cell>
          <table:table-cell table:style-name="ce5" table:formula="of:=[.$G$6]*[.I104]+[.$G$7]*[.G104]+[.$G$8]" office:value-type="float" office:value="2326725">
            <text:p>2326725.00</text:p>
          </table:table-cell>
          <table:table-cell table:style-name="ce5" table:formula="of:=[.$G$6]*[.I104]+[.$G$7]*[.G104]+[.$G$8]*[.D104]+2000*[.C104]" office:value-type="float" office:value="2287885.18854082">
            <text:p>2287885.19</text:p>
          </table:table-cell>
          <table:table-cell table:style-name="ce5" table:formula="of:=[.$M$6]*[.I104]+[.$M$7]*[.H104]+[.$M$8]*[.G104]+[.$M$9]*[.F104]+[.$M$10]*[.E104]+[.$M$11]" office:value-type="float" office:value="4714068.97257798">
            <text:p>4714068.97</text:p>
          </table:table-cell>
          <table:table-cell table:style-name="ce5" table:formula="of:=[.N104]+[.C104]" office:value-type="float" office:value="4714049.55267225">
            <text:p>4714049.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5" table:formula="of:=RAND()*50-25" office:value-type="float" office:value="16.960545827169">
            <text:p>16.96</text:p>
          </table:table-cell>
          <table:table-cell table:style-name="ce6" office:value-type="float" office:value="1">
            <text:p>1.00</text:p>
          </table:table-cell>
          <table:table-cell table:style-name="ce5" table:formula="of:=LOG([.G105])/LOG(2)" office:value-type="float" office:value="9.79766152585376">
            <text:p>9.80</text:p>
          </table:table-cell>
          <table:table-cell table:style-name="ce5" table:formula="of:=[.G105]^(0.5)" office:value-type="float" office:value="29.8328677803526">
            <text:p>29.83</text:p>
          </table:table-cell>
          <table:table-cell table:style-name="ce5" office:value-type="float" office:value="890">
            <text:p>890.00</text:p>
          </table:table-cell>
          <table:table-cell table:style-name="ce5" table:formula="of:=[.G105]*[.E105]" office:value-type="float" office:value="8719.91875800985">
            <text:p>8719.92</text:p>
          </table:table-cell>
          <table:table-cell table:style-name="ce5" table:formula="of:=[.G105]*[.G105]" office:value-type="float" office:value="792100">
            <text:p>792100.00</text:p>
          </table:table-cell>
          <table:table-cell table:style-name="ce5" table:formula="of:=[.$C$6]*[.G105]+[.$C$7]" office:value-type="float" office:value="892">
            <text:p>892.00</text:p>
          </table:table-cell>
          <table:table-cell table:style-name="ce5" table:formula="of:=[.$C$6]*[.G105]+[.$C$7]*[.D105]+[.C105]" office:value-type="float" office:value="908.960545827169">
            <text:p>908.96</text:p>
          </table:table-cell>
          <table:table-cell table:style-name="ce5" table:formula="of:=[.$G$6]*[.I105]+[.$G$7]*[.G105]+[.$G$8]" office:value-type="float" office:value="2379865">
            <text:p>2379865.00</text:p>
          </table:table-cell>
          <table:table-cell table:style-name="ce5" table:formula="of:=[.$G$6]*[.I105]+[.$G$7]*[.G105]+[.$G$8]*[.D105]+2000*[.C105]" office:value-type="float" office:value="2413786.09165434">
            <text:p>2413786.09</text:p>
          </table:table-cell>
          <table:table-cell table:style-name="ce5" table:formula="of:=[.$M$6]*[.I105]+[.$M$7]*[.H105]+[.$M$8]*[.G105]+[.$M$9]*[.F105]+[.$M$10]*[.E105]+[.$M$11]" office:value-type="float" office:value="4821136.90373135">
            <text:p>4821136.90</text:p>
          </table:table-cell>
          <table:table-cell table:style-name="ce5" table:formula="of:=[.N105]+[.C105]" office:value-type="float" office:value="4821153.86427718">
            <text:p>4821153.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5" table:formula="of:=RAND()*50-25" office:value-type="float" office:value="-3.27031393535435">
            <text:p>-3.27</text:p>
          </table:table-cell>
          <table:table-cell table:style-name="ce6" office:value-type="float" office:value="1">
            <text:p>1.00</text:p>
          </table:table-cell>
          <table:table-cell table:style-name="ce5" table:formula="of:=LOG([.G106])/LOG(2)" office:value-type="float" office:value="9.81378119121704">
            <text:p>9.81</text:p>
          </table:table-cell>
          <table:table-cell table:style-name="ce5" table:formula="of:=[.G106]^(0.5)" office:value-type="float" office:value="30">
            <text:p>30.00</text:p>
          </table:table-cell>
          <table:table-cell table:style-name="ce5" office:value-type="float" office:value="900">
            <text:p>900.00</text:p>
          </table:table-cell>
          <table:table-cell table:style-name="ce5" table:formula="of:=[.G106]*[.E106]" office:value-type="float" office:value="8832.40307209534">
            <text:p>8832.40</text:p>
          </table:table-cell>
          <table:table-cell table:style-name="ce5" table:formula="of:=[.G106]*[.G106]" office:value-type="float" office:value="810000">
            <text:p>810000.00</text:p>
          </table:table-cell>
          <table:table-cell table:style-name="ce5" table:formula="of:=[.$C$6]*[.G106]+[.$C$7]" office:value-type="float" office:value="902">
            <text:p>902.00</text:p>
          </table:table-cell>
          <table:table-cell table:style-name="ce5" table:formula="of:=[.$C$6]*[.G106]+[.$C$7]*[.D106]+[.C106]" office:value-type="float" office:value="898.729686064646">
            <text:p>898.73</text:p>
          </table:table-cell>
          <table:table-cell table:style-name="ce5" table:formula="of:=[.$G$6]*[.I106]+[.$G$7]*[.G106]+[.$G$8]" office:value-type="float" office:value="2433605">
            <text:p>2433605.00</text:p>
          </table:table-cell>
          <table:table-cell table:style-name="ce5" table:formula="of:=[.$G$6]*[.I106]+[.$G$7]*[.G106]+[.$G$8]*[.D106]+2000*[.C106]" office:value-type="float" office:value="2427064.37212929">
            <text:p>2427064.37</text:p>
          </table:table-cell>
          <table:table-cell table:style-name="ce5" table:formula="of:=[.$M$6]*[.I106]+[.$M$7]*[.H106]+[.$M$8]*[.G106]+[.$M$9]*[.F106]+[.$M$10]*[.E106]+[.$M$11]" office:value-type="float" office:value="4929405.95931658">
            <text:p>4929405.96</text:p>
          </table:table-cell>
          <table:table-cell table:style-name="ce5" table:formula="of:=[.N106]+[.C106]" office:value-type="float" office:value="4929402.68900264">
            <text:p>4929402.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5" table:formula="of:=RAND()*50-25" office:value-type="float" office:value="-19.8137420462444">
            <text:p>-19.81</text:p>
          </table:table-cell>
          <table:table-cell table:style-name="ce6" office:value-type="float" office:value="1">
            <text:p>1.00</text:p>
          </table:table-cell>
          <table:table-cell table:style-name="ce5" table:formula="of:=LOG([.G107])/LOG(2)" office:value-type="float" office:value="9.82972273508606">
            <text:p>9.83</text:p>
          </table:table-cell>
          <table:table-cell table:style-name="ce5" table:formula="of:=[.G107]^(0.5)" office:value-type="float" office:value="30.1662062579967">
            <text:p>30.17</text:p>
          </table:table-cell>
          <table:table-cell table:style-name="ce5" office:value-type="float" office:value="910">
            <text:p>910.00</text:p>
          </table:table-cell>
          <table:table-cell table:style-name="ce5" table:formula="of:=[.G107]*[.E107]" office:value-type="float" office:value="8945.04768892831">
            <text:p>8945.05</text:p>
          </table:table-cell>
          <table:table-cell table:style-name="ce5" table:formula="of:=[.G107]*[.G107]" office:value-type="float" office:value="828100">
            <text:p>828100.00</text:p>
          </table:table-cell>
          <table:table-cell table:style-name="ce5" table:formula="of:=[.$C$6]*[.G107]+[.$C$7]" office:value-type="float" office:value="912">
            <text:p>912.00</text:p>
          </table:table-cell>
          <table:table-cell table:style-name="ce5" table:formula="of:=[.$C$6]*[.G107]+[.$C$7]*[.D107]+[.C107]" office:value-type="float" office:value="892.186257953756">
            <text:p>892.19</text:p>
          </table:table-cell>
          <table:table-cell table:style-name="ce5" table:formula="of:=[.$G$6]*[.I107]+[.$G$7]*[.G107]+[.$G$8]" office:value-type="float" office:value="2487945">
            <text:p>2487945.00</text:p>
          </table:table-cell>
          <table:table-cell table:style-name="ce5" table:formula="of:=[.$G$6]*[.I107]+[.$G$7]*[.G107]+[.$G$8]*[.D107]+2000*[.C107]" office:value-type="float" office:value="2448317.51590751">
            <text:p>2448317.52</text:p>
          </table:table-cell>
          <table:table-cell table:style-name="ce5" table:formula="of:=[.$M$6]*[.I107]+[.$M$7]*[.H107]+[.$M$8]*[.G107]+[.$M$9]*[.F107]+[.$M$10]*[.E107]+[.$M$11]" office:value-type="float" office:value="5038876.12690617">
            <text:p>5038876.13</text:p>
          </table:table-cell>
          <table:table-cell table:style-name="ce5" table:formula="of:=[.N107]+[.C107]" office:value-type="float" office:value="5038856.31316413">
            <text:p>5038856.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5" table:formula="of:=RAND()*50-25" office:value-type="float" office:value="-18.5556594282389">
            <text:p>-18.56</text:p>
          </table:table-cell>
          <table:table-cell table:style-name="ce6" office:value-type="float" office:value="1">
            <text:p>1.00</text:p>
          </table:table-cell>
          <table:table-cell table:style-name="ce5" table:formula="of:=LOG([.G108])/LOG(2)" office:value-type="float" office:value="9.84549005094438">
            <text:p>9.85</text:p>
          </table:table-cell>
          <table:table-cell table:style-name="ce5" table:formula="of:=[.G108]^(0.5)" office:value-type="float" office:value="30.3315017762062">
            <text:p>30.33</text:p>
          </table:table-cell>
          <table:table-cell table:style-name="ce5" office:value-type="float" office:value="920">
            <text:p>920.00</text:p>
          </table:table-cell>
          <table:table-cell table:style-name="ce5" table:formula="of:=[.G108]*[.E108]" office:value-type="float" office:value="9057.85084686883">
            <text:p>9057.85</text:p>
          </table:table-cell>
          <table:table-cell table:style-name="ce5" table:formula="of:=[.G108]*[.G108]" office:value-type="float" office:value="846400">
            <text:p>846400.00</text:p>
          </table:table-cell>
          <table:table-cell table:style-name="ce5" table:formula="of:=[.$C$6]*[.G108]+[.$C$7]" office:value-type="float" office:value="922">
            <text:p>922.00</text:p>
          </table:table-cell>
          <table:table-cell table:style-name="ce5" table:formula="of:=[.$C$6]*[.G108]+[.$C$7]*[.D108]+[.C108]" office:value-type="float" office:value="903.444340571761">
            <text:p>903.44</text:p>
          </table:table-cell>
          <table:table-cell table:style-name="ce5" table:formula="of:=[.$G$6]*[.I108]+[.$G$7]*[.G108]+[.$G$8]" office:value-type="float" office:value="2542885">
            <text:p>2542885.00</text:p>
          </table:table-cell>
          <table:table-cell table:style-name="ce5" table:formula="of:=[.$G$6]*[.I108]+[.$G$7]*[.G108]+[.$G$8]*[.D108]+2000*[.C108]" office:value-type="float" office:value="2505773.68114352">
            <text:p>2505773.68</text:p>
          </table:table-cell>
          <table:table-cell table:style-name="ce5" table:formula="of:=[.$M$6]*[.I108]+[.$M$7]*[.H108]+[.$M$8]*[.G108]+[.$M$9]*[.F108]+[.$M$10]*[.E108]+[.$M$11]" office:value-type="float" office:value="5149547.39434458">
            <text:p>5149547.39</text:p>
          </table:table-cell>
          <table:table-cell table:style-name="ce5" table:formula="of:=[.N108]+[.C108]" office:value-type="float" office:value="5149528.83868515">
            <text:p>5149528.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5" table:formula="of:=RAND()*50-25" office:value-type="float" office:value="-5.86503489175811">
            <text:p>-5.87</text:p>
          </table:table-cell>
          <table:table-cell table:style-name="ce6" office:value-type="float" office:value="1">
            <text:p>1.00</text:p>
          </table:table-cell>
          <table:table-cell table:style-name="ce5" table:formula="of:=LOG([.G109])/LOG(2)" office:value-type="float" office:value="9.86108690599539">
            <text:p>9.86</text:p>
          </table:table-cell>
          <table:table-cell table:style-name="ce5" table:formula="of:=[.G109]^(0.5)" office:value-type="float" office:value="30.4959013639538">
            <text:p>30.50</text:p>
          </table:table-cell>
          <table:table-cell table:style-name="ce5" office:value-type="float" office:value="930">
            <text:p>930.00</text:p>
          </table:table-cell>
          <table:table-cell table:style-name="ce5" table:formula="of:=[.G109]*[.E109]" office:value-type="float" office:value="9170.81082257572">
            <text:p>9170.81</text:p>
          </table:table-cell>
          <table:table-cell table:style-name="ce5" table:formula="of:=[.G109]*[.G109]" office:value-type="float" office:value="864900">
            <text:p>864900.00</text:p>
          </table:table-cell>
          <table:table-cell table:style-name="ce5" table:formula="of:=[.$C$6]*[.G109]+[.$C$7]" office:value-type="float" office:value="932">
            <text:p>932.00</text:p>
          </table:table-cell>
          <table:table-cell table:style-name="ce5" table:formula="of:=[.$C$6]*[.G109]+[.$C$7]*[.D109]+[.C109]" office:value-type="float" office:value="926.134965108242">
            <text:p>926.13</text:p>
          </table:table-cell>
          <table:table-cell table:style-name="ce5" table:formula="of:=[.$G$6]*[.I109]+[.$G$7]*[.G109]+[.$G$8]" office:value-type="float" office:value="2598425">
            <text:p>2598425.00</text:p>
          </table:table-cell>
          <table:table-cell table:style-name="ce5" table:formula="of:=[.$G$6]*[.I109]+[.$G$7]*[.G109]+[.$G$8]*[.D109]+2000*[.C109]" office:value-type="float" office:value="2586694.93021648">
            <text:p>2586694.93</text:p>
          </table:table-cell>
          <table:table-cell table:style-name="ce5" table:formula="of:=[.$M$6]*[.I109]+[.$M$7]*[.H109]+[.$M$8]*[.G109]+[.$M$9]*[.F109]+[.$M$10]*[.E109]+[.$M$11]" office:value-type="float" office:value="5261419.74973937">
            <text:p>5261419.75</text:p>
          </table:table-cell>
          <table:table-cell table:style-name="ce5" table:formula="of:=[.N109]+[.C109]" office:value-type="float" office:value="5261413.88470447">
            <text:p>5261413.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5" table:formula="of:=RAND()*50-25" office:value-type="float" office:value="-3.91560477437451">
            <text:p>-3.92</text:p>
          </table:table-cell>
          <table:table-cell table:style-name="ce6" office:value-type="float" office:value="1">
            <text:p>1.00</text:p>
          </table:table-cell>
          <table:table-cell table:style-name="ce5" table:formula="of:=LOG([.G110])/LOG(2)" office:value-type="float" office:value="9.876516946565">
            <text:p>9.88</text:p>
          </table:table-cell>
          <table:table-cell table:style-name="ce5" table:formula="of:=[.G110]^(0.5)" office:value-type="float" office:value="30.6594194335118">
            <text:p>30.66</text:p>
          </table:table-cell>
          <table:table-cell table:style-name="ce5" office:value-type="float" office:value="940">
            <text:p>940.00</text:p>
          </table:table-cell>
          <table:table-cell table:style-name="ce5" table:formula="of:=[.G110]*[.E110]" office:value-type="float" office:value="9283.9259297711">
            <text:p>9283.93</text:p>
          </table:table-cell>
          <table:table-cell table:style-name="ce5" table:formula="of:=[.G110]*[.G110]" office:value-type="float" office:value="883600">
            <text:p>883600.00</text:p>
          </table:table-cell>
          <table:table-cell table:style-name="ce5" table:formula="of:=[.$C$6]*[.G110]+[.$C$7]" office:value-type="float" office:value="942">
            <text:p>942.00</text:p>
          </table:table-cell>
          <table:table-cell table:style-name="ce5" table:formula="of:=[.$C$6]*[.G110]+[.$C$7]*[.D110]+[.C110]" office:value-type="float" office:value="938.084395225626">
            <text:p>938.08</text:p>
          </table:table-cell>
          <table:table-cell table:style-name="ce5" table:formula="of:=[.$G$6]*[.I110]+[.$G$7]*[.G110]+[.$G$8]" office:value-type="float" office:value="2654565">
            <text:p>2654565.00</text:p>
          </table:table-cell>
          <table:table-cell table:style-name="ce5" table:formula="of:=[.$G$6]*[.I110]+[.$G$7]*[.G110]+[.$G$8]*[.D110]+2000*[.C110]" office:value-type="float" office:value="2646733.79045125">
            <text:p>2646733.79</text:p>
          </table:table-cell>
          <table:table-cell table:style-name="ce5" table:formula="of:=[.$M$6]*[.I110]+[.$M$7]*[.H110]+[.$M$8]*[.G110]+[.$M$9]*[.F110]+[.$M$10]*[.E110]+[.$M$11]" office:value-type="float" office:value="5374493.18145277">
            <text:p>5374493.18</text:p>
          </table:table-cell>
          <table:table-cell table:style-name="ce5" table:formula="of:=[.N110]+[.C110]" office:value-type="float" office:value="5374489.26584799">
            <text:p>5374489.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5" table:formula="of:=RAND()*50-25" office:value-type="float" office:value="-9.54664737218991">
            <text:p>-9.55</text:p>
          </table:table-cell>
          <table:table-cell table:style-name="ce6" office:value-type="float" office:value="1">
            <text:p>1.00</text:p>
          </table:table-cell>
          <table:table-cell table:style-name="ce5" table:formula="of:=LOG([.G111])/LOG(2)" office:value-type="float" office:value="9.89178370321831">
            <text:p>9.89</text:p>
          </table:table-cell>
          <table:table-cell table:style-name="ce5" table:formula="of:=[.G111]^(0.5)" office:value-type="float" office:value="30.8220700148449">
            <text:p>30.82</text:p>
          </table:table-cell>
          <table:table-cell table:style-name="ce5" office:value-type="float" office:value="950">
            <text:p>950.00</text:p>
          </table:table-cell>
          <table:table-cell table:style-name="ce5" table:formula="of:=[.G111]*[.E111]" office:value-type="float" office:value="9397.1945180574">
            <text:p>9397.19</text:p>
          </table:table-cell>
          <table:table-cell table:style-name="ce5" table:formula="of:=[.G111]*[.G111]" office:value-type="float" office:value="902500">
            <text:p>902500.00</text:p>
          </table:table-cell>
          <table:table-cell table:style-name="ce5" table:formula="of:=[.$C$6]*[.G111]+[.$C$7]" office:value-type="float" office:value="952">
            <text:p>952.00</text:p>
          </table:table-cell>
          <table:table-cell table:style-name="ce5" table:formula="of:=[.$C$6]*[.G111]+[.$C$7]*[.D111]+[.C111]" office:value-type="float" office:value="942.45335262781">
            <text:p>942.45</text:p>
          </table:table-cell>
          <table:table-cell table:style-name="ce5" table:formula="of:=[.$G$6]*[.I111]+[.$G$7]*[.G111]+[.$G$8]" office:value-type="float" office:value="2711305">
            <text:p>2711305.00</text:p>
          </table:table-cell>
          <table:table-cell table:style-name="ce5" table:formula="of:=[.$G$6]*[.I111]+[.$G$7]*[.G111]+[.$G$8]*[.D111]+2000*[.C111]" office:value-type="float" office:value="2692211.70525562">
            <text:p>2692211.71</text:p>
          </table:table-cell>
          <table:table-cell table:style-name="ce5" table:formula="of:=[.$M$6]*[.I111]+[.$M$7]*[.H111]+[.$M$8]*[.G111]+[.$M$9]*[.F111]+[.$M$10]*[.E111]+[.$M$11]" office:value-type="float" office:value="5488767.67809357">
            <text:p>5488767.68</text:p>
          </table:table-cell>
          <table:table-cell table:style-name="ce5" table:formula="of:=[.N111]+[.C111]" office:value-type="float" office:value="5488758.1314462">
            <text:p>5488758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5" table:formula="of:=RAND()*50-25" office:value-type="float" office:value="-16.5698059601709">
            <text:p>-16.57</text:p>
          </table:table-cell>
          <table:table-cell table:style-name="ce6" office:value-type="float" office:value="1">
            <text:p>1.00</text:p>
          </table:table-cell>
          <table:table-cell table:style-name="ce5" table:formula="of:=LOG([.G112])/LOG(2)" office:value-type="float" office:value="9.90689059560852">
            <text:p>9.91</text:p>
          </table:table-cell>
          <table:table-cell table:style-name="ce5" table:formula="of:=[.G112]^(0.5)" office:value-type="float" office:value="30.9838667696593">
            <text:p>30.98</text:p>
          </table:table-cell>
          <table:table-cell table:style-name="ce5" office:value-type="float" office:value="960">
            <text:p>960.00</text:p>
          </table:table-cell>
          <table:table-cell table:style-name="ce5" table:formula="of:=[.G112]*[.E112]" office:value-type="float" office:value="9510.61497178418">
            <text:p>9510.61</text:p>
          </table:table-cell>
          <table:table-cell table:style-name="ce5" table:formula="of:=[.G112]*[.G112]" office:value-type="float" office:value="921600">
            <text:p>921600.00</text:p>
          </table:table-cell>
          <table:table-cell table:style-name="ce5" table:formula="of:=[.$C$6]*[.G112]+[.$C$7]" office:value-type="float" office:value="962">
            <text:p>962.00</text:p>
          </table:table-cell>
          <table:table-cell table:style-name="ce5" table:formula="of:=[.$C$6]*[.G112]+[.$C$7]*[.D112]+[.C112]" office:value-type="float" office:value="945.430194039829">
            <text:p>945.43</text:p>
          </table:table-cell>
          <table:table-cell table:style-name="ce5" table:formula="of:=[.$G$6]*[.I112]+[.$G$7]*[.G112]+[.$G$8]" office:value-type="float" office:value="2768645">
            <text:p>2768645.00</text:p>
          </table:table-cell>
          <table:table-cell table:style-name="ce5" table:formula="of:=[.$G$6]*[.I112]+[.$G$7]*[.G112]+[.$G$8]*[.D112]+2000*[.C112]" office:value-type="float" office:value="2735505.38807966">
            <text:p>2735505.39</text:p>
          </table:table-cell>
          <table:table-cell table:style-name="ce5" table:formula="of:=[.$M$6]*[.I112]+[.$M$7]*[.H112]+[.$M$8]*[.G112]+[.$M$9]*[.F112]+[.$M$10]*[.E112]+[.$M$11]" office:value-type="float" office:value="5604243.22850937">
            <text:p>5604243.23</text:p>
          </table:table-cell>
          <table:table-cell table:style-name="ce5" table:formula="of:=[.N112]+[.C112]" office:value-type="float" office:value="5604226.65870341">
            <text:p>5604226.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5" table:formula="of:=RAND()*50-25" office:value-type="float" office:value="-8.1589718000032">
            <text:p>-8.16</text:p>
          </table:table-cell>
          <table:table-cell table:style-name="ce6" office:value-type="float" office:value="1">
            <text:p>1.00</text:p>
          </table:table-cell>
          <table:table-cell table:style-name="ce5" table:formula="of:=LOG([.G113])/LOG(2)" office:value-type="float" office:value="9.92184093707449">
            <text:p>9.92</text:p>
          </table:table-cell>
          <table:table-cell table:style-name="ce5" table:formula="of:=[.G113]^(0.5)" office:value-type="float" office:value="31.1448230047949">
            <text:p>31.14</text:p>
          </table:table-cell>
          <table:table-cell table:style-name="ce5" office:value-type="float" office:value="970">
            <text:p>970.00</text:p>
          </table:table-cell>
          <table:table-cell table:style-name="ce5" table:formula="of:=[.G113]*[.E113]" office:value-type="float" office:value="9624.18570896226">
            <text:p>9624.19</text:p>
          </table:table-cell>
          <table:table-cell table:style-name="ce5" table:formula="of:=[.G113]*[.G113]" office:value-type="float" office:value="940900">
            <text:p>940900.00</text:p>
          </table:table-cell>
          <table:table-cell table:style-name="ce5" table:formula="of:=[.$C$6]*[.G113]+[.$C$7]" office:value-type="float" office:value="972">
            <text:p>972.00</text:p>
          </table:table-cell>
          <table:table-cell table:style-name="ce5" table:formula="of:=[.$C$6]*[.G113]+[.$C$7]*[.D113]+[.C113]" office:value-type="float" office:value="963.841028199997">
            <text:p>963.84</text:p>
          </table:table-cell>
          <table:table-cell table:style-name="ce5" table:formula="of:=[.$G$6]*[.I113]+[.$G$7]*[.G113]+[.$G$8]" office:value-type="float" office:value="2826585">
            <text:p>2826585.00</text:p>
          </table:table-cell>
          <table:table-cell table:style-name="ce5" table:formula="of:=[.$G$6]*[.I113]+[.$G$7]*[.G113]+[.$G$8]*[.D113]+2000*[.C113]" office:value-type="float" office:value="2810267.05639999">
            <text:p>2810267.06</text:p>
          </table:table-cell>
          <table:table-cell table:style-name="ce5" table:formula="of:=[.$M$6]*[.I113]+[.$M$7]*[.H113]+[.$M$8]*[.G113]+[.$M$9]*[.F113]+[.$M$10]*[.E113]+[.$M$11]" office:value-type="float" office:value="5720919.82177915">
            <text:p>5720919.82</text:p>
          </table:table-cell>
          <table:table-cell table:style-name="ce5" table:formula="of:=[.N113]+[.C113]" office:value-type="float" office:value="5720911.66280735">
            <text:p>5720911.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5" table:formula="of:=RAND()*50-25" office:value-type="float" office:value="-15.0406848057173">
            <text:p>-15.04</text:p>
          </table:table-cell>
          <table:table-cell table:style-name="ce6" office:value-type="float" office:value="1">
            <text:p>1.00</text:p>
          </table:table-cell>
          <table:table-cell table:style-name="ce5" table:formula="of:=LOG([.G114])/LOG(2)" office:value-type="float" office:value="9.93663793900257">
            <text:p>9.94</text:p>
          </table:table-cell>
          <table:table-cell table:style-name="ce5" table:formula="of:=[.G114]^(0.5)" office:value-type="float" office:value="31.3049516849971">
            <text:p>31.30</text:p>
          </table:table-cell>
          <table:table-cell table:style-name="ce5" office:value-type="float" office:value="980">
            <text:p>980.00</text:p>
          </table:table-cell>
          <table:table-cell table:style-name="ce5" table:formula="of:=[.G114]*[.E114]" office:value-type="float" office:value="9737.90518022252">
            <text:p>9737.91</text:p>
          </table:table-cell>
          <table:table-cell table:style-name="ce5" table:formula="of:=[.G114]*[.G114]" office:value-type="float" office:value="960400">
            <text:p>960400.00</text:p>
          </table:table-cell>
          <table:table-cell table:style-name="ce5" table:formula="of:=[.$C$6]*[.G114]+[.$C$7]" office:value-type="float" office:value="982">
            <text:p>982.00</text:p>
          </table:table-cell>
          <table:table-cell table:style-name="ce5" table:formula="of:=[.$C$6]*[.G114]+[.$C$7]*[.D114]+[.C114]" office:value-type="float" office:value="966.959315194283">
            <text:p>966.96</text:p>
          </table:table-cell>
          <table:table-cell table:style-name="ce5" table:formula="of:=[.$G$6]*[.I114]+[.$G$7]*[.G114]+[.$G$8]" office:value-type="float" office:value="2885125">
            <text:p>2885125.00</text:p>
          </table:table-cell>
          <table:table-cell table:style-name="ce5" table:formula="of:=[.$G$6]*[.I114]+[.$G$7]*[.G114]+[.$G$8]*[.D114]+2000*[.C114]" office:value-type="float" office:value="2855043.63038857">
            <text:p>2855043.63</text:p>
          </table:table-cell>
          <table:table-cell table:style-name="ce5" table:formula="of:=[.$M$6]*[.I114]+[.$M$7]*[.H114]+[.$M$8]*[.G114]+[.$M$9]*[.F114]+[.$M$10]*[.E114]+[.$M$11]" office:value-type="float" office:value="5838797.44720611">
            <text:p>5838797.45</text:p>
          </table:table-cell>
          <table:table-cell table:style-name="ce5" table:formula="of:=[.N114]+[.C114]" office:value-type="float" office:value="5838782.40652131">
            <text:p>5838782.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5" table:formula="of:=RAND()*50-25" office:value-type="float" office:value="-23.8467344548553">
            <text:p>-23.85</text:p>
          </table:table-cell>
          <table:table-cell table:style-name="ce6" office:value-type="float" office:value="1">
            <text:p>1.00</text:p>
          </table:table-cell>
          <table:table-cell table:style-name="ce5" table:formula="of:=LOG([.G115])/LOG(2)" office:value-type="float" office:value="9.95128471496697">
            <text:p>9.95</text:p>
          </table:table-cell>
          <table:table-cell table:style-name="ce5" table:formula="of:=[.G115]^(0.5)" office:value-type="float" office:value="31.4642654451045">
            <text:p>31.46</text:p>
          </table:table-cell>
          <table:table-cell table:style-name="ce5" office:value-type="float" office:value="990">
            <text:p>990.00</text:p>
          </table:table-cell>
          <table:table-cell table:style-name="ce5" table:formula="of:=[.G115]*[.E115]" office:value-type="float" office:value="9851.7718678173">
            <text:p>9851.77</text:p>
          </table:table-cell>
          <table:table-cell table:style-name="ce5" table:formula="of:=[.G115]*[.G115]" office:value-type="float" office:value="980100">
            <text:p>980100.00</text:p>
          </table:table-cell>
          <table:table-cell table:style-name="ce5" table:formula="of:=[.$C$6]*[.G115]+[.$C$7]" office:value-type="float" office:value="992">
            <text:p>992.00</text:p>
          </table:table-cell>
          <table:table-cell table:style-name="ce5" table:formula="of:=[.$C$6]*[.G115]+[.$C$7]*[.D115]+[.C115]" office:value-type="float" office:value="968.153265545145">
            <text:p>968.15</text:p>
          </table:table-cell>
          <table:table-cell table:style-name="ce5" table:formula="of:=[.$G$6]*[.I115]+[.$G$7]*[.G115]+[.$G$8]" office:value-type="float" office:value="2944265">
            <text:p>2944265.00</text:p>
          </table:table-cell>
          <table:table-cell table:style-name="ce5" table:formula="of:=[.$G$6]*[.I115]+[.$G$7]*[.G115]+[.$G$8]*[.D115]+2000*[.C115]" office:value-type="float" office:value="2896571.53109029">
            <text:p>2896571.53</text:p>
          </table:table-cell>
          <table:table-cell table:style-name="ce5" table:formula="of:=[.$M$6]*[.I115]+[.$M$7]*[.H115]+[.$M$8]*[.G115]+[.$M$9]*[.F115]+[.$M$10]*[.E115]+[.$M$11]" office:value-type="float" office:value="5957876.09431088">
            <text:p>5957876.09</text:p>
          </table:table-cell>
          <table:table-cell table:style-name="ce5" table:formula="of:=[.N115]+[.C115]" office:value-type="float" office:value="5957852.24757642">
            <text:p>5957852.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5" table:formula="of:=RAND()*50-25" office:value-type="float" office:value="12.9001687164418">
            <text:p>12.90</text:p>
          </table:table-cell>
          <table:table-cell table:style-name="ce6" office:value-type="float" office:value="1">
            <text:p>1.00</text:p>
          </table:table-cell>
          <table:table-cell table:style-name="ce5" table:formula="of:=LOG([.G116])/LOG(2)" office:value-type="float" office:value="9.96578428466209">
            <text:p>9.97</text:p>
          </table:table-cell>
          <table:table-cell table:style-name="ce5" table:formula="of:=[.G116]^(0.5)" office:value-type="float" office:value="31.6227766016838">
            <text:p>31.62</text:p>
          </table:table-cell>
          <table:table-cell table:style-name="ce5" office:value-type="float" office:value="1000">
            <text:p>1000.00</text:p>
          </table:table-cell>
          <table:table-cell table:style-name="ce5" table:formula="of:=[.G116]*[.E116]" office:value-type="float" office:value="9965.78428466209">
            <text:p>9965.78</text:p>
          </table:table-cell>
          <table:table-cell table:style-name="ce5" table:formula="of:=[.G116]*[.G116]" office:value-type="float" office:value="1000000">
            <text:p>1000000.00</text:p>
          </table:table-cell>
          <table:table-cell table:style-name="ce5" table:formula="of:=[.$C$6]*[.G116]+[.$C$7]" office:value-type="float" office:value="1002">
            <text:p>1002.00</text:p>
          </table:table-cell>
          <table:table-cell table:style-name="ce5" table:formula="of:=[.$C$6]*[.G116]+[.$C$7]*[.D116]+[.C116]" office:value-type="float" office:value="1014.90016871644">
            <text:p>1014.90</text:p>
          </table:table-cell>
          <table:table-cell table:style-name="ce5" table:formula="of:=[.$G$6]*[.I116]+[.$G$7]*[.G116]+[.$G$8]" office:value-type="float" office:value="3004005">
            <text:p>3004005.00</text:p>
          </table:table-cell>
          <table:table-cell table:style-name="ce5" table:formula="of:=[.$G$6]*[.I116]+[.$G$7]*[.G116]+[.$G$8]*[.D116]+2000*[.C116]" office:value-type="float" office:value="3029805.33743288">
            <text:p>3029805.34</text:p>
          </table:table-cell>
          <table:table-cell table:style-name="ce5" table:formula="of:=[.$M$6]*[.I116]+[.$M$7]*[.H116]+[.$M$8]*[.G116]+[.$M$9]*[.F116]+[.$M$10]*[.E116]+[.$M$11]" office:value-type="float" office:value="6078155.7528249">
            <text:p>6078155.75</text:p>
          </table:table-cell>
          <table:table-cell table:style-name="ce5" table:formula="of:=[.N116]+[.C116]" office:value-type="float" office:value="6078168.65299361">
            <text:p>6078168.65</text:p>
          </table:table-cell>
          <table:table-cell table:number-columns-repeated="100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veFitInf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CurveFitInfo.I21" table:end-x="0.0933in" table:end-y="0.1728in" draw:z-index="0" draw:style-name="gr1" draw:text-style-name="P1" svg:width="6.2988in" svg:height="3.5429in" svg:x="0.0177in" svg:y="0.0083in">
              <draw:object draw:notify-on-update-of-ranges="DataCreation.J16:DataCreation.J16 DataCreation.J17:DataCreation.J116 DataCreation.G17:DataCreation.G116 DataCreation.K15:DataCreation.K16 DataCreation.K17:DataCreation.K116 DataCreation.G17:DataCreation.G1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/>
          <table:table-cell>
            <draw:frame table:end-cell-address="CurveFitInfo.I44" table:end-x="0.0823in" table:end-y="0.0059in" draw:z-index="1" draw:style-name="gr1" draw:text-style-name="P1" svg:width="6.2988in" svg:height="3.5429in" svg:x="0.0067in" svg:y="0.0189in">
              <draw:object draw:notify-on-update-of-ranges="DataCreation.L16:DataCreation.L16 DataCreation.L17:DataCreation.L116 DataCreation.G17:DataCreation.G116 DataCreation.M15:DataCreation.M16 DataCreation.M17:DataCreation.M116 DataCreation.G17:DataCreation.G1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>
            <draw:frame table:end-cell-address="CurveFitInfo.I66" table:end-x="0.0717in" table:end-y="0.0469in" draw:z-index="2" draw:style-name="gr1" draw:text-style-name="P1" svg:width="6.2988in" svg:height="3.5429in" svg:x="0.885in" svg:y="0.0598in">
              <draw:object draw:notify-on-update-of-ranges="DataCreation.N16:DataCreation.N16 DataCreation.N17:DataCreation.N116 DataCreation.G17:DataCreation.G116 DataCreation.O15:DataCreation.O16 DataCreation.O17:DataCreation.O116 DataCreation.G17:DataCreation.G1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3/12/2019</text:date>, <text:time>14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19-03-10T12:25:17.79</meta:creation-date>
    <dc:date>2019-03-12T14:05:55.03</dc:date>
    <dc:creator>Mark Lehr</dc:creator>
    <meta:editing-duration>PT2H6M35S</meta:editing-duration>
    <meta:editing-cycles>23</meta:editing-cycles>
    <meta:generator>OpenOffice/4.1.5$Win32 OpenOffice.org_project/415m1$Build-9789</meta:generator>
    <meta:document-statistic meta:table-count="2" meta:cell-count="14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Linear Data</text:p>
        </chart:title>
        <chart:subtitle svg:x="7.043cm" svg:y="1.275cm" chart:style-name="ch3">
          <text:p>wtih Noise</text:p>
        </chart:subtitle>
        <chart:legend chart:legend-position="end" svg:x="12.539cm" svg:y="3.926cm" style:legend-expansion="high" chart:style-name="ch4"/>
        <chart:plot-area chart:style-name="ch5" table:cell-range-address="DataCreation.G17:DataCreation.G116 DataCreation.J16:DataCreation.J116 DataCreation.K15:DataCreation.K116" chart:data-source-has-labels="row" svg:x="1.358cm" svg:y="2.318cm" svg:width="10.541cm" svg:height="5.494cm">
          <chartooo:coordinate-region svg:x="2.826cm" svg:y="2.53cm" svg:width="8.463cm" svg:height="4.609cm"/>
          <chart:axis chart:dimension="x" chart:name="primary-x" chart:style-name="ch6">
            <chart:title svg:x="5.023cm" svg:y="7.993cm" chart:style-name="ch7">
              <text:p>Independent Variable</text:p>
            </chart:title>
            <chart:grid chart:style-name="ch8" chart:class="major"/>
          </chart:axis>
          <chart:axis chart:dimension="y" chart:name="primary-y" chart:style-name="ch6">
            <chart:title svg:x="0.451cm" svg:y="5.678cm" chart:style-name="ch9">
              <text:p>y=mx+b</text:p>
            </chart:title>
            <chart:grid chart:style-name="ch8" chart:class="major"/>
          </chart:axis>
          <chart:series chart:style-name="ch10" chart:values-cell-range-address="DataCreation.J17:DataCreation.J116" chart:label-cell-address="DataCreation.J16:DataCreation.J16" chart:class="chart:scatter">
            <chart:domain table:cell-range-address="DataCreation.G17:DataCreation.G116"/>
            <chart:data-point chart:repeated="100"/>
          </chart:series>
          <chart:series chart:style-name="ch11" chart:values-cell-range-address="DataCreation.K17:DataCreation.K116" chart:label-cell-address="DataCreation.K15:DataCreation.K16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1</text:p>
                <draw:g>
                  <svg:desc>DataCreation.J16:DataCreation.J16</svg:desc>
                </draw:g>
              </table:table-cell>
              <table:table-cell office:value-type="string">
                <text:p>Y1 with Noise</text:p>
                <text:list>
                  <text:list-item>
                    <text:p>Y1</text:p>
                  </text:list-item>
                  <text:list-item>
                    <text:p>with Noise</text:p>
                  </text:list-item>
                </text:list>
                <draw:g>
                  <svg:desc>DataCreation.K15:DataCreation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Creation.G17:DataCreation.G116</svg:desc>
                </draw:g>
              </table:table-cell>
              <table:table-cell office:value-type="float" office:value="12">
                <text:p>12</text:p>
                <draw:g>
                  <svg:desc>DataCreation.J17:DataCreation.J116</svg:desc>
                </draw:g>
              </table:table-cell>
              <table:table-cell office:value-type="float" office:value="16.6512478264049">
                <text:p>16.6512478264049</text:p>
                <draw:g>
                  <svg:desc>DataCreation.K17:DataCreation.K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94938680203632">
                <text:p>1.94938680203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.2686200644821">
                <text:p>30.2686200644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64.1807345747948">
                <text:p>64.1807345747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4.7071373327635">
                <text:p>44.7071373327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8.4778224681504">
                <text:p>68.477822468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8.3483713334426">
                <text:p>68.3483713334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.7142953528091">
                <text:p>77.7142953528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87.6739521119744">
                <text:p>87.673952111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84.4951765593141">
                <text:p>84.4951765593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5.281091689132">
                <text:p>115.281091689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4.85743186716">
                <text:p>104.85743186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47.664121753071">
                <text:p>147.664121753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36.594230735675">
                <text:p>136.594230735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67.694618364796">
                <text:p>167.694618364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43.08804175863">
                <text:p>143.08804175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92.058107667137">
                <text:p>192.058107667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205.028984037228">
                <text:p>205.028984037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72.218449712265">
                <text:p>172.218449712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25.417753854301">
                <text:p>225.417753854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01.47951834416">
                <text:p>201.47951834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42.556245371699">
                <text:p>242.556245371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53.695017640013">
                <text:p>253.695017640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7.999704254791">
                <text:p>237.999704254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73.540746523533">
                <text:p>273.540746523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67.266921652947">
                <text:p>267.266921652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69.354901127983">
                <text:p>269.354901127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78.460258029401">
                <text:p>278.460258029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306.872501196805">
                <text:p>306.872501196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93.320856637321">
                <text:p>293.320856637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8.235826341435">
                <text:p>318.235826341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34.296044779941">
                <text:p>334.296044779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08.901874109171">
                <text:p>308.901874109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329.569920590613">
                <text:p>329.569920590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346.358115980867">
                <text:p>346.358115980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9.082558353432">
                <text:p>369.082558353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379.650023500901">
                <text:p>379.650023500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393.417773342691">
                <text:p>393.417773342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415.287650872953">
                <text:p>415.287650872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422.169156685006">
                <text:p>422.169156685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400.075785466936">
                <text:p>400.075785466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423.569413638208">
                <text:p>423.569413638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436.125010850839">
                <text:p>436.125010850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432.055658493657">
                <text:p>432.055658493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459.743915671017">
                <text:p>459.743915671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464.433016512077">
                <text:p>464.433016512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488.071189299691">
                <text:p>488.0711892996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491.560534497723">
                <text:p>491.560534497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507.005415526684">
                <text:p>507.005415526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518.112569149118">
                <text:p>518.112569149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527.716714749578">
                <text:p>527.716714749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519.231404180639">
                <text:p>519.231404180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532.100138341077">
                <text:p>532.100138341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559.762969981413">
                <text:p>559.762969981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552.014824548271">
                <text:p>552.014824548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566.967811773531">
                <text:p>566.967811773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567.010589563753">
                <text:p>567.010589563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591.689381474163">
                <text:p>591.689381474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581.205212751403">
                <text:p>581.205212751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625.41900273459">
                <text:p>625.41900273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621.40081551671">
                <text:p>621.40081551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605.535243023653">
                <text:p>605.535243023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619.669280928094">
                <text:p>619.669280928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645.560891479719">
                <text:p>645.560891479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674.838188661262">
                <text:p>674.838188661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638.60571684828">
                <text:p>638.6057168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682.420964704826">
                <text:p>682.420964704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670.048645365052">
                <text:p>670.048645365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85.514723470435">
                <text:p>685.51472347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702.563888589386">
                <text:p>702.563888589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723.496649251785">
                <text:p>723.496649251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723.529770321213">
                <text:p>723.5297703212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718.453594220802">
                <text:p>718.453594220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740.059399740305">
                <text:p>740.059399740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739.884328374639">
                <text:p>739.884328374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757.815683866385">
                <text:p>757.815683866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760.611226563808">
                <text:p>760.611226563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778.871937892865">
                <text:p>778.8719378928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791.372246523853">
                <text:p>791.372246523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799.603008453734">
                <text:p>799.603008453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806.079748273361">
                <text:p>806.0797482733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823.955600024667">
                <text:p>823.955600024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821.893603243399">
                <text:p>821.893603243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852.88527838001">
                <text:p>852.88527838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873.378297696356">
                <text:p>873.378297696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883.780148753896">
                <text:p>883.780148753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885.988956925459">
                <text:p>885.988956925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862.580094270408">
                <text:p>862.580094270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908.960545827169">
                <text:p>908.960545827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898.729686064646">
                <text:p>898.7296860646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892.186257953756">
                <text:p>892.186257953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903.444340571761">
                <text:p>903.444340571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926.134965108242">
                <text:p>926.134965108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38.084395225626">
                <text:p>938.084395225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942.45335262781">
                <text:p>942.45335262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945.430194039829">
                <text:p>945.430194039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963.841028199997">
                <text:p>963.84102819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966.959315194283">
                <text:p>966.959315194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968.153265545145">
                <text:p>968.153265545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2">
                <text:p>1002</text:p>
              </table:table-cell>
              <table:table-cell office:value-type="float" office:value="1014.90016871644">
                <text:p>1014.90016871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Quadratic Data</text:p>
        </chart:title>
        <chart:subtitle svg:x="7.043cm" svg:y="1.275cm" chart:style-name="ch3">
          <text:p>with Noise</text:p>
        </chart:subtitle>
        <chart:legend chart:legend-position="end" svg:x="12.539cm" svg:y="3.926cm" style:legend-expansion="high" chart:style-name="ch4"/>
        <chart:plot-area chart:style-name="ch5" table:cell-range-address="DataCreation.G17:DataCreation.G116 DataCreation.L16:DataCreation.L116 DataCreation.M15:DataCreation.M116" chart:data-source-has-labels="row" svg:x="1.358cm" svg:y="2.318cm" svg:width="10.541cm" svg:height="5.494cm">
          <chartooo:coordinate-region svg:x="3.382cm" svg:y="2.53cm" svg:width="7.907cm" svg:height="5.07cm"/>
          <chart:axis chart:dimension="x" chart:name="primary-x" chart:style-name="ch6">
            <chart:title svg:x="5.023cm" svg:y="7.993cm" chart:style-name="ch7">
              <text:p>Independent Variable</text:p>
            </chart:title>
            <chart:grid chart:style-name="ch8" chart:class="major"/>
          </chart:axis>
          <chart:axis chart:dimension="y" chart:name="primary-y" chart:style-name="ch6">
            <chart:title svg:x="0.451cm" svg:y="6.022cm" chart:style-name="ch9">
              <text:p>y=ax^2+bx+c</text:p>
            </chart:title>
            <chart:grid chart:style-name="ch8" chart:class="major"/>
          </chart:axis>
          <chart:series chart:style-name="ch10" chart:values-cell-range-address="DataCreation.L17:DataCreation.L116" chart:label-cell-address="DataCreation.L16:DataCreation.L16" chart:class="chart:scatter">
            <chart:domain table:cell-range-address="DataCreation.G17:DataCreation.G116"/>
            <chart:data-point chart:repeated="100"/>
          </chart:series>
          <chart:series chart:style-name="ch11" chart:values-cell-range-address="DataCreation.M17:DataCreation.M116" chart:label-cell-address="DataCreation.M15:DataCreation.M16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2</text:p>
                <draw:g>
                  <svg:desc>DataCreation.L16:DataCreation.L16</svg:desc>
                </draw:g>
              </table:table-cell>
              <table:table-cell office:value-type="string">
                <text:p>Y2 with Noise</text:p>
                <text:list>
                  <text:list-item>
                    <text:p>Y2</text:p>
                  </text:list-item>
                  <text:list-item>
                    <text:p>with Noise</text:p>
                  </text:list-item>
                </text:list>
                <draw:g>
                  <svg:desc>DataCreation.M15:DataCreation.M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Creation.G17:DataCreation.G116</svg:desc>
                </draw:g>
              </table:table-cell>
              <table:table-cell office:value-type="float" office:value="345">
                <text:p>345</text:p>
                <draw:g>
                  <svg:desc>DataCreation.L17:DataCreation.L116</svg:desc>
                </draw:g>
              </table:table-cell>
              <table:table-cell office:value-type="float" office:value="9647.49565280974">
                <text:p>9647.49565280974</text:p>
                <draw:g>
                  <svg:desc>DataCreation.M17:DataCreation.M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85">
                <text:p>1285</text:p>
              </table:table-cell>
              <table:table-cell office:value-type="float" office:value="-38816.2263959274">
                <text:p>-38816.2263959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25">
                <text:p>2825</text:p>
              </table:table-cell>
              <table:table-cell office:value-type="float" office:value="-637.759871035814">
                <text:p>-637.75987103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965">
                <text:p>4965</text:p>
              </table:table-cell>
              <table:table-cell office:value-type="float" office:value="49326.4691495895">
                <text:p>49326.4691495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705">
                <text:p>7705</text:p>
              </table:table-cell>
              <table:table-cell office:value-type="float" office:value="-6880.72533447295">
                <text:p>-6880.72533447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045">
                <text:p>11045</text:p>
              </table:table-cell>
              <table:table-cell office:value-type="float" office:value="24000.6449363008">
                <text:p>24000.6449363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985">
                <text:p>14985</text:p>
              </table:table-cell>
              <table:table-cell office:value-type="float" office:value="7681.74266688526">
                <text:p>7681.74266688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9525">
                <text:p>19525</text:p>
              </table:table-cell>
              <table:table-cell office:value-type="float" office:value="10953.5907056183">
                <text:p>10953.5907056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4665">
                <text:p>24665</text:p>
              </table:table-cell>
              <table:table-cell office:value-type="float" office:value="16012.9042239487">
                <text:p>16012.9042239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0405">
                <text:p>30405</text:p>
              </table:table-cell>
              <table:table-cell office:value-type="float" office:value="-4604.64688137174">
                <text:p>-4604.64688137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6745">
                <text:p>36745</text:p>
              </table:table-cell>
              <table:table-cell office:value-type="float" office:value="43307.1833782643">
                <text:p>43307.1833782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3685">
                <text:p>43685</text:p>
              </table:table-cell>
              <table:table-cell office:value-type="float" office:value="9399.86373431981">
                <text:p>9399.86373431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1225">
                <text:p>51225</text:p>
              </table:table-cell>
              <table:table-cell office:value-type="float" office:value="82553.243506141">
                <text:p>82553.24350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9365">
                <text:p>59365</text:p>
              </table:table-cell>
              <table:table-cell office:value-type="float" office:value="48553.461471349">
                <text:p>48553.461471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8105">
                <text:p>68105</text:p>
              </table:table-cell>
              <table:table-cell office:value-type="float" office:value="99494.2367295921">
                <text:p>99494.2367295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7445">
                <text:p>77445</text:p>
              </table:table-cell>
              <table:table-cell office:value-type="float" office:value="39621.0835172608">
                <text:p>39621.0835172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7385">
                <text:p>87385</text:p>
              </table:table-cell>
              <table:table-cell office:value-type="float" office:value="127501.215334274">
                <text:p>127501.215334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7925">
                <text:p>97925</text:p>
              </table:table-cell>
              <table:table-cell office:value-type="float" office:value="143982.968074456">
                <text:p>143982.968074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09065">
                <text:p>109065</text:p>
              </table:table-cell>
              <table:table-cell office:value-type="float" office:value="69501.8994245306">
                <text:p>69501.8994245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20805">
                <text:p>120805</text:p>
              </table:table-cell>
              <table:table-cell office:value-type="float" office:value="167640.507708602">
                <text:p>167640.507708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33145">
                <text:p>133145</text:p>
              </table:table-cell>
              <table:table-cell office:value-type="float" office:value="112104.03668832">
                <text:p>112104.03668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6085">
                <text:p>146085</text:p>
              </table:table-cell>
              <table:table-cell office:value-type="float" office:value="187197.490743399">
                <text:p>187197.49074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9625">
                <text:p>159625</text:p>
              </table:table-cell>
              <table:table-cell office:value-type="float" office:value="203015.035280026">
                <text:p>203015.035280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3765">
                <text:p>173765</text:p>
              </table:table-cell>
              <table:table-cell office:value-type="float" office:value="165764.408509582">
                <text:p>165764.408509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88505">
                <text:p>188505</text:p>
              </table:table-cell>
              <table:table-cell office:value-type="float" office:value="231586.493047066">
                <text:p>231586.493047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03845">
                <text:p>203845</text:p>
              </table:table-cell>
              <table:table-cell office:value-type="float" office:value="214378.843305893">
                <text:p>214378.843305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19785">
                <text:p>219785</text:p>
              </table:table-cell>
              <table:table-cell office:value-type="float" office:value="214494.802255966">
                <text:p>214494.802255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36325">
                <text:p>236325</text:p>
              </table:table-cell>
              <table:table-cell office:value-type="float" office:value="229245.516058803">
                <text:p>229245.516058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53465">
                <text:p>253465</text:p>
              </table:table-cell>
              <table:table-cell office:value-type="float" office:value="283210.002393611">
                <text:p>283210.002393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71205">
                <text:p>271205</text:p>
              </table:table-cell>
              <table:table-cell office:value-type="float" office:value="253846.713274643">
                <text:p>253846.713274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89545">
                <text:p>289545</text:p>
              </table:table-cell>
              <table:table-cell office:value-type="float" office:value="302016.652682871">
                <text:p>302016.652682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08485">
                <text:p>308485</text:p>
              </table:table-cell>
              <table:table-cell office:value-type="float" office:value="333077.089559883">
                <text:p>333077.089559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28025">
                <text:p>328025</text:p>
              </table:table-cell>
              <table:table-cell office:value-type="float" office:value="281828.748218343">
                <text:p>281828.748218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48165">
                <text:p>348165</text:p>
              </table:table-cell>
              <table:table-cell office:value-type="float" office:value="323304.841181226">
                <text:p>323304.841181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68905">
                <text:p>368905</text:p>
              </table:table-cell>
              <table:table-cell office:value-type="float" office:value="357621.231961735">
                <text:p>357621.231961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90245">
                <text:p>390245</text:p>
              </table:table-cell>
              <table:table-cell office:value-type="float" office:value="404410.116706863">
                <text:p>404410.116706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12185">
                <text:p>412185</text:p>
              </table:table-cell>
              <table:table-cell office:value-type="float" office:value="427485.047001801">
                <text:p>427485.047001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34725">
                <text:p>434725</text:p>
              </table:table-cell>
              <table:table-cell office:value-type="float" office:value="457560.546685383">
                <text:p>457560.546685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57865">
                <text:p>457865</text:p>
              </table:table-cell>
              <table:table-cell office:value-type="float" office:value="504440.301745906">
                <text:p>504440.301745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81605">
                <text:p>481605</text:p>
              </table:table-cell>
              <table:table-cell office:value-type="float" office:value="521943.313370012">
                <text:p>521943.313370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05945">
                <text:p>505945</text:p>
              </table:table-cell>
              <table:table-cell office:value-type="float" office:value="482096.570933871">
                <text:p>482096.570933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30885">
                <text:p>530885</text:p>
              </table:table-cell>
              <table:table-cell office:value-type="float" office:value="534023.827276416">
                <text:p>534023.827276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56425">
                <text:p>556425</text:p>
              </table:table-cell>
              <table:table-cell office:value-type="float" office:value="564675.021701679">
                <text:p>564675.021701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82565">
                <text:p>582565</text:p>
              </table:table-cell>
              <table:table-cell office:value-type="float" office:value="562676.316987313">
                <text:p>562676.316987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609305">
                <text:p>609305</text:p>
              </table:table-cell>
              <table:table-cell office:value-type="float" office:value="624792.831342034">
                <text:p>624792.831342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36645">
                <text:p>636645</text:p>
              </table:table-cell>
              <table:table-cell office:value-type="float" office:value="641511.033024155">
                <text:p>641511.033024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664585">
                <text:p>664585</text:p>
              </table:table-cell>
              <table:table-cell office:value-type="float" office:value="696727.378599383">
                <text:p>696727.378599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693125">
                <text:p>693125</text:p>
              </table:table-cell>
              <table:table-cell office:value-type="float" office:value="712246.068995446">
                <text:p>712246.068995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722265">
                <text:p>722265</text:p>
              </table:table-cell>
              <table:table-cell office:value-type="float" office:value="752275.831053369">
                <text:p>752275.831053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752005">
                <text:p>752005</text:p>
              </table:table-cell>
              <table:table-cell office:value-type="float" office:value="784230.138298236">
                <text:p>784230.138298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782345">
                <text:p>782345</text:p>
              </table:table-cell>
              <table:table-cell office:value-type="float" office:value="813778.429499157">
                <text:p>813778.429499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813285">
                <text:p>813285</text:p>
              </table:table-cell>
              <table:table-cell office:value-type="float" office:value="807747.808361277">
                <text:p>807747.808361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844825">
                <text:p>844825</text:p>
              </table:table-cell>
              <table:table-cell office:value-type="float" office:value="845025.276682153">
                <text:p>845025.276682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876965">
                <text:p>876965</text:p>
              </table:table-cell>
              <table:table-cell office:value-type="float" office:value="912490.939962827">
                <text:p>912490.939962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909705">
                <text:p>909705</text:p>
              </table:table-cell>
              <table:table-cell office:value-type="float" office:value="909734.649096541">
                <text:p>909734.649096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943045">
                <text:p>943045</text:p>
              </table:table-cell>
              <table:table-cell office:value-type="float" office:value="952980.623547062">
                <text:p>952980.623547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976985">
                <text:p>976985</text:p>
              </table:table-cell>
              <table:table-cell office:value-type="float" office:value="967006.179127507">
                <text:p>967006.179127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011525">
                <text:p>1011525</text:p>
              </table:table-cell>
              <table:table-cell office:value-type="float" office:value="1030903.76294833">
                <text:p>1030903.76294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046665">
                <text:p>1046665</text:p>
              </table:table-cell>
              <table:table-cell office:value-type="float" office:value="1025075.42550281">
                <text:p>1025075.42550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082405">
                <text:p>1082405</text:p>
              </table:table-cell>
              <table:table-cell office:value-type="float" office:value="1129243.00546918">
                <text:p>1129243.00546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118745">
                <text:p>1118745</text:p>
              </table:table-cell>
              <table:table-cell office:value-type="float" office:value="1137546.63103342">
                <text:p>1137546.631033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155685">
                <text:p>1155685</text:p>
              </table:table-cell>
              <table:table-cell office:value-type="float" office:value="1122755.48604731">
                <text:p>1122755.48604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193225">
                <text:p>1193225</text:p>
              </table:table-cell>
              <table:table-cell office:value-type="float" office:value="1168563.56185619">
                <text:p>1168563.56185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231365">
                <text:p>1231365</text:p>
              </table:table-cell>
              <table:table-cell office:value-type="float" office:value="1238486.78295944">
                <text:p>1238486.78295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270105">
                <text:p>1270105</text:p>
              </table:table-cell>
              <table:table-cell office:value-type="float" office:value="1315781.37732252">
                <text:p>1315781.37732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309445">
                <text:p>1309445</text:p>
              </table:table-cell>
              <table:table-cell office:value-type="float" office:value="1262656.43369656">
                <text:p>1262656.43369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349385">
                <text:p>1349385</text:p>
              </table:table-cell>
              <table:table-cell office:value-type="float" office:value="1370226.92940965">
                <text:p>1370226.92940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389925">
                <text:p>1389925</text:p>
              </table:table-cell>
              <table:table-cell office:value-type="float" office:value="1366022.2907301">
                <text:p>1366022.29073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431065">
                <text:p>1431065</text:p>
              </table:table-cell>
              <table:table-cell office:value-type="float" office:value="1418094.44694087">
                <text:p>1418094.44694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472805">
                <text:p>1472805</text:p>
              </table:table-cell>
              <table:table-cell office:value-type="float" office:value="1473932.77717877">
                <text:p>1473932.77717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515145">
                <text:p>1515145</text:p>
              </table:table-cell>
              <table:table-cell office:value-type="float" office:value="1538138.29850357">
                <text:p>1538138.29850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558085">
                <text:p>1558085</text:p>
              </table:table-cell>
              <table:table-cell office:value-type="float" office:value="1561144.54064243">
                <text:p>1561144.54064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601625">
                <text:p>1601625</text:p>
              </table:table-cell>
              <table:table-cell office:value-type="float" office:value="1574532.1884416">
                <text:p>1574532.1884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645765">
                <text:p>1645765</text:p>
              </table:table-cell>
              <table:table-cell office:value-type="float" office:value="1641883.79948061">
                <text:p>1641883.79948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690505">
                <text:p>1690505</text:p>
              </table:table-cell>
              <table:table-cell office:value-type="float" office:value="1666273.65674928">
                <text:p>1666273.65674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735845">
                <text:p>1735845</text:p>
              </table:table-cell>
              <table:table-cell office:value-type="float" office:value="1727476.36773277">
                <text:p>1727476.36773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781785">
                <text:p>1781785</text:p>
              </table:table-cell>
              <table:table-cell office:value-type="float" office:value="1759007.45312762">
                <text:p>1759007.4531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828325">
                <text:p>1828325</text:p>
              </table:table-cell>
              <table:table-cell office:value-type="float" office:value="1822068.87578573">
                <text:p>1822068.87578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875465">
                <text:p>1875465</text:p>
              </table:table-cell>
              <table:table-cell office:value-type="float" office:value="1874209.49304771">
                <text:p>1874209.49304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23205">
                <text:p>1923205</text:p>
              </table:table-cell>
              <table:table-cell office:value-type="float" office:value="1918411.01690747">
                <text:p>1918411.01690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971545">
                <text:p>1971545</text:p>
              </table:table-cell>
              <table:table-cell office:value-type="float" office:value="1959704.49654672">
                <text:p>1959704.49654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020485">
                <text:p>2020485</text:p>
              </table:table-cell>
              <table:table-cell office:value-type="float" office:value="2024396.20004933">
                <text:p>2024396.20004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070025">
                <text:p>2070025</text:p>
              </table:table-cell>
              <table:table-cell office:value-type="float" office:value="2049812.2064868">
                <text:p>2049812.20648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120165">
                <text:p>2120165</text:p>
              </table:table-cell>
              <table:table-cell office:value-type="float" office:value="2141935.55676002">
                <text:p>2141935.55676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170905">
                <text:p>2170905</text:p>
              </table:table-cell>
              <table:table-cell office:value-type="float" office:value="2213661.59539271">
                <text:p>2213661.59539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222245">
                <text:p>2222245</text:p>
              </table:table-cell>
              <table:table-cell office:value-type="float" office:value="2265805.29750779">
                <text:p>2265805.29750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274185">
                <text:p>2274185</text:p>
              </table:table-cell>
              <table:table-cell office:value-type="float" office:value="2302162.91385092">
                <text:p>2302162.91385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326725">
                <text:p>2326725</text:p>
              </table:table-cell>
              <table:table-cell office:value-type="float" office:value="2287885.18854082">
                <text:p>2287885.18854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379865">
                <text:p>2379865</text:p>
              </table:table-cell>
              <table:table-cell office:value-type="float" office:value="2413786.09165434">
                <text:p>2413786.09165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433605">
                <text:p>2433605</text:p>
              </table:table-cell>
              <table:table-cell office:value-type="float" office:value="2427064.37212929">
                <text:p>2427064.372129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487945">
                <text:p>2487945</text:p>
              </table:table-cell>
              <table:table-cell office:value-type="float" office:value="2448317.51590751">
                <text:p>2448317.515907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542885">
                <text:p>2542885</text:p>
              </table:table-cell>
              <table:table-cell office:value-type="float" office:value="2505773.68114352">
                <text:p>2505773.68114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598425">
                <text:p>2598425</text:p>
              </table:table-cell>
              <table:table-cell office:value-type="float" office:value="2586694.93021648">
                <text:p>2586694.93021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654565">
                <text:p>2654565</text:p>
              </table:table-cell>
              <table:table-cell office:value-type="float" office:value="2646733.79045125">
                <text:p>2646733.79045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711305">
                <text:p>2711305</text:p>
              </table:table-cell>
              <table:table-cell office:value-type="float" office:value="2692211.70525562">
                <text:p>2692211.70525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768645">
                <text:p>2768645</text:p>
              </table:table-cell>
              <table:table-cell office:value-type="float" office:value="2735505.38807966">
                <text:p>2735505.388079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826585">
                <text:p>2826585</text:p>
              </table:table-cell>
              <table:table-cell office:value-type="float" office:value="2810267.05639999">
                <text:p>2810267.0563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885125">
                <text:p>2885125</text:p>
              </table:table-cell>
              <table:table-cell office:value-type="float" office:value="2855043.63038857">
                <text:p>2855043.63038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944265">
                <text:p>2944265</text:p>
              </table:table-cell>
              <table:table-cell office:value-type="float" office:value="2896571.53109029">
                <text:p>2896571.53109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004005">
                <text:p>3004005</text:p>
              </table:table-cell>
              <table:table-cell office:value-type="float" office:value="3029805.33743288">
                <text:p>3029805.33743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Wild Fuction</text:p>
        </chart:title>
        <chart:subtitle svg:x="7.043cm" svg:y="1.275cm" chart:style-name="ch3">
          <text:p>with Noise</text:p>
        </chart:subtitle>
        <chart:legend chart:legend-position="end" svg:x="12.539cm" svg:y="3.926cm" style:legend-expansion="high" chart:style-name="ch4"/>
        <chart:plot-area chart:style-name="ch5" table:cell-range-address="DataCreation.G17:DataCreation.G116 DataCreation.N16:DataCreation.N116 DataCreation.O15:DataCreation.O116" chart:data-source-has-labels="row" svg:x="1.358cm" svg:y="2.318cm" svg:width="10.541cm" svg:height="5.494cm">
          <chartooo:coordinate-region svg:x="3.382cm" svg:y="2.53cm" svg:width="7.907cm" svg:height="4.609cm"/>
          <chart:axis chart:dimension="x" chart:name="primary-x" chart:style-name="ch6">
            <chart:title svg:x="5.023cm" svg:y="7.993cm" chart:style-name="ch7">
              <text:p>Independent Variable</text:p>
            </chart:title>
            <chart:grid chart:style-name="ch8" chart:class="major"/>
          </chart:axis>
          <chart:axis chart:dimension="y" chart:name="primary-y" chart:style-name="ch6">
            <chart:title svg:x="0.451cm" svg:y="7.226cm" chart:style-name="ch9">
              <text:p>y=ax^2+bx+c+zlog2x+wxlog2x</text:p>
            </chart:title>
            <chart:grid chart:style-name="ch8" chart:class="major"/>
          </chart:axis>
          <chart:series chart:style-name="ch10" chart:values-cell-range-address="DataCreation.N17:DataCreation.N116" chart:label-cell-address="DataCreation.N16:DataCreation.N16" chart:class="chart:scatter">
            <chart:domain table:cell-range-address="DataCreation.G17:DataCreation.G116"/>
            <chart:data-point chart:repeated="100"/>
          </chart:series>
          <chart:series chart:style-name="ch11" chart:values-cell-range-address="DataCreation.O17:DataCreation.O116" chart:label-cell-address="DataCreation.O15:DataCreation.O16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3</text:p>
                <draw:g>
                  <svg:desc>DataCreation.N16:DataCreation.N16</svg:desc>
                </draw:g>
              </table:table-cell>
              <table:table-cell office:value-type="string">
                <text:p>Y3 with Noise</text:p>
                <text:list>
                  <text:list-item>
                    <text:p>Y3</text:p>
                  </text:list-item>
                  <text:list-item>
                    <text:p>with Noise</text:p>
                  </text:list-item>
                </text:list>
                <draw:g>
                  <svg:desc>DataCreation.O15:DataCreation.O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Creation.G17:DataCreation.G116</svg:desc>
                </draw:g>
              </table:table-cell>
              <table:table-cell office:value-type="float" office:value="985.214746532505">
                <text:p>985.214746532505</text:p>
                <draw:g>
                  <svg:desc>DataCreation.N17:DataCreation.N116</svg:desc>
                </draw:g>
              </table:table-cell>
              <table:table-cell office:value-type="float" office:value="989.865994358909">
                <text:p>989.865994358909</text:p>
                <draw:g>
                  <svg:desc>DataCreation.O17:DataCreation.O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59.5384378281">
                <text:p>3259.5384378281</text:p>
              </table:table-cell>
              <table:table-cell office:value-type="float" office:value="3239.48782463014">
                <text:p>3239.4878246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779.81096120934">
                <text:p>6779.81096120934</text:p>
              </table:table-cell>
              <table:table-cell office:value-type="float" office:value="6778.07958127382">
                <text:p>6778.0795812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531.2801454004">
                <text:p>11531.2801454004</text:p>
              </table:table-cell>
              <table:table-cell office:value-type="float" office:value="11553.4608799752">
                <text:p>11553.4608799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506.4278386257">
                <text:p>17506.4278386257</text:p>
              </table:table-cell>
              <table:table-cell office:value-type="float" office:value="17499.1349759585">
                <text:p>17499.134975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700.6766563434">
                <text:p>24700.6766563434</text:p>
              </table:table-cell>
              <table:table-cell office:value-type="float" office:value="24707.1544788115">
                <text:p>24707.1544788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3110.9409108606">
                <text:p>33110.9409108606</text:p>
              </table:table-cell>
              <table:table-cell office:value-type="float" office:value="33107.289282194">
                <text:p>33107.289282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2734.9974612758">
                <text:p>42734.9974612758</text:p>
              </table:table-cell>
              <table:table-cell office:value-type="float" office:value="42730.7117566286">
                <text:p>42730.7117566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3571.1674784755">
                <text:p>53571.1674784755</text:p>
              </table:table-cell>
              <table:table-cell office:value-type="float" office:value="53566.8414305875">
                <text:p>53566.841430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5618.1378947401">
                <text:p>65618.1378947401</text:p>
              </table:table-cell>
              <table:table-cell office:value-type="float" office:value="65600.6330712994">
                <text:p>65600.633071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8874.8533728846">
                <text:p>78874.8533728846</text:p>
              </table:table-cell>
              <table:table-cell office:value-type="float" office:value="78878.1344645737">
                <text:p>78878.1344645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3340.4470666182">
                <text:p>93340.4470666182</text:p>
              </table:table-cell>
              <table:table-cell office:value-type="float" office:value="93323.3044984853">
                <text:p>93323.3044984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09014.194176245">
                <text:p>109014.194176245</text:p>
              </table:table-cell>
              <table:table-cell office:value-type="float" office:value="109029.858297998">
                <text:p>109029.858297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25895.479622871">
                <text:p>125895.479622871</text:p>
              </table:table-cell>
              <table:table-cell office:value-type="float" office:value="125890.073853607">
                <text:p>125890.073853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43983.774850351">
                <text:p>143983.774850351</text:p>
              </table:table-cell>
              <table:table-cell office:value-type="float" office:value="143999.469468716">
                <text:p>143999.469468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3278.620742989">
                <text:p>163278.620742989</text:p>
              </table:table-cell>
              <table:table-cell office:value-type="float" office:value="163259.708784747">
                <text:p>163259.708784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83779.614766659">
                <text:p>183779.614766659</text:p>
              </table:table-cell>
              <table:table-cell office:value-type="float" office:value="183799.672874326">
                <text:p>183799.672874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05486.401103124">
                <text:p>205486.401103124</text:p>
              </table:table-cell>
              <table:table-cell office:value-type="float" office:value="205509.430087161">
                <text:p>205509.430087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28398.662953932">
                <text:p>228398.662953932</text:p>
              </table:table-cell>
              <table:table-cell office:value-type="float" office:value="228378.881403645">
                <text:p>228378.881403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52516.116448196">
                <text:p>252516.116448196</text:p>
              </table:table-cell>
              <table:table-cell office:value-type="float" office:value="252539.53420205">
                <text:p>252539.5342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7838.505756862">
                <text:p>277838.505756862</text:p>
              </table:table-cell>
              <table:table-cell office:value-type="float" office:value="277827.985275206">
                <text:p>277827.985275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304365.599128731">
                <text:p>304365.599128731</text:p>
              </table:table-cell>
              <table:table-cell office:value-type="float" office:value="304386.155374103">
                <text:p>304386.155374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32097.185640523">
                <text:p>332097.185640523</text:p>
              </table:table-cell>
              <table:table-cell office:value-type="float" office:value="332118.880658163">
                <text:p>332118.880658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61033.072507042">
                <text:p>361033.072507042</text:p>
              </table:table-cell>
              <table:table-cell office:value-type="float" office:value="361029.072211297">
                <text:p>361029.07221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91173.082835713">
                <text:p>391173.082835713</text:p>
              </table:table-cell>
              <table:table-cell office:value-type="float" office:value="391194.623582236">
                <text:p>391194.623582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2517.053737311">
                <text:p>422517.053737311</text:p>
              </table:table-cell>
              <table:table-cell office:value-type="float" office:value="422522.320658964">
                <text:p>422522.320658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55064.834724923">
                <text:p>455064.834724923</text:p>
              </table:table-cell>
              <table:table-cell office:value-type="float" office:value="455062.189626051">
                <text:p>455062.189626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88816.286348158">
                <text:p>488816.286348158</text:p>
              </table:table-cell>
              <table:table-cell office:value-type="float" office:value="488812.746606187">
                <text:p>488812.746606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23771.279020924">
                <text:p>523771.279020924</text:p>
              </table:table-cell>
              <table:table-cell office:value-type="float" office:value="523786.151522121">
                <text:p>523786.151522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59929.692009627">
                <text:p>559929.692009627</text:p>
              </table:table-cell>
              <table:table-cell office:value-type="float" office:value="559921.012866265">
                <text:p>559921.012866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97291.412555253">
                <text:p>597291.412555253</text:p>
              </table:table-cell>
              <table:table-cell office:value-type="float" office:value="597297.648381594">
                <text:p>597297.648381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35856.335107877">
                <text:p>635856.335107877</text:p>
              </table:table-cell>
              <table:table-cell office:value-type="float" office:value="635868.631152657">
                <text:p>635868.631152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75624.360656172">
                <text:p>675624.360656172</text:p>
              </table:table-cell>
              <table:table-cell office:value-type="float" office:value="675601.262530281">
                <text:p>675601.262530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716595.3961376">
                <text:p>716595.3961376</text:p>
              </table:table-cell>
              <table:table-cell office:value-type="float" office:value="716582.966058191">
                <text:p>716582.966058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758769.353917512">
                <text:p>758769.353917512</text:p>
              </table:table-cell>
              <table:table-cell office:value-type="float" office:value="758763.712033493">
                <text:p>758763.712033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02146.151327363">
                <text:p>802146.151327363</text:p>
              </table:table-cell>
              <table:table-cell office:value-type="float" office:value="802153.233885717">
                <text:p>802153.233885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46725.710253898">
                <text:p>846725.710253898</text:p>
              </table:table-cell>
              <table:table-cell office:value-type="float" office:value="846733.360277398">
                <text:p>846733.360277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892507.95677245">
                <text:p>892507.95677245</text:p>
              </table:table-cell>
              <table:table-cell office:value-type="float" office:value="892519.374545793">
                <text:p>892519.374545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939492.820818597">
                <text:p>939492.820818597</text:p>
              </table:table-cell>
              <table:table-cell office:value-type="float" office:value="939516.10846947">
                <text:p>939516.10846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987680.235893267">
                <text:p>987680.235893267</text:p>
              </table:table-cell>
              <table:table-cell office:value-type="float" office:value="987700.405049952">
                <text:p>987700.405049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037070.13879716">
                <text:p>1037070.13879716</text:p>
              </table:table-cell>
              <table:table-cell office:value-type="float" office:value="1037058.21458262">
                <text:p>1037058.21458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087662.4693909">
                <text:p>1087662.4693909</text:p>
              </table:table-cell>
              <table:table-cell office:value-type="float" office:value="1087664.03880454">
                <text:p>1087664.03880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139457.17037794">
                <text:p>1139457.17037794</text:p>
              </table:table-cell>
              <table:table-cell office:value-type="float" office:value="1139461.29538879">
                <text:p>1139461.29538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192454.18710746">
                <text:p>1192454.18710746</text:p>
              </table:table-cell>
              <table:table-cell office:value-type="float" office:value="1192444.24276596">
                <text:p>1192444.24276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246653.46739517">
                <text:p>1246653.46739517</text:p>
              </table:table-cell>
              <table:table-cell office:value-type="float" office:value="1246661.21131084">
                <text:p>1246661.2113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302054.96135986">
                <text:p>1302054.96135986</text:p>
              </table:table-cell>
              <table:table-cell office:value-type="float" office:value="1302057.39437637">
                <text:p>1302057.39437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358658.62127416">
                <text:p>1358658.62127416</text:p>
              </table:table-cell>
              <table:table-cell office:value-type="float" office:value="1358674.69246346">
                <text:p>1358674.69246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416464.4014279">
                <text:p>1416464.4014279</text:p>
              </table:table-cell>
              <table:table-cell office:value-type="float" office:value="1416473.9619624">
                <text:p>1416473.9619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475472.25800276">
                <text:p>1475472.25800276</text:p>
              </table:table-cell>
              <table:table-cell office:value-type="float" office:value="1475487.26341829">
                <text:p>1475487.26341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535682.14895714">
                <text:p>1535682.14895714</text:p>
              </table:table-cell>
              <table:table-cell office:value-type="float" office:value="1535698.26152629">
                <text:p>1535698.26152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597094.03392019">
                <text:p>1597094.03392019</text:p>
              </table:table-cell>
              <table:table-cell office:value-type="float" office:value="1597109.75063494">
                <text:p>1597109.75063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659707.87409407">
                <text:p>1659707.87409407</text:p>
              </table:table-cell>
              <table:table-cell office:value-type="float" office:value="1659705.10549825">
                <text:p>1659705.10549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723523.63216375">
                <text:p>1723523.63216375</text:p>
              </table:table-cell>
              <table:table-cell office:value-type="float" office:value="1723523.7323021">
                <text:p>1723523.7323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788541.27221352">
                <text:p>1788541.27221352</text:p>
              </table:table-cell>
              <table:table-cell office:value-type="float" office:value="1788559.0351835">
                <text:p>1788559.0351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854760.75964966">
                <text:p>1854760.75964966</text:p>
              </table:table-cell>
              <table:table-cell office:value-type="float" office:value="1854760.77447421">
                <text:p>1854760.77447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922182.06112879">
                <text:p>1922182.06112879</text:p>
              </table:table-cell>
              <table:table-cell office:value-type="float" office:value="1922187.02894056">
                <text:p>1922187.02894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90805.14449116">
                <text:p>1990805.14449116</text:p>
              </table:table-cell>
              <table:table-cell office:value-type="float" office:value="1990800.15508073">
                <text:p>1990800.15508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060629.97869878">
                <text:p>2060629.97869878</text:p>
              </table:table-cell>
              <table:table-cell office:value-type="float" office:value="2060639.66808025">
                <text:p>2060639.66808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131656.53377762">
                <text:p>2131656.53377762</text:p>
              </table:table-cell>
              <table:table-cell office:value-type="float" office:value="2131645.73899037">
                <text:p>2131645.73899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203884.78076384">
                <text:p>2203884.78076384</text:p>
              </table:table-cell>
              <table:table-cell office:value-type="float" office:value="2203908.19976657">
                <text:p>2203908.19976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77314.69165352">
                <text:p>2277314.69165352</text:p>
              </table:table-cell>
              <table:table-cell office:value-type="float" office:value="2277324.09246904">
                <text:p>2277324.09246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351946.23935571">
                <text:p>2351946.23935571</text:p>
              </table:table-cell>
              <table:table-cell office:value-type="float" office:value="2351929.77459873">
                <text:p>2351929.774598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427779.39764844">
                <text:p>2427779.39764844</text:p>
              </table:table-cell>
              <table:table-cell office:value-type="float" office:value="2427767.06692936">
                <text:p>2427767.06692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504814.14113758">
                <text:p>2504814.14113758</text:p>
              </table:table-cell>
              <table:table-cell office:value-type="float" office:value="2504817.70202906">
                <text:p>2504817.70202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583050.44521821">
                <text:p>2583050.44521821</text:p>
              </table:table-cell>
              <table:table-cell office:value-type="float" office:value="2583073.28340687">
                <text:p>2583073.28340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662488.28603837">
                <text:p>2662488.28603837</text:p>
              </table:table-cell>
              <table:table-cell office:value-type="float" office:value="2662464.89175522">
                <text:p>2662464.89175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743127.64046502">
                <text:p>2743127.64046502</text:p>
              </table:table-cell>
              <table:table-cell office:value-type="float" office:value="2743138.06142973">
                <text:p>2743138.06142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824968.48605196">
                <text:p>2824968.48605196</text:p>
              </table:table-cell>
              <table:table-cell office:value-type="float" office:value="2824956.53469733">
                <text:p>2824956.53469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908010.80100972">
                <text:p>2908010.80100972</text:p>
              </table:table-cell>
              <table:table-cell office:value-type="float" office:value="2908004.31573319">
                <text:p>2908004.31573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992254.56417709">
                <text:p>2992254.56417709</text:p>
              </table:table-cell>
              <table:table-cell office:value-type="float" office:value="2992255.12806568">
                <text:p>2992255.12806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077699.75499437">
                <text:p>3077699.75499437</text:p>
              </table:table-cell>
              <table:table-cell office:value-type="float" office:value="3077711.25164362">
                <text:p>3077711.25164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164346.35347803">
                <text:p>3164346.35347803</text:p>
              </table:table-cell>
              <table:table-cell office:value-type="float" office:value="3164347.88324836">
                <text:p>3164347.88324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252194.34019684">
                <text:p>3252194.34019684</text:p>
              </table:table-cell>
              <table:table-cell office:value-type="float" office:value="3252180.79379106">
                <text:p>3252180.79379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341243.69624924">
                <text:p>3341243.69624924</text:p>
              </table:table-cell>
              <table:table-cell office:value-type="float" office:value="3341241.75564898">
                <text:p>3341241.75564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431494.40324199">
                <text:p>3431494.40324199</text:p>
              </table:table-cell>
              <table:table-cell office:value-type="float" office:value="3431482.28757037">
                <text:p>3431482.2875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522946.44326994">
                <text:p>3522946.44326994</text:p>
              </table:table-cell>
              <table:table-cell office:value-type="float" office:value="3522942.25895381">
                <text:p>3522942.25895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615599.7988968">
                <text:p>3615599.7988968</text:p>
              </table:table-cell>
              <table:table-cell office:value-type="float" office:value="3615588.41012337">
                <text:p>3615588.41012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709454.453137">
                <text:p>3709454.453137</text:p>
              </table:table-cell>
              <table:table-cell office:value-type="float" office:value="3709451.32507489">
                <text:p>3709451.32507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804510.38943838">
                <text:p>3804510.38943838</text:p>
              </table:table-cell>
              <table:table-cell office:value-type="float" office:value="3804509.76168491">
                <text:p>3804509.761684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900767.59166586">
                <text:p>3900767.59166586</text:p>
              </table:table-cell>
              <table:table-cell office:value-type="float" office:value="3900765.19467432">
                <text:p>3900765.19467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998226.04408582">
                <text:p>3998226.04408582</text:p>
              </table:table-cell>
              <table:table-cell office:value-type="float" office:value="3998220.12383409">
                <text:p>3998220.12383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096885.7313513">
                <text:p>4096885.7313513</text:p>
              </table:table-cell>
              <table:table-cell office:value-type="float" office:value="4096887.68695132">
                <text:p>4096887.68695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196746.63848792">
                <text:p>4196746.63848792</text:p>
              </table:table-cell>
              <table:table-cell office:value-type="float" office:value="4196736.53209116">
                <text:p>4196736.53209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297808.75088049">
                <text:p>4297808.75088049</text:p>
              </table:table-cell>
              <table:table-cell office:value-type="float" office:value="4297819.63615887">
                <text:p>4297819.636158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4400072.05426018">
                <text:p>4400072.05426018</text:p>
              </table:table-cell>
              <table:table-cell office:value-type="float" office:value="4400093.43255787">
                <text:p>4400093.43255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503536.5346924">
                <text:p>4503536.5346924</text:p>
              </table:table-cell>
              <table:table-cell office:value-type="float" office:value="4503558.31484115">
                <text:p>4503558.31484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608202.17856516">
                <text:p>4608202.17856516</text:p>
              </table:table-cell>
              <table:table-cell office:value-type="float" office:value="4608216.16752208">
                <text:p>4608216.16752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714068.97257798">
                <text:p>4714068.97257798</text:p>
              </table:table-cell>
              <table:table-cell office:value-type="float" office:value="4714049.55267225">
                <text:p>4714049.55267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821136.90373135">
                <text:p>4821136.90373135</text:p>
              </table:table-cell>
              <table:table-cell office:value-type="float" office:value="4821153.86427718">
                <text:p>4821153.86427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929405.95931658">
                <text:p>4929405.95931658</text:p>
              </table:table-cell>
              <table:table-cell office:value-type="float" office:value="4929402.68900264">
                <text:p>4929402.68900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038876.12690617">
                <text:p>5038876.12690617</text:p>
              </table:table-cell>
              <table:table-cell office:value-type="float" office:value="5038856.31316413">
                <text:p>5038856.31316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149547.39434458">
                <text:p>5149547.39434458</text:p>
              </table:table-cell>
              <table:table-cell office:value-type="float" office:value="5149528.83868515">
                <text:p>5149528.838685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261419.74973937">
                <text:p>5261419.74973937</text:p>
              </table:table-cell>
              <table:table-cell office:value-type="float" office:value="5261413.88470447">
                <text:p>5261413.88470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374493.18145277">
                <text:p>5374493.18145277</text:p>
              </table:table-cell>
              <table:table-cell office:value-type="float" office:value="5374489.26584799">
                <text:p>5374489.26584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488767.67809357">
                <text:p>5488767.67809357</text:p>
              </table:table-cell>
              <table:table-cell office:value-type="float" office:value="5488758.1314462">
                <text:p>5488758.13144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604243.22850937">
                <text:p>5604243.22850937</text:p>
              </table:table-cell>
              <table:table-cell office:value-type="float" office:value="5604226.65870341">
                <text:p>5604226.65870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720919.82177915">
                <text:p>5720919.82177915</text:p>
              </table:table-cell>
              <table:table-cell office:value-type="float" office:value="5720911.66280735">
                <text:p>5720911.662807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838797.44720611">
                <text:p>5838797.44720611</text:p>
              </table:table-cell>
              <table:table-cell office:value-type="float" office:value="5838782.40652131">
                <text:p>5838782.40652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957876.09431088">
                <text:p>5957876.09431088</text:p>
              </table:table-cell>
              <table:table-cell office:value-type="float" office:value="5957852.24757642">
                <text:p>5957852.24757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078155.7528249">
                <text:p>6078155.7528249</text:p>
              </table:table-cell>
              <table:table-cell office:value-type="float" office:value="6078168.65299361">
                <text:p>6078168.65299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